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1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3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6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8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Default" style:data-style-name="N52">
      <style:text-properties fo:font-weight="bold" style:font-weight-asian="bold" style:font-weight-complex="bold"/>
    </style:style>
    <style:style style:name="ce114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7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5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7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_19968__33324__Book3" style:data-style-name="N95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19968__33324__Book3" style:data-style-name="N95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_26032__34920__34399_04_44_05_44__36895__22577_3_38542__27573__24180__40801_-_36899__32080__40__20844__24335__41__27284_103.09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_26032__34920__34399_04_44_05_44__36895__22577_3_38542__27573__24180__40801_-_36899__32080__40__20844__24335__41__27284_103.09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Book3" style:data-style-name="N95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Book3" style:data-style-name="N95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9" style:family="table-cell" style:parent-style-name="_19968__33324___26032__34920__34399_04_44_05_44__36895__22577_3_38542__27573__24180__40801_-_36899__32080__40__20844__24335__41__27284_103.09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Default" style:data-style-name="N52"/>
    <style:style style:name="ce172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73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74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75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77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8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91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19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4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6.05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3.9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4.55pt" style:use-optimal-row-height="false" fo:break-before="auto"/>
    </style:style>
    <style:style style:name="ro14" style:family="table-row">
      <style:table-row-properties style:row-height="13.5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2.4pt" style:use-optimal-row-height="false" fo:break-before="auto"/>
    </style:style>
    <style:style style:name="ro17" style:family="table-row">
      <style:table-row-properties style:row-height="31.2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4.5pt" style:use-optimal-row-height="false" fo:break-before="auto"/>
    </style:style>
    <style:style style:name="ro21" style:family="table-row">
      <style:table-row-properties style:row-height="39.9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ro24" style:family="table-row">
      <style:table-row-properties style:row-height="19.8pt" style:use-optimal-row-height="false" fo:break-before="auto"/>
    </style:style>
    <style:style style:name="ro25" style:family="table-row">
      <style:table-row-properties style:row-height="22.95pt" style:use-optimal-row-height="false" fo:break-before="auto"/>
    </style:style>
    <style:style style:name="ro26" style:family="table-row">
      <style:table-row-properties style:row-height="24.6pt" style:use-optimal-row-height="false" fo:break-before="auto"/>
    </style:style>
    <style:style style:name="ro27" style:family="table-row">
      <style:table-row-properties style:row-height="23.4pt" style:use-optimal-row-height="false" fo:break-before="auto"/>
    </style:style>
    <style:style style:name="ro28" style:family="table-row">
      <style:table-row-properties style:row-height="21pt" style:use-optimal-row-height="false" fo:break-before="auto"/>
    </style:style>
    <style:style style:name="ro29" style:family="table-row">
      <style:table-row-properties style:row-height="25.2pt" style:use-optimal-row-height="false" fo:break-before="auto"/>
    </style:style>
    <style:style style:name="ro30" style:family="table-row">
      <style:table-row-properties style:row-height="28.8pt" style:use-optimal-row-height="false" fo:break-before="auto"/>
    </style:style>
    <style:style style:name="ro31" style:family="table-row">
      <style:table-row-properties style:row-height="21.6pt" style:use-optimal-row-height="false" fo:break-before="auto"/>
    </style:style>
    <style:style style:name="ro32" style:family="table-row">
      <style:table-row-properties style:row-height="3pt" style:use-optimal-row-height="false" fo:break-before="auto"/>
    </style:style>
    <style:style style:name="ro33" style:family="table-row">
      <style:table-row-properties style:row-height="16.95pt" style:use-optimal-row-height="false" fo:break-before="auto"/>
    </style:style>
    <style:style style:name="ro34" style:family="table-row">
      <style:table-row-properties style:row-height="27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8pt" style:use-optimal-row-height="false" fo:break-before="auto"/>
    </style:style>
    <style:style style:name="ro39" style:family="table-row">
      <style:table-row-properties style:row-height="27.6pt" style:use-optimal-row-height="false" fo:break-before="auto"/>
    </style:style>
    <style:style style:name="ro40" style:family="table-row">
      <style:table-row-properties style:row-height="22.05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6.2pt" style:use-optimal-row-height="true" fo:break-before="auto"/>
    </style:style>
    <style:style style:name="ro44" style:family="table-row">
      <style:table-row-properties style:row-height="17.4pt" style:use-optimal-row-height="false" fo:break-before="auto"/>
    </style:style>
    <style:style style:name="ro45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71"/>
        <table:table-column table:style-name="co2" table:default-cell-style-name="ce171"/>
        <table:table-column table:style-name="co3" table:default-cell-style-name="ce171"/>
        <table:table-column table:style-name="co1" table:number-columns-repeated="3" table:default-cell-style-name="ce171"/>
        <table:table-column table:style-name="co4" table:default-cell-style-name="ce171"/>
        <table:table-column table:style-name="co5" table:number-columns-repeated="2" table:default-cell-style-name="ce171"/>
        <table:table-column table:style-name="co6" table:default-cell-style-name="ce171"/>
        <table:table-column table:style-name="co5" table:default-cell-style-name="ce171"/>
        <table:table-column table:style-name="co7" table:number-columns-repeated="2" table:default-cell-style-name="ce171"/>
        <table:table-column table:style-name="co8" table:default-cell-style-name="ce171"/>
        <table:table-column table:style-name="co9" table:default-cell-style-name="ce171"/>
        <table:table-column table:style-name="co3" table:default-cell-style-name="ce171"/>
        <table:table-column table:style-name="co10" table:default-cell-style-name="ce171"/>
        <table:table-column table:style-name="co11" table:default-cell-style-name="ce171"/>
        <table:table-column table:style-name="co12" table:default-cell-style-name="ce171"/>
        <table:table-column table:style-name="co8" table:default-cell-style-name="ce171"/>
        <table:table-column table:style-name="co11" table:default-cell-style-name="ce171"/>
        <table:table-column table:style-name="co3" table:default-cell-style-name="ce171"/>
        <table:table-column table:style-name="co12" table:default-cell-style-name="ce171"/>
        <table:table-column table:style-name="co13" table:default-cell-style-name="ce171"/>
        <table:table-column table:style-name="co14" table:default-cell-style-name="ce171"/>
        <table:table-column table:style-name="co13" table:number-columns-repeated="16359" table:default-cell-style-name="ce17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3">
            <text:p>民 國 103 年 9 月 戶 口 統 計 速 報 表</text:p>
          </table:table-cell>
          <table:covered-table-cell table:number-columns-repeated="22"/>
          <table:table-cell table:number-columns-repeated="16361" table:style-name="ce171"/>
        </table:table-row>
        <table:table-row table:style-name="ro3">
          <table:table-cell office:value-type="string" table:number-columns-spanned="2" table:number-rows-spanned="4" table:style-name="ce244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2">
            <text:p>自 然 增 加</text:p>
          </table:table-cell>
          <table:covered-table-cell/>
          <table:table-cell office:value-type="string" table:number-columns-spanned="2" table:number-rows-spanned="1" table:style-name="ce24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2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6">
            <text:p>原住民</text:p>
            <text:p>人口數</text:p>
          </table:table-cell>
          <table:table-cell table:number-columns-repeated="16361" table:style-name="ce171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39">
            <text:p>計</text:p>
          </table:table-cell>
          <table:table-cell office:value-type="string" table:number-columns-spanned="1" table:number-rows-spanned="3" table:style-name="ce239">
            <text:p>男</text:p>
          </table:table-cell>
          <table:table-cell office:value-type="string" table:number-columns-spanned="1" table:number-rows-spanned="3" table:style-name="ce239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39">
            <text:p>計</text:p>
          </table:table-cell>
          <table:table-cell office:value-type="string" table:number-columns-spanned="1" table:number-rows-spanned="3" table:style-name="ce239">
            <text:p>男</text:p>
          </table:table-cell>
          <table:table-cell office:value-type="string" table:number-columns-spanned="1" table:number-rows-spanned="3" table:style-name="ce239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71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71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71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5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71"/>
        </table:table-row>
        <table:table-row table:style-name="ro6">
          <table:table-cell office:value-type="string" table:number-columns-spanned="2" table:number-rows-spanned="1" table:style-name="ce240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71"/>
        </table:table-row>
        <table:table-row table:style-name="ro7">
          <table:table-cell office:value-type="string" table:number-columns-spanned="2" table:number-rows-spanned="1" table:style-name="ce240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71"/>
        </table:table-row>
        <table:table-row table:style-name="ro7">
          <table:table-cell office:value-type="string" table:number-columns-spanned="2" table:number-rows-spanned="1" table:style-name="ce240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240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240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240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240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240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240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240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241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73"/>
        </table:table-row>
        <table:table-row table:style-name="ro8">
          <table:table-cell office:value-type="string" table:number-columns-spanned="2" table:number-rows-spanned="1" table:style-name="ce241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74"/>
        </table:table-row>
        <table:table-row table:style-name="ro9" table:visibility="collapse">
          <table:table-cell office:value-type="string" table:number-columns-spanned="2" table:number-rows-spanned="1" table:style-name="ce186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73"/>
        </table:table-row>
        <table:table-row table:style-name="ro10" table:visibility="collapse">
          <table:table-cell office:value-type="string" table:number-columns-spanned="2" table:number-rows-spanned="1" table:style-name="ce186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73"/>
        </table:table-row>
        <table:table-row table:style-name="ro11" table:visibility="collapse">
          <table:table-cell office:value-type="string" table:number-columns-spanned="2" table:number-rows-spanned="1" table:style-name="ce186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73"/>
        </table:table-row>
        <table:table-row table:style-name="ro12">
          <table:table-cell office:value-type="string" table:number-columns-spanned="2" table:number-rows-spanned="1" table:style-name="ce240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0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0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7">
            <text:p>533,601</text:p>
          </table:table-cell>
          <table:table-cell table:number-columns-repeated="16361" table:style-name="ce172"/>
        </table:table-row>
        <table:table-row table:style-name="ro13">
          <table:table-cell office:value-type="string" table:number-columns-spanned="2" table:number-rows-spanned="1" table:style-name="ce186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73"/>
        </table:table-row>
        <table:table-row table:style-name="ro14">
          <table:table-cell office:value-type="string" table:number-columns-spanned="2" table:number-rows-spanned="1" table:style-name="ce186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12 月</text:p>
          </table:table-cell>
          <table:covered-table-cell/>
          <table:table-cell office:value-type="float" office:value="8286260" table:style-name="ce33">
            <text:p>8,286,260</text:p>
          </table:table-cell>
          <table:table-cell office:value-type="float" office:value="23373517" table:style-name="ce33">
            <text:p>23,373,517</text:p>
          </table:table-cell>
          <table:table-cell office:value-type="float" office:value="11684674" table:style-name="ce33">
            <text:p>11,684,674</text:p>
          </table:table-cell>
          <table:table-cell office:value-type="float" office:value="11688843" table:style-name="ce33">
            <text:p>11,688,843</text:p>
          </table:table-cell>
          <table:table-cell office:value-type="float" office:value="17451" table:style-name="ce33">
            <text:p>17,451</text:p>
          </table:table-cell>
          <table:table-cell office:value-type="float" office:value="8988" table:style-name="ce33">
            <text:p>8,988</text:p>
          </table:table-cell>
          <table:table-cell office:value-type="float" office:value="8463" table:style-name="ce33">
            <text:p>8,463</text:p>
          </table:table-cell>
          <table:table-cell office:value-type="float" office:value="8.7899999999999991" table:style-name="ce34">
            <text:p>8.79</text:p>
          </table:table-cell>
          <table:table-cell office:value-type="float" office:value="13845" table:style-name="ce33">
            <text:p>13,845</text:p>
          </table:table-cell>
          <table:table-cell office:value-type="float" office:value="8363" table:style-name="ce33">
            <text:p>8,363</text:p>
          </table:table-cell>
          <table:table-cell office:value-type="float" office:value="5482" table:style-name="ce33">
            <text:p>5,482</text:p>
          </table:table-cell>
          <table:table-cell office:value-type="float" office:value="6.98" table:style-name="ce34">
            <text:p>6.98</text:p>
          </table:table-cell>
          <table:table-cell office:value-type="float" office:value="3606" table:style-name="ce35">
            <text:p><text:s text:c="3"/>3,606</text:p>
          </table:table-cell>
          <table:table-cell office:value-type="float" office:value="1.82" table:style-name="ce34">
            <text:p>1.82</text:p>
          </table:table-cell>
          <table:table-cell office:value-type="float" office:value="15472" table:style-name="ce33">
            <text:p>15,472</text:p>
          </table:table-cell>
          <table:table-cell office:value-type="float" office:value="7.79" table:style-name="ce34">
            <text:p>7.79</text:p>
          </table:table-cell>
          <table:table-cell office:value-type="float" office:value="4391" table:style-name="ce33">
            <text:p>4,391</text:p>
          </table:table-cell>
          <table:table-cell office:value-type="float" office:value="2.21" table:style-name="ce34">
            <text:p>2.21</text:p>
          </table:table-cell>
          <table:table-cell office:value-type="float" office:value="84424" table:style-name="ce33">
            <text:p>84,424</text:p>
          </table:table-cell>
          <table:table-cell office:value-type="float" office:value="81833" table:style-name="ce33">
            <text:p>81,833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73"/>
        </table:table-row>
        <table:table-row table:style-name="ro15">
          <table:table-cell office:value-type="string" table:number-columns-spanned="2" table:number-rows-spanned="1" table:style-name="ce240">
            <text:p>103年1~9月</text:p>
          </table:table-cell>
          <table:covered-table-cell/>
          <table:table-cell office:value-type="float" office:value="8372925" table:style-name="ce20">
            <text:p>8,372,925</text:p>
          </table:table-cell>
          <table:table-cell office:value-type="float" office:value="23410280" table:style-name="ce20">
            <text:p>23,410,280</text:p>
          </table:table-cell>
          <table:table-cell office:value-type="float" office:value="11690317" table:style-name="ce20">
            <text:p>11,690,317</text:p>
          </table:table-cell>
          <table:table-cell office:value-type="float" office:value="11719963" table:style-name="ce20">
            <text:p>11,719,963</text:p>
          </table:table-cell>
          <table:table-cell office:value-type="float" office:value="151094" table:style-name="ce20">
            <text:p>151,094</text:p>
          </table:table-cell>
          <table:table-cell office:value-type="float" office:value="78221" table:style-name="ce20">
            <text:p>78,221</text:p>
          </table:table-cell>
          <table:table-cell office:value-type="float" office:value="72873" table:style-name="ce20">
            <text:p>72,873</text:p>
          </table:table-cell>
          <table:table-cell office:value-type="float" office:value="8.64" table:style-name="ce30">
            <text:p><text:s text:c="3"/>8.64</text:p>
          </table:table-cell>
          <table:table-cell office:value-type="float" office:value="124622" table:style-name="ce20">
            <text:p>124,622</text:p>
          </table:table-cell>
          <table:table-cell office:value-type="float" office:value="74987" table:style-name="ce20">
            <text:p>74,987</text:p>
          </table:table-cell>
          <table:table-cell office:value-type="float" office:value="49635" table:style-name="ce20">
            <text:p>49,635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26472" table:style-name="ce20">
            <text:p>26,472</text:p>
          </table:table-cell>
          <table:table-cell office:value-type="float" office:value="1.51" table:style-name="ce30">
            <text:p><text:s text:c="3"/>1.51</text:p>
          </table:table-cell>
          <table:table-cell office:value-type="float" office:value="109062" table:style-name="ce20">
            <text:p>109,062</text:p>
          </table:table-cell>
          <table:table-cell office:value-type="float" office:value="6.24" table:style-name="ce30">
            <text:p><text:s text:c="3"/>6.24</text:p>
          </table:table-cell>
          <table:table-cell office:value-type="float" office:value="40093" table:style-name="ce20">
            <text:p>40,093</text:p>
          </table:table-cell>
          <table:table-cell office:value-type="float" office:value="2.29" table:style-name="ce30">
            <text:p><text:s text:c="3"/>2.29</text:p>
          </table:table-cell>
          <table:table-cell office:value-type="float" office:value="846868" table:style-name="ce20">
            <text:p>846,868</text:p>
          </table:table-cell>
          <table:table-cell office:value-type="float" office:value="836577" table:style-name="ce20">
            <text:p>836,577</text:p>
          </table:table-cell>
          <table:table-cell office:value-type="float" office:value="538439" table:style-name="ce27">
            <text:p>538,439</text:p>
          </table:table-cell>
          <table:table-cell table:number-columns-repeated="16361" table:style-name="ce173"/>
        </table:table-row>
        <table:table-row table:style-name="ro9">
          <table:table-cell office:value-type="string" table:number-columns-spanned="2" table:number-rows-spanned="1" table:style-name="ce186">
            <text:p>1 月</text:p>
          </table:table-cell>
          <table:covered-table-cell/>
          <table:table-cell office:value-type="float" office:value="8290235" table:style-name="ce33">
            <text:p>8,290,235</text:p>
          </table:table-cell>
          <table:table-cell office:value-type="float" office:value="23377515" table:style-name="ce33">
            <text:p>23,377,515</text:p>
          </table:table-cell>
          <table:table-cell office:value-type="float" office:value="11685438" table:style-name="ce33">
            <text:p>11,685,438</text:p>
          </table:table-cell>
          <table:table-cell office:value-type="float" office:value="11692077" table:style-name="ce33">
            <text:p>11,692,077</text:p>
          </table:table-cell>
          <table:table-cell office:value-type="float" office:value="15716" table:style-name="ce33">
            <text:p>15,716</text:p>
          </table:table-cell>
          <table:table-cell office:value-type="float" office:value="8310" table:style-name="ce33">
            <text:p>8,310</text:p>
          </table:table-cell>
          <table:table-cell office:value-type="float" office:value="7406" table:style-name="ce33">
            <text:p>7,406</text:p>
          </table:table-cell>
          <table:table-cell office:value-type="float" office:value="7.92" table:style-name="ce34">
            <text:p>7.92</text:p>
          </table:table-cell>
          <table:table-cell office:value-type="float" office:value="13935" table:style-name="ce33">
            <text:p>13,935</text:p>
          </table:table-cell>
          <table:table-cell office:value-type="float" office:value="8365" table:style-name="ce33">
            <text:p>8,365</text:p>
          </table:table-cell>
          <table:table-cell office:value-type="float" office:value="5570" table:style-name="ce33">
            <text:p>5,570</text:p>
          </table:table-cell>
          <table:table-cell office:value-type="float" office:value="7.02" table:style-name="ce34">
            <text:p>7.02</text:p>
          </table:table-cell>
          <table:table-cell office:value-type="float" office:value="1781" table:style-name="ce35">
            <text:p><text:s text:c="3"/>1,781</text:p>
          </table:table-cell>
          <table:table-cell office:value-type="float" office:value="0.9" table:style-name="ce34">
            <text:p>0.90</text:p>
          </table:table-cell>
          <table:table-cell office:value-type="float" office:value="16455" table:style-name="ce33">
            <text:p>16,455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3779" table:style-name="ce33">
            <text:p>3,779</text:p>
          </table:table-cell>
          <table:table-cell office:value-type="float" office:value="1.9" table:style-name="ce34">
            <text:p>1.90</text:p>
          </table:table-cell>
          <table:table-cell office:value-type="float" office:value="77521" table:style-name="ce33">
            <text:p>77,521</text:p>
          </table:table-cell>
          <table:table-cell office:value-type="float" office:value="75304" table:style-name="ce33">
            <text:p>75,304</text:p>
          </table:table-cell>
          <table:table-cell office:value-type="float" office:value="534007" table:style-name="ce36">
            <text:p>534,007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2 月</text:p>
          </table:table-cell>
          <table:covered-table-cell/>
          <table:table-cell office:value-type="float" office:value="8293789" table:style-name="ce33">
            <text:p>8,293,789</text:p>
          </table:table-cell>
          <table:table-cell office:value-type="float" office:value="23379129" table:style-name="ce33">
            <text:p>23,379,129</text:p>
          </table:table-cell>
          <table:table-cell office:value-type="float" office:value="11684625" table:style-name="ce33">
            <text:p>11,684,625</text:p>
          </table:table-cell>
          <table:table-cell office:value-type="float" office:value="11694504" table:style-name="ce33">
            <text:p>11,694,504</text:p>
          </table:table-cell>
          <table:table-cell office:value-type="float" office:value="15357" table:style-name="ce33">
            <text:p>15,357</text:p>
          </table:table-cell>
          <table:table-cell office:value-type="float" office:value="7851" table:style-name="ce33">
            <text:p>7,851</text:p>
          </table:table-cell>
          <table:table-cell office:value-type="float" office:value="7506" table:style-name="ce33">
            <text:p>7,506</text:p>
          </table:table-cell>
          <table:table-cell office:value-type="float" office:value="8.56" table:style-name="ce34">
            <text:p>8.56</text:p>
          </table:table-cell>
          <table:table-cell office:value-type="float" office:value="15349" table:style-name="ce33">
            <text:p>15,349</text:p>
          </table:table-cell>
          <table:table-cell office:value-type="float" office:value="9248" table:style-name="ce33">
            <text:p>9,248</text:p>
          </table:table-cell>
          <table:table-cell office:value-type="float" office:value="6101" table:style-name="ce33">
            <text:p>6,101</text:p>
          </table:table-cell>
          <table:table-cell office:value-type="float" office:value="8.56" table:style-name="ce34">
            <text:p>8.56</text:p>
          </table:table-cell>
          <table:table-cell office:value-type="float" office:value="8" table:style-name="ce35">
            <text:p><text:s text:c="3"/>8</text:p>
          </table:table-cell>
          <table:table-cell office:value-type="string" table:style-name="ce175">
            <text:p><text:s text:c="5"/>0.00</text:p>
          </table:table-cell>
          <table:table-cell office:value-type="float" office:value="9616" table:style-name="ce33">
            <text:p>9,616</text:p>
          </table:table-cell>
          <table:table-cell office:value-type="float" office:value="5.36" table:style-name="ce34">
            <text:p>5.36</text:p>
          </table:table-cell>
          <table:table-cell office:value-type="float" office:value="3851" table:style-name="ce33">
            <text:p>3,851</text:p>
          </table:table-cell>
          <table:table-cell office:value-type="float" office:value="2.15" table:style-name="ce34">
            <text:p>2.15</text:p>
          </table:table-cell>
          <table:table-cell office:value-type="float" office:value="77189" table:style-name="ce33">
            <text:p>77,189</text:p>
          </table:table-cell>
          <table:table-cell office:value-type="float" office:value="75583" table:style-name="ce33">
            <text:p>75,583</text:p>
          </table:table-cell>
          <table:table-cell office:value-type="float" office:value="534561" table:style-name="ce36">
            <text:p>534,561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3 月</text:p>
          </table:table-cell>
          <table:covered-table-cell/>
          <table:table-cell office:value-type="float" office:value="8300560" table:style-name="ce33">
            <text:p>8,300,560</text:p>
          </table:table-cell>
          <table:table-cell office:value-type="float" office:value="23379594" table:style-name="ce33">
            <text:p>23,379,594</text:p>
          </table:table-cell>
          <table:table-cell office:value-type="float" office:value="11683396" table:style-name="ce33">
            <text:p>11,683,396</text:p>
          </table:table-cell>
          <table:table-cell office:value-type="float" office:value="11696198" table:style-name="ce33">
            <text:p>11,696,198</text:p>
          </table:table-cell>
          <table:table-cell office:value-type="float" office:value="17588" table:style-name="ce33">
            <text:p>17,588</text:p>
          </table:table-cell>
          <table:table-cell office:value-type="float" office:value="9053" table:style-name="ce33">
            <text:p>9,053</text:p>
          </table:table-cell>
          <table:table-cell office:value-type="float" office:value="8535" table:style-name="ce33">
            <text:p>8,535</text:p>
          </table:table-cell>
          <table:table-cell office:value-type="float" office:value="8.86" table:style-name="ce34">
            <text:p>8.86</text:p>
          </table:table-cell>
          <table:table-cell office:value-type="float" office:value="15465" table:style-name="ce33">
            <text:p>15,465</text:p>
          </table:table-cell>
          <table:table-cell office:value-type="float" office:value="9246" table:style-name="ce33">
            <text:p>9,246</text:p>
          </table:table-cell>
          <table:table-cell office:value-type="float" office:value="6219" table:style-name="ce33">
            <text:p>6,219</text:p>
          </table:table-cell>
          <table:table-cell office:value-type="float" office:value="7.79" table:style-name="ce34">
            <text:p>7.79</text:p>
          </table:table-cell>
          <table:table-cell office:value-type="float" office:value="2123" table:style-name="ce35">
            <text:p><text:s text:c="3"/>2,123</text:p>
          </table:table-cell>
          <table:table-cell office:value-type="float" office:value="1.07" table:style-name="ce34">
            <text:p>1.07</text:p>
          </table:table-cell>
          <table:table-cell office:value-type="float" office:value="13000" table:style-name="ce33">
            <text:p>13,000</text:p>
          </table:table-cell>
          <table:table-cell office:value-type="float" office:value="6.55" table:style-name="ce34">
            <text:p>6.55</text:p>
          </table:table-cell>
          <table:table-cell office:value-type="float" office:value="4605" table:style-name="ce33">
            <text:p>4,605</text:p>
          </table:table-cell>
          <table:table-cell office:value-type="float" office:value="2.3199999999999998" table:style-name="ce34">
            <text:p>2.32</text:p>
          </table:table-cell>
          <table:table-cell office:value-type="float" office:value="96549" table:style-name="ce33">
            <text:p>96,549</text:p>
          </table:table-cell>
          <table:table-cell office:value-type="float" office:value="98207" table:style-name="ce33">
            <text:p>98,207</text:p>
          </table:table-cell>
          <table:table-cell office:value-type="float" office:value="534981" table:style-name="ce36">
            <text:p>534,981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4 月</text:p>
          </table:table-cell>
          <table:covered-table-cell/>
          <table:table-cell office:value-type="float" office:value="8308440" table:style-name="ce33">
            <text:p>8,308,440</text:p>
          </table:table-cell>
          <table:table-cell office:value-type="float" office:value="23382948" table:style-name="ce33">
            <text:p>23,382,948</text:p>
          </table:table-cell>
          <table:table-cell office:value-type="float" office:value="11683631" table:style-name="ce33">
            <text:p>11,683,631</text:p>
          </table:table-cell>
          <table:table-cell office:value-type="float" office:value="11699317" table:style-name="ce33">
            <text:p>11,699,317</text:p>
          </table:table-cell>
          <table:table-cell office:value-type="float" office:value="17507" table:style-name="ce33">
            <text:p>17,507</text:p>
          </table:table-cell>
          <table:table-cell office:value-type="float" office:value="9007" table:style-name="ce33">
            <text:p>9,007</text:p>
          </table:table-cell>
          <table:table-cell office:value-type="float" office:value="8500" table:style-name="ce33">
            <text:p>8,500</text:p>
          </table:table-cell>
          <table:table-cell office:value-type="float" office:value="9.11" table:style-name="ce34">
            <text:p>9.11</text:p>
          </table:table-cell>
          <table:table-cell office:value-type="float" office:value="14114" table:style-name="ce33">
            <text:p>14,114</text:p>
          </table:table-cell>
          <table:table-cell office:value-type="float" office:value="8527" table:style-name="ce33">
            <text:p>8,527</text:p>
          </table:table-cell>
          <table:table-cell office:value-type="float" office:value="5587" table:style-name="ce33">
            <text:p>5,587</text:p>
          </table:table-cell>
          <table:table-cell office:value-type="float" office:value="7.34" table:style-name="ce34">
            <text:p>7.34</text:p>
          </table:table-cell>
          <table:table-cell office:value-type="float" office:value="3393" table:style-name="ce35">
            <text:p><text:s text:c="3"/>3,393</text:p>
          </table:table-cell>
          <table:table-cell office:value-type="float" office:value="1.77" table:style-name="ce34">
            <text:p>1.77</text:p>
          </table:table-cell>
          <table:table-cell office:value-type="float" office:value="9707" table:style-name="ce33">
            <text:p>9,707</text:p>
          </table:table-cell>
          <table:table-cell office:value-type="float" office:value="5.05" table:style-name="ce34">
            <text:p>5.05</text:p>
          </table:table-cell>
          <table:table-cell office:value-type="float" office:value="4608" table:style-name="ce33">
            <text:p>4,608</text:p>
          </table:table-cell>
          <table:table-cell office:value-type="float" office:value="2.4" table:style-name="ce34">
            <text:p>2.40</text:p>
          </table:table-cell>
          <table:table-cell office:value-type="float" office:value="99151" table:style-name="ce33">
            <text:p>99,151</text:p>
          </table:table-cell>
          <table:table-cell office:value-type="float" office:value="99190" table:style-name="ce33">
            <text:p>99,190</text:p>
          </table:table-cell>
          <table:table-cell office:value-type="float" office:value="535492" table:style-name="ce36">
            <text:p>535,492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5 月</text:p>
          </table:table-cell>
          <table:covered-table-cell/>
          <table:table-cell office:value-type="float" office:value="8320686" table:style-name="ce33">
            <text:p>8,320,686</text:p>
          </table:table-cell>
          <table:table-cell office:value-type="float" office:value="23386883" table:style-name="ce33">
            <text:p>23,386,883</text:p>
          </table:table-cell>
          <table:table-cell office:value-type="float" office:value="11684092" table:style-name="ce33">
            <text:p>11,684,092</text:p>
          </table:table-cell>
          <table:table-cell office:value-type="float" office:value="11702791" table:style-name="ce33">
            <text:p>11,702,791</text:p>
          </table:table-cell>
          <table:table-cell office:value-type="float" office:value="15658" table:style-name="ce33">
            <text:p>15,658</text:p>
          </table:table-cell>
          <table:table-cell office:value-type="float" office:value="8109" table:style-name="ce33">
            <text:p>8,109</text:p>
          </table:table-cell>
          <table:table-cell office:value-type="float" office:value="7549" table:style-name="ce33">
            <text:p>7,549</text:p>
          </table:table-cell>
          <table:table-cell office:value-type="float" office:value="7.88" table:style-name="ce34">
            <text:p>7.88</text:p>
          </table:table-cell>
          <table:table-cell office:value-type="float" office:value="13187" table:style-name="ce33">
            <text:p>13,187</text:p>
          </table:table-cell>
          <table:table-cell office:value-type="float" office:value="7929" table:style-name="ce33">
            <text:p>7,929</text:p>
          </table:table-cell>
          <table:table-cell office:value-type="float" office:value="5258" table:style-name="ce33">
            <text:p>5,258</text:p>
          </table:table-cell>
          <table:table-cell office:value-type="float" office:value="6.64" table:style-name="ce34">
            <text:p>6.64</text:p>
          </table:table-cell>
          <table:table-cell office:value-type="float" office:value="2471" table:style-name="ce35">
            <text:p><text:s text:c="3"/>2,471</text:p>
          </table:table-cell>
          <table:table-cell office:value-type="float" office:value="1.24" table:style-name="ce34">
            <text:p>1.24</text:p>
          </table:table-cell>
          <table:table-cell office:value-type="float" office:value="18308" table:style-name="ce33">
            <text:p>18,308</text:p>
          </table:table-cell>
          <table:table-cell office:value-type="float" office:value="9.2200000000000006" table:style-name="ce34">
            <text:p>9.22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9538" table:style-name="ce33">
            <text:p>109,538</text:p>
          </table:table-cell>
          <table:table-cell office:value-type="float" office:value="108074" table:style-name="ce33">
            <text:p>108,074</text:p>
          </table:table-cell>
          <table:table-cell office:value-type="float" office:value="535953" table:style-name="ce36">
            <text:p>535,953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6 月</text:p>
          </table:table-cell>
          <table:covered-table-cell/>
          <table:table-cell office:value-type="float" office:value="8329623" table:style-name="ce33">
            <text:p>8,329,623</text:p>
          </table:table-cell>
          <table:table-cell office:value-type="float" office:value="23392036" table:style-name="ce33">
            <text:p>23,392,036</text:p>
          </table:table-cell>
          <table:table-cell office:value-type="float" office:value="11685478" table:style-name="ce33">
            <text:p>11,685,478</text:p>
          </table:table-cell>
          <table:table-cell office:value-type="float" office:value="11706558" table:style-name="ce33">
            <text:p>11,706,558</text:p>
          </table:table-cell>
          <table:table-cell office:value-type="float" office:value="16420" table:style-name="ce33">
            <text:p>16,420</text:p>
          </table:table-cell>
          <table:table-cell office:value-type="float" office:value="8502" table:style-name="ce33">
            <text:p>8,502</text:p>
          </table:table-cell>
          <table:table-cell office:value-type="float" office:value="7918" table:style-name="ce33">
            <text:p>7,918</text:p>
          </table:table-cell>
          <table:table-cell office:value-type="float" office:value="8.5399999999999991" table:style-name="ce34">
            <text:p>8.54</text:p>
          </table:table-cell>
          <table:table-cell office:value-type="float" office:value="12664" table:style-name="ce33">
            <text:p>12,664</text:p>
          </table:table-cell>
          <table:table-cell office:value-type="float" office:value="7600" table:style-name="ce33">
            <text:p>7,600</text:p>
          </table:table-cell>
          <table:table-cell office:value-type="float" office:value="5064" table:style-name="ce33">
            <text:p>5,064</text:p>
          </table:table-cell>
          <table:table-cell office:value-type="float" office:value="6.59" table:style-name="ce34">
            <text:p>6.59</text:p>
          </table:table-cell>
          <table:table-cell office:value-type="float" office:value="3756" table:style-name="ce35">
            <text:p><text:s text:c="3"/>3,756</text:p>
          </table:table-cell>
          <table:table-cell office:value-type="float" office:value="1.95" table:style-name="ce34">
            <text:p>1.95</text:p>
          </table:table-cell>
          <table:table-cell office:value-type="float" office:value="12345" table:style-name="ce33">
            <text:p>12,345</text:p>
          </table:table-cell>
          <table:table-cell office:value-type="float" office:value="6.42" table:style-name="ce34">
            <text:p>6.42</text:p>
          </table:table-cell>
          <table:table-cell office:value-type="float" office:value="4498" table:style-name="ce33">
            <text:p>4,498</text:p>
          </table:table-cell>
          <table:table-cell office:value-type="float" office:value="2.34" table:style-name="ce34">
            <text:p>2.34</text:p>
          </table:table-cell>
          <table:table-cell office:value-type="float" office:value="95551" table:style-name="ce33">
            <text:p>95,551</text:p>
          </table:table-cell>
          <table:table-cell office:value-type="float" office:value="94154" table:style-name="ce33">
            <text:p>94,154</text:p>
          </table:table-cell>
          <table:table-cell office:value-type="float" office:value="536509" table:style-name="ce36">
            <text:p>536,509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7 月</text:p>
          </table:table-cell>
          <table:covered-table-cell/>
          <table:table-cell office:value-type="float" office:value="8339092" table:style-name="ce33">
            <text:p>8,339,092</text:p>
          </table:table-cell>
          <table:table-cell office:value-type="float" office:value="23398263" table:style-name="ce33">
            <text:p>23,398,263</text:p>
          </table:table-cell>
          <table:table-cell office:value-type="float" office:value="11687050" table:style-name="ce33">
            <text:p>11,687,050</text:p>
          </table:table-cell>
          <table:table-cell office:value-type="float" office:value="11711213" table:style-name="ce33">
            <text:p>11,711,213</text:p>
          </table:table-cell>
          <table:table-cell office:value-type="float" office:value="17658" table:style-name="ce33">
            <text:p>17,658</text:p>
          </table:table-cell>
          <table:table-cell office:value-type="float" office:value="9198" table:style-name="ce33">
            <text:p>9,198</text:p>
          </table:table-cell>
          <table:table-cell office:value-type="float" office:value="8460" table:style-name="ce33">
            <text:p>8,460</text:p>
          </table:table-cell>
          <table:table-cell office:value-type="float" office:value="8.89" table:style-name="ce34">
            <text:p>8.89</text:p>
          </table:table-cell>
          <table:table-cell office:value-type="float" office:value="14090" table:style-name="ce33">
            <text:p>14,090</text:p>
          </table:table-cell>
          <table:table-cell office:value-type="float" office:value="8482" table:style-name="ce33">
            <text:p>8,482</text:p>
          </table:table-cell>
          <table:table-cell office:value-type="float" office:value="5608" table:style-name="ce33">
            <text:p>5,608</text:p>
          </table:table-cell>
          <table:table-cell office:value-type="float" office:value="7.09" table:style-name="ce34">
            <text:p>7.09</text:p>
          </table:table-cell>
          <table:table-cell office:value-type="float" office:value="3568" table:style-name="ce35">
            <text:p><text:s text:c="3"/>3,568</text:p>
          </table:table-cell>
          <table:table-cell office:value-type="float" office:value="1.8" table:style-name="ce34">
            <text:p>1.80</text:p>
          </table:table-cell>
          <table:table-cell office:value-type="float" office:value="9975" table:style-name="ce33">
            <text:p>9,975</text:p>
          </table:table-cell>
          <table:table-cell office:value-type="float" office:value="5.0199999999999996" table:style-name="ce34">
            <text:p>5.02</text:p>
          </table:table-cell>
          <table:table-cell office:value-type="float" office:value="4823" table:style-name="ce33">
            <text:p>4,823</text:p>
          </table:table-cell>
          <table:table-cell office:value-type="float" office:value="2.4300000000000002" table:style-name="ce34">
            <text:p>2.43</text:p>
          </table:table-cell>
          <table:table-cell office:value-type="float" office:value="104599" table:style-name="ce33">
            <text:p>104,599</text:p>
          </table:table-cell>
          <table:table-cell office:value-type="float" office:value="101940" table:style-name="ce33">
            <text:p>101,940</text:p>
          </table:table-cell>
          <table:table-cell office:value-type="float" office:value="537103" table:style-name="ce36">
            <text:p>537,103</text:p>
          </table:table-cell>
          <table:table-cell table:number-columns-repeated="16361" table:style-name="ce173"/>
        </table:table-row>
        <table:table-row table:style-name="ro10">
          <table:table-cell office:value-type="string" table:number-columns-spanned="2" table:number-rows-spanned="1" table:style-name="ce186">
            <text:p>8 月</text:p>
          </table:table-cell>
          <table:covered-table-cell/>
          <table:table-cell office:value-type="float" office:value="8354235" table:style-name="ce33">
            <text:p>8,354,235</text:p>
          </table:table-cell>
          <table:table-cell office:value-type="float" office:value="23404243" table:style-name="ce33">
            <text:p>23,404,243</text:p>
          </table:table-cell>
          <table:table-cell office:value-type="float" office:value="11688646" table:style-name="ce33">
            <text:p>11,688,646</text:p>
          </table:table-cell>
          <table:table-cell office:value-type="float" office:value="11715597" table:style-name="ce33">
            <text:p>11,715,597</text:p>
          </table:table-cell>
          <table:table-cell office:value-type="float" office:value="16566" table:style-name="ce33">
            <text:p>16,566</text:p>
          </table:table-cell>
          <table:table-cell office:value-type="float" office:value="8574" table:style-name="ce33">
            <text:p>8,574</text:p>
          </table:table-cell>
          <table:table-cell office:value-type="float" office:value="7992" table:style-name="ce33">
            <text:p>7,992</text:p>
          </table:table-cell>
          <table:table-cell office:value-type="float" office:value="8.34" table:style-name="ce34">
            <text:p>8.34</text:p>
          </table:table-cell>
          <table:table-cell office:value-type="float" office:value="12397" table:style-name="ce33">
            <text:p>12,397</text:p>
          </table:table-cell>
          <table:table-cell office:value-type="float" office:value="7543" table:style-name="ce33">
            <text:p>7,543</text:p>
          </table:table-cell>
          <table:table-cell office:value-type="float" office:value="4854" table:style-name="ce33">
            <text:p>4,854</text:p>
          </table:table-cell>
          <table:table-cell office:value-type="float" office:value="6.24" table:style-name="ce34">
            <text:p>6.24</text:p>
          </table:table-cell>
          <table:table-cell office:value-type="float" office:value="4169" table:style-name="ce35">
            <text:p><text:s text:c="3"/>4,169</text:p>
          </table:table-cell>
          <table:table-cell office:value-type="float" office:value="2.1" table:style-name="ce34">
            <text:p>2.10</text:p>
          </table:table-cell>
          <table:table-cell office:value-type="float" office:value="5819" table:style-name="ce33">
            <text:p>5,819</text:p>
          </table:table-cell>
          <table:table-cell office:value-type="float" office:value="2.93" table:style-name="ce34">
            <text:p>2.93</text:p>
          </table:table-cell>
          <table:table-cell office:value-type="float" office:value="4522" table:style-name="ce33">
            <text:p>4,522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92417" table:style-name="ce33">
            <text:p>92,417</text:p>
          </table:table-cell>
          <table:table-cell office:value-type="float" office:value="90606" table:style-name="ce33">
            <text:p>90,606</text:p>
          </table:table-cell>
          <table:table-cell office:value-type="float" office:value="537766" table:style-name="ce36">
            <text:p>537,766</text:p>
          </table:table-cell>
          <table:table-cell table:number-columns-repeated="16361" table:style-name="ce173"/>
        </table:table-row>
        <table:table-row table:style-name="ro7">
          <table:table-cell office:value-type="string" table:number-columns-spanned="2" table:number-rows-spanned="1" table:style-name="ce186">
            <text:p>9 月</text:p>
          </table:table-cell>
          <table:covered-table-cell/>
          <table:table-cell office:value-type="float" office:value="8372925" table:style-name="ce33">
            <text:p>8,372,925</text:p>
          </table:table-cell>
          <table:table-cell office:value-type="float" office:value="23410280" table:style-name="ce33">
            <text:p>23,410,280</text:p>
          </table:table-cell>
          <table:table-cell office:value-type="float" office:value="11690317" table:style-name="ce33">
            <text:p>11,690,317</text:p>
          </table:table-cell>
          <table:table-cell office:value-type="float" office:value="11719963" table:style-name="ce33">
            <text:p>11,719,963</text:p>
          </table:table-cell>
          <table:table-cell office:value-type="float" office:value="18624" table:style-name="ce33">
            <text:p>18,624</text:p>
          </table:table-cell>
          <table:table-cell office:value-type="float" office:value="9617" table:style-name="ce33">
            <text:p>9,617</text:p>
          </table:table-cell>
          <table:table-cell office:value-type="float" office:value="9007" table:style-name="ce33">
            <text:p>9,007</text:p>
          </table:table-cell>
          <table:table-cell office:value-type="float" office:value="9.68" table:style-name="ce34">
            <text:p>9.68</text:p>
          </table:table-cell>
          <table:table-cell office:value-type="float" office:value="13421" table:style-name="ce33">
            <text:p>13,421</text:p>
          </table:table-cell>
          <table:table-cell office:value-type="float" office:value="8047" table:style-name="ce33">
            <text:p>8,047</text:p>
          </table:table-cell>
          <table:table-cell office:value-type="float" office:value="5374" table:style-name="ce33">
            <text:p>5,374</text:p>
          </table:table-cell>
          <table:table-cell office:value-type="float" office:value="6.98" table:style-name="ce34">
            <text:p>6.98</text:p>
          </table:table-cell>
          <table:table-cell office:value-type="float" office:value="5203" table:style-name="ce35">
            <text:p><text:s text:c="3"/>5,203</text:p>
          </table:table-cell>
          <table:table-cell office:value-type="float" office:value="2.7" table:style-name="ce34">
            <text:p>2.70</text:p>
          </table:table-cell>
          <table:table-cell office:value-type="float" office:value="13837" table:style-name="ce33">
            <text:p>13,837</text:p>
          </table:table-cell>
          <table:table-cell office:value-type="float" office:value="7.19" table:style-name="ce34">
            <text:p>7.19</text:p>
          </table:table-cell>
          <table:table-cell office:value-type="float" office:value="4766" table:style-name="ce33">
            <text:p>4,766</text:p>
          </table:table-cell>
          <table:table-cell office:value-type="float" office:value="2.48" table:style-name="ce34">
            <text:p>2.48</text:p>
          </table:table-cell>
          <table:table-cell office:value-type="float" office:value="94353" table:style-name="ce33">
            <text:p>94,353</text:p>
          </table:table-cell>
          <table:table-cell office:value-type="float" office:value="93519" table:style-name="ce33">
            <text:p>93,519</text:p>
          </table:table-cell>
          <table:table-cell office:value-type="float" office:value="538439" table:style-name="ce36">
            <text:p>538,439</text:p>
          </table:table-cell>
          <table:table-cell table:number-columns-repeated="16361" table:style-name="ce173"/>
        </table:table-row>
        <table:table-row table:style-name="ro16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76"/>
        </table:table-row>
        <table:table-row table:style-name="ro17">
          <table:table-cell office:value-type="string" table:number-columns-spanned="2" table:number-rows-spanned="1" table:style-name="ce24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4" table:style-name="ce45">
            <text:p>1.24</text:p>
          </table:table-cell>
          <table:table-cell office:value-type="float" office:value="0.23" table:style-name="ce46">
            <text:p>0.23</text:p>
          </table:table-cell>
          <table:table-cell office:value-type="float" office:value="0.08" table:style-name="ce46">
            <text:p>0.08</text:p>
          </table:table-cell>
          <table:table-cell office:value-type="float" office:value="0.38" table:style-name="ce46">
            <text:p>0.38</text:p>
          </table:table-cell>
          <table:table-cell office:value-type="float" office:value="18.25" table:style-name="ce46">
            <text:p>18.25</text:p>
          </table:table-cell>
          <table:table-cell office:value-type="float" office:value="18.77" table:style-name="ce46">
            <text:p>18.77</text:p>
          </table:table-cell>
          <table:table-cell office:value-type="float" office:value="17.690000000000001" table:style-name="ce46">
            <text:p>17.69</text:p>
          </table:table-cell>
          <table:table-cell office:value-type="float" office:value="1.48" table:style-name="ce47">
            <text:p>1.48</text:p>
          </table:table-cell>
          <table:table-cell office:value-type="float" office:value="8.5399999999999991" table:style-name="ce46">
            <text:p>8.54</text:p>
          </table:table-cell>
          <table:table-cell office:value-type="float" office:value="6.99" table:style-name="ce46">
            <text:p>6.99</text:p>
          </table:table-cell>
          <table:table-cell office:value-type="float" office:value="10.94" table:style-name="ce46">
            <text:p>10.94</text:p>
          </table:table-cell>
          <table:table-cell office:value-type="float" office:value="0.54" table:style-name="ce47">
            <text:p>0.54</text:p>
          </table:table-cell>
          <table:table-cell office:value-type="float" office:value="53.71" table:style-name="ce46">
            <text:p>53.71</text:p>
          </table:table-cell>
          <table:table-cell office:value-type="float" office:value="0.94" table:style-name="ce47">
            <text:p>0.94</text:p>
          </table:table-cell>
          <table:table-cell office:value-type="float" office:value="8.4600000000000009" table:style-name="ce48">
            <text:p>8.46</text:p>
          </table:table-cell>
          <table:table-cell office:value-type="float" office:value="0.54" table:style-name="ce47">
            <text:p>0.54</text:p>
          </table:table-cell>
          <table:table-cell office:value-type="float" office:value="5.68" table:style-name="ce46">
            <text:p>5.68</text:p>
          </table:table-cell>
          <table:table-cell office:value-type="float" office:value="0.13" table:style-name="ce47">
            <text:p>0.13</text:p>
          </table:table-cell>
          <table:table-cell office:value-type="float" office:value="-5" table:style-name="ce49">
            <text:p>－ <text:s/>5.00</text:p>
          </table:table-cell>
          <table:table-cell office:value-type="float" office:value="-6.65" table:style-name="ce49">
            <text:p>－ <text:s/>6.65</text:p>
          </table:table-cell>
          <table:table-cell office:value-type="float" office:value="1.2" table:style-name="ce50">
            <text:p>1.20</text:p>
          </table:table-cell>
          <table:table-cell table:number-columns-repeated="16361" table:style-name="ce176"/>
        </table:table-row>
        <table:table-row table:style-name="ro17">
          <table:table-cell office:value-type="string" table:number-columns-spanned="2" table:number-rows-spanned="1" table:style-name="ce249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22" table:style-name="ce51">
            <text:p>0.22</text:p>
          </table:table-cell>
          <table:table-cell office:value-type="float" office:value="0.03" table:style-name="ce52">
            <text:p>0.03</text:p>
          </table:table-cell>
          <table:table-cell office:value-type="float" office:value="0.01" table:style-name="ce52">
            <text:p>0.01</text:p>
          </table:table-cell>
          <table:table-cell office:value-type="float" office:value="0.04" table:style-name="ce52">
            <text:p>0.04</text:p>
          </table:table-cell>
          <table:table-cell office:value-type="float" office:value="12.42" table:style-name="ce52">
            <text:p>12.42</text:p>
          </table:table-cell>
          <table:table-cell office:value-type="float" office:value="12.16" table:style-name="ce52">
            <text:p>12.16</text:p>
          </table:table-cell>
          <table:table-cell office:value-type="float" office:value="12.7" table:style-name="ce52">
            <text:p>12.70</text:p>
          </table:table-cell>
          <table:table-cell office:value-type="float" office:value="1.34" table:style-name="ce53">
            <text:p>1.34</text:p>
          </table:table-cell>
          <table:table-cell office:value-type="float" office:value="8.26" table:style-name="ce52">
            <text:p>8.26</text:p>
          </table:table-cell>
          <table:table-cell office:value-type="float" office:value="6.68" table:style-name="ce52">
            <text:p>6.68</text:p>
          </table:table-cell>
          <table:table-cell office:value-type="float" office:value="10.71" table:style-name="ce52">
            <text:p>10.71</text:p>
          </table:table-cell>
          <table:table-cell office:value-type="float" office:value="0.74" table:style-name="ce53">
            <text:p>0.74</text:p>
          </table:table-cell>
          <table:table-cell office:value-type="float" office:value="24.8" table:style-name="ce52">
            <text:p>24.80</text:p>
          </table:table-cell>
          <table:table-cell office:value-type="float" office:value="0.6" table:style-name="ce53">
            <text:p>0.60</text:p>
          </table:table-cell>
          <table:table-cell office:value-type="float" office:value="137.79" table:style-name="ce52">
            <text:p>137.79</text:p>
          </table:table-cell>
          <table:table-cell office:value-type="float" office:value="4.26" table:style-name="ce53">
            <text:p>4.26</text:p>
          </table:table-cell>
          <table:table-cell office:value-type="float" office:value="5.4" table:style-name="ce52">
            <text:p>5.40</text:p>
          </table:table-cell>
          <table:table-cell office:value-type="float" office:value="0.2" table:style-name="ce53">
            <text:p>0.20</text:p>
          </table:table-cell>
          <table:table-cell office:value-type="float" office:value="2.09" table:style-name="ce52">
            <text:p>2.09</text:p>
          </table:table-cell>
          <table:table-cell office:value-type="float" office:value="3.22" table:style-name="ce52">
            <text:p>3.22</text:p>
          </table:table-cell>
          <table:table-cell office:value-type="float" office:value="0.13" table:style-name="ce54">
            <text:p>0.13</text:p>
          </table:table-cell>
          <table:table-cell table:number-columns-repeated="16361" table:style-name="ce176"/>
        </table:table-row>
        <table:table-row table:style-name="ro18">
          <table:table-cell office:value-type="string" table:number-columns-spanned="1" table:number-rows-spanned="2" table:style-name="ce247">
            <text:p>本年1~9月較上年1~9月増減</text:p>
          </table:table-cell>
          <table:table-cell office:value-type="string" table:style-name="ce32">
            <text:p>實數</text:p>
          </table:table-cell>
          <table:table-cell office:value-type="float" office:value="102236" table:style-name="ce55">
            <text:p>102,236</text:p>
          </table:table-cell>
          <table:table-cell office:value-type="float" office:value="53692" table:style-name="ce56">
            <text:p>53,692</text:p>
          </table:table-cell>
          <table:table-cell office:value-type="float" office:value="9588" table:style-name="ce56">
            <text:p>9,588</text:p>
          </table:table-cell>
          <table:table-cell office:value-type="float" office:value="44104" table:style-name="ce33">
            <text:p>44,104</text:p>
          </table:table-cell>
          <table:table-cell office:value-type="float" office:value="3585" table:style-name="ce177">
            <text:p>3,585</text:p>
          </table:table-cell>
          <table:table-cell office:value-type="float" office:value="1819" table:style-name="ce177">
            <text:p>1,819</text:p>
          </table:table-cell>
          <table:table-cell office:value-type="float" office:value="1766" table:style-name="ce177">
            <text:p>1,766</text:p>
          </table:table-cell>
          <table:table-cell office:value-type="string" table:style-name="ce57">
            <text:p>…</text:p>
          </table:table-cell>
          <table:table-cell office:value-type="float" office:value="8030" table:style-name="ce178">
            <text:p>8,030</text:p>
          </table:table-cell>
          <table:table-cell office:value-type="float" office:value="4316" table:style-name="ce177">
            <text:p>4,316</text:p>
          </table:table-cell>
          <table:table-cell office:value-type="float" office:value="3714" table:style-name="ce177">
            <text:p>3,714</text:p>
          </table:table-cell>
          <table:table-cell office:value-type="string" table:style-name="ce57">
            <text:p>…</text:p>
          </table:table-cell>
          <table:table-cell office:value-type="float" office:value="-4445" table:style-name="ce177">
            <text:p>－ 4,445</text:p>
          </table:table-cell>
          <table:table-cell office:value-type="string" table:style-name="ce57">
            <text:p>…</text:p>
          </table:table-cell>
          <table:table-cell office:value-type="float" office:value="5498" table:style-name="ce178">
            <text:p>5,498</text:p>
          </table:table-cell>
          <table:table-cell office:value-type="string" table:style-name="ce57">
            <text:p>…</text:p>
          </table:table-cell>
          <table:table-cell office:value-type="float" office:value="186" table:style-name="ce177">
            <text:p>186</text:p>
          </table:table-cell>
          <table:table-cell office:value-type="string" table:style-name="ce57">
            <text:p>…</text:p>
          </table:table-cell>
          <table:table-cell office:value-type="float" office:value="12874" table:style-name="ce177">
            <text:p>12,874</text:p>
          </table:table-cell>
          <table:table-cell office:value-type="float" office:value="12432" table:style-name="ce177">
            <text:p>12,432</text:p>
          </table:table-cell>
          <table:table-cell office:value-type="float" office:value="6378" table:style-name="ce36">
            <text:p>6,378</text:p>
          </table:table-cell>
          <table:table-cell table:number-columns-repeated="16361" table:style-name="ce176"/>
        </table:table-row>
        <table:table-row table:style-name="ro18">
          <table:covered-table-cell/>
          <table:table-cell office:value-type="string" table:style-name="ce58">
            <text:p>%<text:s/><text:span text:style-name="T3">△</text:span></text:p>
          </table:table-cell>
          <table:table-cell office:value-type="float" office:value="1.24" table:style-name="ce59">
            <text:p>1.24</text:p>
          </table:table-cell>
          <table:table-cell office:value-type="float" office:value="0.23" table:style-name="ce60">
            <text:p>0.23</text:p>
          </table:table-cell>
          <table:table-cell office:value-type="float" office:value="0.08" table:style-name="ce60">
            <text:p>0.08</text:p>
          </table:table-cell>
          <table:table-cell office:value-type="float" office:value="0.38" table:style-name="ce60">
            <text:p>0.38</text:p>
          </table:table-cell>
          <table:table-cell office:value-type="float" office:value="2.4303601814126599" table:style-name="ce179">
            <text:p>2.43</text:p>
          </table:table-cell>
          <table:table-cell office:value-type="float" office:value="2.3808277270228531" table:style-name="ce179">
            <text:p>2.38</text:p>
          </table:table-cell>
          <table:table-cell office:value-type="float" office:value="2.4835810820313049" table:style-name="ce179">
            <text:p>2.48</text:p>
          </table:table-cell>
          <table:table-cell office:value-type="float" office:value="0.19000000000000128" table:style-name="ce179">
            <text:p>0.19</text:p>
          </table:table-cell>
          <table:table-cell office:value-type="float" office:value="6.8872649924523115" table:style-name="ce179">
            <text:p>6.89</text:p>
          </table:table-cell>
          <table:table-cell office:value-type="float" office:value="6.1071726733738032" table:style-name="ce179">
            <text:p>6.11</text:p>
          </table:table-cell>
          <table:table-cell office:value-type="float" office:value="8.0878029659632844" table:style-name="ce179">
            <text:p>8.09</text:p>
          </table:table-cell>
          <table:table-cell office:value-type="float" office:value="0.45" table:style-name="ce179">
            <text:p>0.45</text:p>
          </table:table-cell>
          <table:table-cell office:value-type="float" office:value="-14.377203480285928" table:style-name="ce179">
            <text:p>－ 14.38</text:p>
          </table:table-cell>
          <table:table-cell office:value-type="float" office:value="-0.26" table:style-name="ce179">
            <text:p>－ 0.26</text:p>
          </table:table-cell>
          <table:table-cell office:value-type="float" office:value="5.3087945618168471" table:style-name="ce179">
            <text:p>5.31</text:p>
          </table:table-cell>
          <table:table-cell office:value-type="float" office:value="0.31" table:style-name="ce179">
            <text:p>0.31</text:p>
          </table:table-cell>
          <table:table-cell office:value-type="float" office:value="0.46608364447340062" table:style-name="ce179">
            <text:p>0.47</text:p>
          </table:table-cell>
          <table:table-cell office:value-type="float" office:value="0" table:style-name="ce179">
            <text:p>—</text:p>
          </table:table-cell>
          <table:table-cell office:value-type="float" office:value="1.5436561893730649" table:style-name="ce179">
            <text:p>1.54</text:p>
          </table:table-cell>
          <table:table-cell office:value-type="float" office:value="1.508472416868391" table:style-name="ce179">
            <text:p>1.51</text:p>
          </table:table-cell>
          <table:table-cell office:value-type="float" office:value="1.2" table:style-name="ce61">
            <text:p>1.20</text:p>
          </table:table-cell>
          <table:table-cell table:number-columns-repeated="16361" table:style-name="ce172"/>
        </table:table-row>
        <table:table-row table:style-name="ro19">
          <table:table-cell office:value-type="string" table:style-name="ce62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2"/>
          <table:table-cell table:number-columns-repeated="8" table:style-name="ce63"/>
          <table:table-cell table:number-columns-repeated="3" table:style-name="ce171"/>
          <table:table-cell table:style-name="ce64"/>
          <table:table-cell table:style-name="ce65"/>
          <table:table-cell table:number-columns-repeated="2" table:style-name="ce171"/>
          <table:table-cell table:style-name="ce64"/>
          <table:table-cell table:style-name="ce65"/>
          <table:table-cell table:number-columns-repeated="3" table:style-name="ce171"/>
          <table:table-cell office:value-type="string" table:style-name="ce66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10<text:s/><text:span text:style-name="T2">月</text:span><text:s/>6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8">
          <table:table-cell office:value-type="string" table:style-name="ce67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71"/>
        </table:table-row>
        <table:table-row table:style-name="ro12">
          <table:table-cell office:value-type="string" table:style-name="ce67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71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Area" table:cell-range-address="年月別.$A$2:年月別.$W$62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20">
          <table:table-cell table:number-columns-repeated="17" table:style-name="ce2"/>
          <table:table-cell table:style-name="ce68"/>
          <table:table-cell table:number-columns-repeated="16366" table:style-name="ce2"/>
        </table:table-row>
        <table:table-row table:style-name="ro21">
          <table:table-cell office:value-type="string" table:style-name="ce69">
            <text:p>民 國 103 年 9 月 戶 口 統 計 速 報 表 (續)</text:p>
          </table:table-cell>
          <table:table-cell table:number-columns-repeated="14" table:style-name="ce69"/>
          <table:table-cell table:style-name="ce70"/>
          <table:table-cell table:style-name="ce69"/>
          <table:table-cell table:style-name="ce71"/>
          <table:table-cell table:style-name="ce69"/>
          <table:table-cell table:number-columns-repeated="2" table:style-name="ce72"/>
          <table:table-cell table:style-name="ce71"/>
          <table:table-cell table:number-columns-repeated="16362" table:style-name="ce2"/>
        </table:table-row>
        <table:table-row table:style-name="ro22">
          <table:table-cell table:style-name="ce73"/>
          <table:table-cell table:style-name="ce74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2">
            <text:p>自 然 增 加</text:p>
          </table:table-cell>
          <table:covered-table-cell/>
          <table:table-cell office:value-type="string" table:number-columns-spanned="2" table:number-rows-spanned="1" table:style-name="ce24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2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6">
            <text:p>原住民</text:p>
            <text:p>人口數</text:p>
          </table:table-cell>
          <table:table-cell table:style-name="ce75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76"/>
          <table:table-cell office:value-type="string" table:number-columns-spanned="1" table:number-rows-spanned="3" table:style-name="ce239">
            <text:p>計</text:p>
          </table:table-cell>
          <table:table-cell office:value-type="string" table:number-columns-spanned="1" table:number-rows-spanned="3" table:style-name="ce239">
            <text:p>男</text:p>
          </table:table-cell>
          <table:table-cell office:value-type="string" table:number-columns-spanned="1" table:number-rows-spanned="3" table:style-name="ce239">
            <text:p>女</text:p>
          </table:table-cell>
          <table:table-cell office:value-type="string" table:style-name="ce77">
            <text:p>折合年</text:p>
          </table:table-cell>
          <table:table-cell office:value-type="string" table:number-columns-spanned="1" table:number-rows-spanned="3" table:style-name="ce239">
            <text:p>計</text:p>
          </table:table-cell>
          <table:table-cell office:value-type="string" table:number-columns-spanned="1" table:number-rows-spanned="3" table:style-name="ce239">
            <text:p>男</text:p>
          </table:table-cell>
          <table:table-cell office:value-type="string" table:number-columns-spanned="1" table:number-rows-spanned="3" table:style-name="ce239">
            <text:p>女</text:p>
          </table:table-cell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9">
            <text:p>折合年自</text:p>
          </table:table-cell>
          <table:table-cell table:style-name="ce80"/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7">
            <text:p>折合年</text:p>
          </table:table-cell>
          <table:covered-table-cell/>
          <table:covered-table-cell/>
          <table:covered-table-cell/>
          <table:table-cell table:style-name="ce75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1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2"/>
          <table:table-cell table:number-columns-repeated="16361"/>
        </table:table-row>
        <table:table-row table:style-name="ro19">
          <table:table-cell table:style-name="ce83"/>
          <table:table-cell table:style-name="ce84"/>
          <table:table-cell table:style-name="ce8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6"/>
          <table:table-cell table:number-columns-repeated="16361"/>
        </table:table-row>
        <table:table-row table:style-name="ro23">
          <table:table-cell office:value-type="string" table:style-name="ce87">
            <text:p>總 <text:s text:c="7"/>計</text:p>
          </table:table-cell>
          <table:table-cell office:value-type="float" office:value="8372925" table:style-name="ce20">
            <text:p>8,372,925</text:p>
          </table:table-cell>
          <table:table-cell office:value-type="float" office:value="23410280" table:style-name="ce20">
            <text:p>23,410,280</text:p>
          </table:table-cell>
          <table:table-cell office:value-type="float" office:value="11690317" table:style-name="ce20">
            <text:p>11,690,317</text:p>
          </table:table-cell>
          <table:table-cell office:value-type="float" office:value="11719963" table:style-name="ce20">
            <text:p>11,719,963</text:p>
          </table:table-cell>
          <table:table-cell office:value-type="float" office:value="18624" table:style-name="ce20">
            <text:p>18,624</text:p>
          </table:table-cell>
          <table:table-cell office:value-type="float" office:value="9617" table:style-name="ce20">
            <text:p>9,617</text:p>
          </table:table-cell>
          <table:table-cell office:value-type="float" office:value="9007" table:style-name="ce20">
            <text:p>9,007</text:p>
          </table:table-cell>
          <table:table-cell office:value-type="float" office:value="9.68" table:style-name="ce88">
            <text:p><text:s text:c="3"/>9.68</text:p>
          </table:table-cell>
          <table:table-cell office:value-type="float" office:value="13421" table:style-name="ce20">
            <text:p>13,421</text:p>
          </table:table-cell>
          <table:table-cell office:value-type="float" office:value="8047" table:style-name="ce20">
            <text:p>8,047</text:p>
          </table:table-cell>
          <table:table-cell office:value-type="float" office:value="5374" table:style-name="ce20">
            <text:p>5,374</text:p>
          </table:table-cell>
          <table:table-cell office:value-type="float" office:value="6.98" table:style-name="ce88">
            <text:p><text:s text:c="3"/>6.98</text:p>
          </table:table-cell>
          <table:table-cell office:value-type="float" office:value="5203" table:style-name="ce20">
            <text:p>5,203</text:p>
          </table:table-cell>
          <table:table-cell office:value-type="float" office:value="2.7" table:style-name="ce88">
            <text:p><text:s text:c="3"/>2.70</text:p>
          </table:table-cell>
          <table:table-cell office:value-type="float" office:value="13837" table:style-name="ce20">
            <text:p>13,837</text:p>
          </table:table-cell>
          <table:table-cell office:value-type="float" office:value="7.19" table:style-name="ce88">
            <text:p><text:s text:c="3"/>7.19</text:p>
          </table:table-cell>
          <table:table-cell office:value-type="float" office:value="4766" table:style-name="ce20">
            <text:p>4,766</text:p>
          </table:table-cell>
          <table:table-cell office:value-type="float" office:value="2.48" table:style-name="ce88">
            <text:p><text:s text:c="3"/>2.48</text:p>
          </table:table-cell>
          <table:table-cell office:value-type="float" office:value="94353" table:style-name="ce20">
            <text:p>94,353</text:p>
          </table:table-cell>
          <table:table-cell office:value-type="float" office:value="93519" table:style-name="ce20">
            <text:p>93,519</text:p>
          </table:table-cell>
          <table:table-cell office:value-type="float" office:value="538439" table:style-name="ce89">
            <text:p>538,439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0">
            <text:p>新 <text:s/>北 <text:s/>市</text:p>
          </table:table-cell>
          <table:table-cell office:value-type="float" office:value="1495243" table:style-name="ce91">
            <text:p>1,495,243</text:p>
          </table:table-cell>
          <table:table-cell office:value-type="float" office:value="3961374" table:style-name="ce91">
            <text:p>3,961,374</text:p>
          </table:table-cell>
          <table:table-cell office:value-type="float" office:value="1950031" table:style-name="ce91">
            <text:p>1,950,031</text:p>
          </table:table-cell>
          <table:table-cell office:value-type="float" office:value="2011343" table:style-name="ce91">
            <text:p>2,011,343</text:p>
          </table:table-cell>
          <table:table-cell office:value-type="float" office:value="3400" table:style-name="ce91">
            <text:p>3,400</text:p>
          </table:table-cell>
          <table:table-cell office:value-type="float" office:value="1780" table:style-name="ce91">
            <text:p>1,780</text:p>
          </table:table-cell>
          <table:table-cell office:value-type="float" office:value="1620" table:style-name="ce91">
            <text:p>1,620</text:p>
          </table:table-cell>
          <table:table-cell office:value-type="float" office:value="10.44" table:style-name="ce92">
            <text:p><text:s text:c="3"/>10.44</text:p>
          </table:table-cell>
          <table:table-cell office:value-type="float" office:value="1774" table:style-name="ce91">
            <text:p>1,774</text:p>
          </table:table-cell>
          <table:table-cell office:value-type="float" office:value="1074" table:style-name="ce91">
            <text:p>1,074</text:p>
          </table:table-cell>
          <table:table-cell office:value-type="float" office:value="700" table:style-name="ce91">
            <text:p>700</text:p>
          </table:table-cell>
          <table:table-cell office:value-type="float" office:value="5.45" table:style-name="ce92">
            <text:p><text:s text:c="3"/>5.45</text:p>
          </table:table-cell>
          <table:table-cell office:value-type="float" office:value="1626" table:style-name="ce91">
            <text:p>1,626</text:p>
          </table:table-cell>
          <table:table-cell office:value-type="float" office:value="4.99" table:style-name="ce92">
            <text:p><text:s text:c="3"/>4.99</text:p>
          </table:table-cell>
          <table:table-cell office:value-type="float" office:value="2632" table:style-name="ce91">
            <text:p>2,632</text:p>
          </table:table-cell>
          <table:table-cell office:value-type="float" office:value="8.09" table:style-name="ce92">
            <text:p><text:s text:c="3"/>8.09</text:p>
          </table:table-cell>
          <table:table-cell office:value-type="float" office:value="905" table:style-name="ce91">
            <text:p>905</text:p>
          </table:table-cell>
          <table:table-cell office:value-type="float" office:value="2.78" table:style-name="ce92">
            <text:p><text:s text:c="3"/>2.78</text:p>
          </table:table-cell>
          <table:table-cell office:value-type="float" office:value="16464" table:style-name="ce91">
            <text:p>16,464</text:p>
          </table:table-cell>
          <table:table-cell office:value-type="float" office:value="16571" table:style-name="ce91">
            <text:p>16,571</text:p>
          </table:table-cell>
          <table:table-cell office:value-type="float" office:value="53177" table:style-name="ce93">
            <text:p>53,177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0">
            <text:p>臺 <text:s/>北 <text:s/>市</text:p>
          </table:table-cell>
          <table:table-cell office:value-type="float" office:value="1036877" table:style-name="ce91">
            <text:p>1,036,877</text:p>
          </table:table-cell>
          <table:table-cell office:value-type="float" office:value="2695649" table:style-name="ce91">
            <text:p>2,695,649</text:p>
          </table:table-cell>
          <table:table-cell office:value-type="float" office:value="1293032" table:style-name="ce91">
            <text:p>1,293,032</text:p>
          </table:table-cell>
          <table:table-cell office:value-type="float" office:value="1402617" table:style-name="ce91">
            <text:p>1,402,617</text:p>
          </table:table-cell>
          <table:table-cell office:value-type="float" office:value="2516" table:style-name="ce91">
            <text:p>2,516</text:p>
          </table:table-cell>
          <table:table-cell office:value-type="float" office:value="1300" table:style-name="ce91">
            <text:p>1,300</text:p>
          </table:table-cell>
          <table:table-cell office:value-type="float" office:value="1216" table:style-name="ce91">
            <text:p>1,216</text:p>
          </table:table-cell>
          <table:table-cell office:value-type="float" office:value="11.36" table:style-name="ce92">
            <text:p><text:s text:c="3"/>11.36</text:p>
          </table:table-cell>
          <table:table-cell office:value-type="float" office:value="1347" table:style-name="ce91">
            <text:p>1,347</text:p>
          </table:table-cell>
          <table:table-cell office:value-type="float" office:value="773" table:style-name="ce91">
            <text:p>773</text:p>
          </table:table-cell>
          <table:table-cell office:value-type="float" office:value="574" table:style-name="ce91">
            <text:p>574</text:p>
          </table:table-cell>
          <table:table-cell office:value-type="float" office:value="6.08" table:style-name="ce92">
            <text:p><text:s text:c="3"/>6.08</text:p>
          </table:table-cell>
          <table:table-cell office:value-type="float" office:value="1169" table:style-name="ce91">
            <text:p>1,169</text:p>
          </table:table-cell>
          <table:table-cell office:value-type="float" office:value="5.28" table:style-name="ce92">
            <text:p><text:s text:c="3"/>5.28</text:p>
          </table:table-cell>
          <table:table-cell office:value-type="float" office:value="1853" table:style-name="ce91">
            <text:p>1,853</text:p>
          </table:table-cell>
          <table:table-cell office:value-type="float" office:value="8.36" table:style-name="ce92">
            <text:p><text:s text:c="3"/>8.36</text:p>
          </table:table-cell>
          <table:table-cell office:value-type="float" office:value="504" table:style-name="ce91">
            <text:p>504</text:p>
          </table:table-cell>
          <table:table-cell office:value-type="float" office:value="2.2799999999999998" table:style-name="ce92">
            <text:p><text:s text:c="3"/>2.28</text:p>
          </table:table-cell>
          <table:table-cell office:value-type="float" office:value="14100" table:style-name="ce91">
            <text:p>14,100</text:p>
          </table:table-cell>
          <table:table-cell office:value-type="float" office:value="14627" table:style-name="ce91">
            <text:p>14,627</text:p>
          </table:table-cell>
          <table:table-cell office:value-type="float" office:value="15415" table:style-name="ce93">
            <text:p>15,415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0">
            <text:p>臺 <text:s/>中 <text:s/>市</text:p>
          </table:table-cell>
          <table:table-cell office:value-type="float" office:value="910079" table:style-name="ce91">
            <text:p>910,079</text:p>
          </table:table-cell>
          <table:table-cell office:value-type="float" office:value="2712948" table:style-name="ce91">
            <text:p>2,712,948</text:p>
          </table:table-cell>
          <table:table-cell office:value-type="float" office:value="1344077" table:style-name="ce91">
            <text:p>1,344,077</text:p>
          </table:table-cell>
          <table:table-cell office:value-type="float" office:value="1368871" table:style-name="ce91">
            <text:p>1,368,871</text:p>
          </table:table-cell>
          <table:table-cell office:value-type="float" office:value="2323" table:style-name="ce91">
            <text:p>2,323</text:p>
          </table:table-cell>
          <table:table-cell office:value-type="float" office:value="1174" table:style-name="ce91">
            <text:p>1,174</text:p>
          </table:table-cell>
          <table:table-cell office:value-type="float" office:value="1149" table:style-name="ce91">
            <text:p>1,149</text:p>
          </table:table-cell>
          <table:table-cell office:value-type="float" office:value="10.42" table:style-name="ce92">
            <text:p><text:s text:c="3"/>10.42</text:p>
          </table:table-cell>
          <table:table-cell office:value-type="float" office:value="1301" table:style-name="ce91">
            <text:p>1,301</text:p>
          </table:table-cell>
          <table:table-cell office:value-type="float" office:value="789" table:style-name="ce91">
            <text:p>789</text:p>
          </table:table-cell>
          <table:table-cell office:value-type="float" office:value="512" table:style-name="ce91">
            <text:p>512</text:p>
          </table:table-cell>
          <table:table-cell office:value-type="float" office:value="5.84" table:style-name="ce92">
            <text:p><text:s text:c="3"/>5.84</text:p>
          </table:table-cell>
          <table:table-cell office:value-type="float" office:value="1022" table:style-name="ce91">
            <text:p>1,022</text:p>
          </table:table-cell>
          <table:table-cell office:value-type="float" office:value="4.58" table:style-name="ce92">
            <text:p><text:s text:c="3"/>4.58</text:p>
          </table:table-cell>
          <table:table-cell office:value-type="float" office:value="1665" table:style-name="ce91">
            <text:p>1,665</text:p>
          </table:table-cell>
          <table:table-cell office:value-type="float" office:value="7.47" table:style-name="ce92">
            <text:p><text:s text:c="3"/>7.47</text:p>
          </table:table-cell>
          <table:table-cell office:value-type="float" office:value="556" table:style-name="ce91">
            <text:p>556</text:p>
          </table:table-cell>
          <table:table-cell office:value-type="float" office:value="2.4900000000000002" table:style-name="ce92">
            <text:p><text:s text:c="3"/>2.49</text:p>
          </table:table-cell>
          <table:table-cell office:value-type="float" office:value="12214" table:style-name="ce91">
            <text:p>12,214</text:p>
          </table:table-cell>
          <table:table-cell office:value-type="float" office:value="11540" table:style-name="ce91">
            <text:p>11,540</text:p>
          </table:table-cell>
          <table:table-cell office:value-type="float" office:value="30709" table:style-name="ce93">
            <text:p>30,70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0">
            <text:p>臺 <text:s/>南 <text:s/>市</text:p>
          </table:table-cell>
          <table:table-cell office:value-type="float" office:value="667772" table:style-name="ce91">
            <text:p>667,772</text:p>
          </table:table-cell>
          <table:table-cell office:value-type="float" office:value="1883493" table:style-name="ce91">
            <text:p>1,883,493</text:p>
          </table:table-cell>
          <table:table-cell office:value-type="float" office:value="943896" table:style-name="ce91">
            <text:p>943,896</text:p>
          </table:table-cell>
          <table:table-cell office:value-type="float" office:value="939597" table:style-name="ce91">
            <text:p>939,597</text:p>
          </table:table-cell>
          <table:table-cell office:value-type="float" office:value="1390" table:style-name="ce91">
            <text:p>1,390</text:p>
          </table:table-cell>
          <table:table-cell office:value-type="float" office:value="690" table:style-name="ce91">
            <text:p>690</text:p>
          </table:table-cell>
          <table:table-cell office:value-type="float" office:value="700" table:style-name="ce91">
            <text:p>700</text:p>
          </table:table-cell>
          <table:table-cell office:value-type="float" office:value="8.98" table:style-name="ce92">
            <text:p><text:s text:c="3"/>8.98</text:p>
          </table:table-cell>
          <table:table-cell office:value-type="float" office:value="1210" table:style-name="ce91">
            <text:p>1,210</text:p>
          </table:table-cell>
          <table:table-cell office:value-type="float" office:value="735" table:style-name="ce91">
            <text:p>735</text:p>
          </table:table-cell>
          <table:table-cell office:value-type="float" office:value="475" table:style-name="ce91">
            <text:p>475</text:p>
          </table:table-cell>
          <table:table-cell office:value-type="float" office:value="7.82" table:style-name="ce92">
            <text:p><text:s text:c="3"/>7.82</text:p>
          </table:table-cell>
          <table:table-cell office:value-type="float" office:value="180" table:style-name="ce94">
            <text:p><text:s text:c="3"/>180</text:p>
          </table:table-cell>
          <table:table-cell office:value-type="float" office:value="1.1599999999999999" table:style-name="ce95">
            <text:p><text:s text:c="4"/>1.16</text:p>
          </table:table-cell>
          <table:table-cell office:value-type="float" office:value="1061" table:style-name="ce91">
            <text:p>1,061</text:p>
          </table:table-cell>
          <table:table-cell office:value-type="float" office:value="6.85" table:style-name="ce92">
            <text:p><text:s text:c="3"/>6.85</text:p>
          </table:table-cell>
          <table:table-cell office:value-type="float" office:value="333" table:style-name="ce91">
            <text:p>333</text:p>
          </table:table-cell>
          <table:table-cell office:value-type="float" office:value="2.15" table:style-name="ce92">
            <text:p><text:s text:c="3"/>2.15</text:p>
          </table:table-cell>
          <table:table-cell office:value-type="float" office:value="6342" table:style-name="ce91">
            <text:p>6,342</text:p>
          </table:table-cell>
          <table:table-cell office:value-type="float" office:value="6480" table:style-name="ce91">
            <text:p>6,480</text:p>
          </table:table-cell>
          <table:table-cell office:value-type="float" office:value="6890" table:style-name="ce93">
            <text:p>6,890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0">
            <text:p>高 <text:s/>雄 <text:s/>市</text:p>
          </table:table-cell>
          <table:table-cell office:value-type="float" office:value="1063794" table:style-name="ce91">
            <text:p>1,063,794</text:p>
          </table:table-cell>
          <table:table-cell office:value-type="float" office:value="2777461" table:style-name="ce91">
            <text:p>2,777,461</text:p>
          </table:table-cell>
          <table:table-cell office:value-type="float" office:value="1382862" table:style-name="ce91">
            <text:p>1,382,862</text:p>
          </table:table-cell>
          <table:table-cell office:value-type="float" office:value="1394599" table:style-name="ce91">
            <text:p>1,394,599</text:p>
          </table:table-cell>
          <table:table-cell office:value-type="float" office:value="1971" table:style-name="ce91">
            <text:p>1,971</text:p>
          </table:table-cell>
          <table:table-cell office:value-type="float" office:value="1059" table:style-name="ce91">
            <text:p>1,059</text:p>
          </table:table-cell>
          <table:table-cell office:value-type="float" office:value="912" table:style-name="ce91">
            <text:p>912</text:p>
          </table:table-cell>
          <table:table-cell office:value-type="float" office:value="8.6300000000000008" table:style-name="ce92">
            <text:p><text:s text:c="3"/>8.63</text:p>
          </table:table-cell>
          <table:table-cell office:value-type="float" office:value="1716" table:style-name="ce91">
            <text:p>1,716</text:p>
          </table:table-cell>
          <table:table-cell office:value-type="float" office:value="1015" table:style-name="ce91">
            <text:p>1,015</text:p>
          </table:table-cell>
          <table:table-cell office:value-type="float" office:value="701" table:style-name="ce91">
            <text:p>701</text:p>
          </table:table-cell>
          <table:table-cell office:value-type="float" office:value="7.52" table:style-name="ce92">
            <text:p><text:s text:c="3"/>7.52</text:p>
          </table:table-cell>
          <table:table-cell office:value-type="float" office:value="255" table:style-name="ce96">
            <text:p><text:s text:c="3"/>255</text:p>
          </table:table-cell>
          <table:table-cell office:value-type="float" office:value="1.1200000000000001" table:style-name="ce95">
            <text:p><text:s text:c="4"/>1.12</text:p>
          </table:table-cell>
          <table:table-cell office:value-type="float" office:value="1567" table:style-name="ce91">
            <text:p>1,567</text:p>
          </table:table-cell>
          <table:table-cell office:value-type="float" office:value="6.86" table:style-name="ce92">
            <text:p><text:s text:c="3"/>6.86</text:p>
          </table:table-cell>
          <table:table-cell office:value-type="float" office:value="563" table:style-name="ce91">
            <text:p>563</text:p>
          </table:table-cell>
          <table:table-cell office:value-type="float" office:value="2.4700000000000002" table:style-name="ce92">
            <text:p><text:s text:c="3"/>2.47</text:p>
          </table:table-cell>
          <table:table-cell office:value-type="float" office:value="11118" table:style-name="ce91">
            <text:p>11,118</text:p>
          </table:table-cell>
          <table:table-cell office:value-type="float" office:value="11230" table:style-name="ce91">
            <text:p>11,230</text:p>
          </table:table-cell>
          <table:table-cell office:value-type="float" office:value="32120" table:style-name="ce93">
            <text:p>32,12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<text:s/>臺 <text:s/>灣 <text:s/>省<text:s/></text:p>
          </table:table-cell>
          <table:table-cell office:value-type="float" office:value="3159261" table:style-name="ce91">
            <text:p>3,159,261</text:p>
          </table:table-cell>
          <table:table-cell office:value-type="float" office:value="9240718" table:style-name="ce91">
            <text:p>9,240,718</text:p>
          </table:table-cell>
          <table:table-cell office:value-type="float" office:value="4705987" table:style-name="ce91">
            <text:p>4,705,987</text:p>
          </table:table-cell>
          <table:table-cell office:value-type="float" office:value="4534731" table:style-name="ce91">
            <text:p>4,534,731</text:p>
          </table:table-cell>
          <table:table-cell office:value-type="float" office:value="6878" table:style-name="ce91">
            <text:p>6,878</text:p>
          </table:table-cell>
          <table:table-cell office:value-type="float" office:value="3534" table:style-name="ce91">
            <text:p>3,534</text:p>
          </table:table-cell>
          <table:table-cell office:value-type="float" office:value="3344" table:style-name="ce91">
            <text:p>3,344</text:p>
          </table:table-cell>
          <table:table-cell office:value-type="float" office:value="9.06" table:style-name="ce92">
            <text:p><text:s text:c="3"/>9.06</text:p>
          </table:table-cell>
          <table:table-cell office:value-type="float" office:value="6026" table:style-name="ce91">
            <text:p>6,026</text:p>
          </table:table-cell>
          <table:table-cell office:value-type="float" office:value="3633" table:style-name="ce91">
            <text:p>3,633</text:p>
          </table:table-cell>
          <table:table-cell office:value-type="float" office:value="2393" table:style-name="ce91">
            <text:p>2,393</text:p>
          </table:table-cell>
          <table:table-cell office:value-type="float" office:value="7.93" table:style-name="ce92">
            <text:p><text:s text:c="3"/>7.93</text:p>
          </table:table-cell>
          <table:table-cell office:value-type="float" office:value="852" table:style-name="ce96">
            <text:p><text:s text:c="3"/>852</text:p>
          </table:table-cell>
          <table:table-cell office:value-type="float" office:value="1.1200000000000001" table:style-name="ce98">
            <text:p>1.12</text:p>
          </table:table-cell>
          <table:table-cell office:value-type="float" office:value="4969" table:style-name="ce91">
            <text:p>4,969</text:p>
          </table:table-cell>
          <table:table-cell office:value-type="float" office:value="6.54" table:style-name="ce92">
            <text:p><text:s text:c="3"/>6.54</text:p>
          </table:table-cell>
          <table:table-cell office:value-type="float" office:value="1886" table:style-name="ce91">
            <text:p>1,886</text:p>
          </table:table-cell>
          <table:table-cell office:value-type="float" office:value="2.48" table:style-name="ce92">
            <text:p><text:s text:c="3"/>2.48</text:p>
          </table:table-cell>
          <table:table-cell office:value-type="float" office:value="32583" table:style-name="ce91">
            <text:p>32,583</text:p>
          </table:table-cell>
          <table:table-cell office:value-type="float" office:value="32550" table:style-name="ce91">
            <text:p>32,550</text:p>
          </table:table-cell>
          <table:table-cell office:value-type="float" office:value="399087" table:style-name="ce93">
            <text:p>399,087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宜 蘭 縣</text:p>
          </table:table-cell>
          <table:table-cell office:value-type="float" office:value="162601" table:style-name="ce100">
            <text:p><text:s text:c="3"/>162,601</text:p>
          </table:table-cell>
          <table:table-cell office:value-type="float" office:value="458784" table:style-name="ce100">
            <text:p><text:s text:c="3"/>458,784</text:p>
          </table:table-cell>
          <table:table-cell office:value-type="float" office:value="232801" table:style-name="ce100">
            <text:p><text:s text:c="3"/>232,801</text:p>
          </table:table-cell>
          <table:table-cell office:value-type="float" office:value="225983" table:style-name="ce100">
            <text:p><text:s text:c="3"/>225,983</text:p>
          </table:table-cell>
          <table:table-cell office:value-type="float" office:value="336" table:style-name="ce101">
            <text:p>336</text:p>
          </table:table-cell>
          <table:table-cell office:value-type="float" office:value="154" table:style-name="ce101">
            <text:p>154</text:p>
          </table:table-cell>
          <table:table-cell office:value-type="float" office:value="182" table:style-name="ce101">
            <text:p>182</text:p>
          </table:table-cell>
          <table:table-cell office:value-type="float" office:value="8.91" table:style-name="ce102">
            <text:p><text:s text:c="3"/>8.91</text:p>
          </table:table-cell>
          <table:table-cell office:value-type="float" office:value="324" table:style-name="ce100">
            <text:p><text:s text:c="3"/>324</text:p>
          </table:table-cell>
          <table:table-cell office:value-type="float" office:value="180" table:style-name="ce101">
            <text:p>180</text:p>
          </table:table-cell>
          <table:table-cell office:value-type="float" office:value="144" table:style-name="ce101">
            <text:p>144</text:p>
          </table:table-cell>
          <table:table-cell office:value-type="float" office:value="8.59" table:style-name="ce102">
            <text:p><text:s text:c="3"/>8.59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0.32" table:style-name="ce104">
            <text:p><text:s text:c="4"/>0.32</text:p>
          </table:table-cell>
          <table:table-cell office:value-type="float" office:value="224" table:style-name="ce100">
            <text:p><text:s text:c="3"/>224</text:p>
          </table:table-cell>
          <table:table-cell office:value-type="float" office:value="5.94" table:style-name="ce102">
            <text:p><text:s text:c="3"/>5.94</text:p>
          </table:table-cell>
          <table:table-cell office:value-type="float" office:value="85" table:style-name="ce100">
            <text:p><text:s text:c="3"/>85</text:p>
          </table:table-cell>
          <table:table-cell office:value-type="float" office:value="2.25" table:style-name="ce102">
            <text:p><text:s text:c="3"/>2.25</text:p>
          </table:table-cell>
          <table:table-cell office:value-type="float" office:value="1949" table:style-name="ce101">
            <text:p>1,949</text:p>
          </table:table-cell>
          <table:table-cell office:value-type="float" office:value="2054" table:style-name="ce101">
            <text:p>2,054</text:p>
          </table:table-cell>
          <table:table-cell office:value-type="float" office:value="16472" table:style-name="ce105">
            <text:p><text:s text:c="3"/>16,472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桃 園 縣</text:p>
          </table:table-cell>
          <table:table-cell office:value-type="float" office:value="730869" table:style-name="ce100">
            <text:p><text:s text:c="3"/>730,869</text:p>
          </table:table-cell>
          <table:table-cell office:value-type="float" office:value="2054260" table:style-name="ce100">
            <text:p><text:s text:c="3"/>2,054,260</text:p>
          </table:table-cell>
          <table:table-cell office:value-type="float" office:value="1030878" table:style-name="ce100">
            <text:p><text:s text:c="3"/>1,030,878</text:p>
          </table:table-cell>
          <table:table-cell office:value-type="float" office:value="1023382" table:style-name="ce100">
            <text:p><text:s text:c="3"/>1,023,382</text:p>
          </table:table-cell>
          <table:table-cell office:value-type="float" office:value="1507" table:style-name="ce100">
            <text:p><text:s text:c="3"/>1,507</text:p>
          </table:table-cell>
          <table:table-cell office:value-type="float" office:value="772" table:style-name="ce101">
            <text:p>772</text:p>
          </table:table-cell>
          <table:table-cell office:value-type="float" office:value="735" table:style-name="ce101">
            <text:p>735</text:p>
          </table:table-cell>
          <table:table-cell office:value-type="float" office:value="8.93" table:style-name="ce102">
            <text:p><text:s text:c="3"/>8.93</text:p>
          </table:table-cell>
          <table:table-cell office:value-type="float" office:value="965" table:style-name="ce100">
            <text:p><text:s text:c="3"/>965</text:p>
          </table:table-cell>
          <table:table-cell office:value-type="float" office:value="601" table:style-name="ce101">
            <text:p>601</text:p>
          </table:table-cell>
          <table:table-cell office:value-type="float" office:value="364" table:style-name="ce101">
            <text:p>364</text:p>
          </table:table-cell>
          <table:table-cell office:value-type="float" office:value="5.72" table:style-name="ce102">
            <text:p><text:s text:c="3"/>5.72</text:p>
          </table:table-cell>
          <table:table-cell office:value-type="float" office:value="542" table:style-name="ce103">
            <text:p><text:s text:c="3"/>542</text:p>
          </table:table-cell>
          <table:table-cell office:value-type="float" office:value="3.21" table:style-name="ce104">
            <text:p><text:s text:c="4"/>3.21</text:p>
          </table:table-cell>
          <table:table-cell office:value-type="float" office:value="1324" table:style-name="ce100">
            <text:p><text:s text:c="3"/>1,324</text:p>
          </table:table-cell>
          <table:table-cell office:value-type="float" office:value="7.84" table:style-name="ce102">
            <text:p><text:s text:c="3"/>7.84</text:p>
          </table:table-cell>
          <table:table-cell office:value-type="float" office:value="477" table:style-name="ce100">
            <text:p><text:s text:c="3"/>477</text:p>
          </table:table-cell>
          <table:table-cell office:value-type="float" office:value="2.83" table:style-name="ce102">
            <text:p><text:s text:c="3"/>2.83</text:p>
          </table:table-cell>
          <table:table-cell office:value-type="float" office:value="9734" table:style-name="ce101">
            <text:p>9,734</text:p>
          </table:table-cell>
          <table:table-cell office:value-type="float" office:value="8545" table:style-name="ce101">
            <text:p>8,545</text:p>
          </table:table-cell>
          <table:table-cell office:value-type="float" office:value="65084" table:style-name="ce105">
            <text:p><text:s text:c="3"/>65,084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新 竹 縣</text:p>
          </table:table-cell>
          <table:table-cell office:value-type="float" office:value="178564" table:style-name="ce100">
            <text:p><text:s text:c="3"/>178,564</text:p>
          </table:table-cell>
          <table:table-cell office:value-type="float" office:value="536111" table:style-name="ce100">
            <text:p><text:s text:c="3"/>536,111</text:p>
          </table:table-cell>
          <table:table-cell office:value-type="float" office:value="274614" table:style-name="ce100">
            <text:p><text:s text:c="3"/>274,614</text:p>
          </table:table-cell>
          <table:table-cell office:value-type="float" office:value="261497" table:style-name="ce100">
            <text:p><text:s text:c="3"/>261,497</text:p>
          </table:table-cell>
          <table:table-cell office:value-type="float" office:value="543" table:style-name="ce100">
            <text:p><text:s text:c="3"/>543</text:p>
          </table:table-cell>
          <table:table-cell office:value-type="float" office:value="267" table:style-name="ce101">
            <text:p>267</text:p>
          </table:table-cell>
          <table:table-cell office:value-type="float" office:value="276" table:style-name="ce101">
            <text:p>276</text:p>
          </table:table-cell>
          <table:table-cell office:value-type="float" office:value="12.33" table:style-name="ce102">
            <text:p><text:s text:c="3"/>12.33</text:p>
          </table:table-cell>
          <table:table-cell office:value-type="float" office:value="294" table:style-name="ce100">
            <text:p><text:s text:c="3"/>294</text:p>
          </table:table-cell>
          <table:table-cell office:value-type="float" office:value="167" table:style-name="ce101">
            <text:p>167</text:p>
          </table:table-cell>
          <table:table-cell office:value-type="float" office:value="127" table:style-name="ce101">
            <text:p>127</text:p>
          </table:table-cell>
          <table:table-cell office:value-type="float" office:value="6.68" table:style-name="ce102">
            <text:p><text:s text:c="3"/>6.68</text:p>
          </table:table-cell>
          <table:table-cell office:value-type="float" office:value="249" table:style-name="ce103">
            <text:p><text:s text:c="3"/>249</text:p>
          </table:table-cell>
          <table:table-cell office:value-type="float" office:value="5.66" table:style-name="ce104">
            <text:p><text:s text:c="4"/>5.66</text:p>
          </table:table-cell>
          <table:table-cell office:value-type="float" office:value="346" table:style-name="ce100">
            <text:p><text:s text:c="3"/>346</text:p>
          </table:table-cell>
          <table:table-cell office:value-type="float" office:value="7.86" table:style-name="ce102">
            <text:p><text:s text:c="3"/>7.86</text:p>
          </table:table-cell>
          <table:table-cell office:value-type="float" office:value="113" table:style-name="ce100">
            <text:p><text:s text:c="3"/>113</text:p>
          </table:table-cell>
          <table:table-cell office:value-type="float" office:value="2.57" table:style-name="ce102">
            <text:p><text:s text:c="3"/>2.57</text:p>
          </table:table-cell>
          <table:table-cell office:value-type="float" office:value="2317" table:style-name="ce101">
            <text:p>2,317</text:p>
          </table:table-cell>
          <table:table-cell office:value-type="float" office:value="1762" table:style-name="ce101">
            <text:p>1,762</text:p>
          </table:table-cell>
          <table:table-cell office:value-type="float" office:value="20959" table:style-name="ce105">
            <text:p><text:s text:c="3"/>20,959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苗 栗 縣</text:p>
          </table:table-cell>
          <table:table-cell office:value-type="float" office:value="182873" table:style-name="ce100">
            <text:p><text:s text:c="3"/>182,873</text:p>
          </table:table-cell>
          <table:table-cell office:value-type="float" office:value="566918" table:style-name="ce100">
            <text:p><text:s text:c="3"/>566,918</text:p>
          </table:table-cell>
          <table:table-cell office:value-type="float" office:value="292239" table:style-name="ce100">
            <text:p><text:s text:c="3"/>292,239</text:p>
          </table:table-cell>
          <table:table-cell office:value-type="float" office:value="274679" table:style-name="ce100">
            <text:p><text:s text:c="3"/>274,679</text:p>
          </table:table-cell>
          <table:table-cell office:value-type="float" office:value="519" table:style-name="ce100">
            <text:p><text:s text:c="3"/>519</text:p>
          </table:table-cell>
          <table:table-cell office:value-type="float" office:value="253" table:style-name="ce101">
            <text:p>253</text:p>
          </table:table-cell>
          <table:table-cell office:value-type="float" office:value="266" table:style-name="ce101">
            <text:p>266</text:p>
          </table:table-cell>
          <table:table-cell office:value-type="float" office:value="11.14" table:style-name="ce102">
            <text:p><text:s text:c="3"/>11.14</text:p>
          </table:table-cell>
          <table:table-cell office:value-type="float" office:value="394" table:style-name="ce100">
            <text:p><text:s text:c="3"/>394</text:p>
          </table:table-cell>
          <table:table-cell office:value-type="float" office:value="233" table:style-name="ce101">
            <text:p>233</text:p>
          </table:table-cell>
          <table:table-cell office:value-type="float" office:value="161" table:style-name="ce101">
            <text:p>161</text:p>
          </table:table-cell>
          <table:table-cell office:value-type="float" office:value="8.4600000000000009" table:style-name="ce102">
            <text:p><text:s text:c="3"/>8.46</text:p>
          </table:table-cell>
          <table:table-cell office:value-type="float" office:value="125" table:style-name="ce106">
            <text:p><text:s text:c="3"/>125</text:p>
          </table:table-cell>
          <table:table-cell office:value-type="float" office:value="2.68" table:style-name="ce104">
            <text:p><text:s text:c="4"/>2.68</text:p>
          </table:table-cell>
          <table:table-cell office:value-type="float" office:value="348" table:style-name="ce100">
            <text:p><text:s text:c="3"/>348</text:p>
          </table:table-cell>
          <table:table-cell office:value-type="float" office:value="7.47" table:style-name="ce102">
            <text:p><text:s text:c="3"/>7.47</text:p>
          </table:table-cell>
          <table:table-cell office:value-type="float" office:value="124" table:style-name="ce100">
            <text:p><text:s text:c="3"/>124</text:p>
          </table:table-cell>
          <table:table-cell office:value-type="float" office:value="2.66" table:style-name="ce102">
            <text:p><text:s text:c="3"/>2.66</text:p>
          </table:table-cell>
          <table:table-cell office:value-type="float" office:value="1685" table:style-name="ce101">
            <text:p>1,685</text:p>
          </table:table-cell>
          <table:table-cell office:value-type="float" office:value="1710" table:style-name="ce101">
            <text:p>1,710</text:p>
          </table:table-cell>
          <table:table-cell office:value-type="float" office:value="11162" table:style-name="ce105">
            <text:p><text:s text:c="3"/>11,162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9">
            <text:p>彰 化 縣</text:p>
          </table:table-cell>
          <table:table-cell office:value-type="float" office:value="378352" table:style-name="ce100">
            <text:p><text:s text:c="3"/>378,352</text:p>
          </table:table-cell>
          <table:table-cell office:value-type="float" office:value="1292126" table:style-name="ce100">
            <text:p><text:s text:c="3"/>1,292,126</text:p>
          </table:table-cell>
          <table:table-cell office:value-type="float" office:value="661074" table:style-name="ce100">
            <text:p><text:s text:c="3"/>661,074</text:p>
          </table:table-cell>
          <table:table-cell office:value-type="float" office:value="631052" table:style-name="ce100">
            <text:p><text:s text:c="3"/>631,052</text:p>
          </table:table-cell>
          <table:table-cell office:value-type="float" office:value="1116" table:style-name="ce100">
            <text:p><text:s text:c="3"/>1,116</text:p>
          </table:table-cell>
          <table:table-cell office:value-type="float" office:value="603" table:style-name="ce101">
            <text:p>603</text:p>
          </table:table-cell>
          <table:table-cell office:value-type="float" office:value="513" table:style-name="ce101">
            <text:p>513</text:p>
          </table:table-cell>
          <table:table-cell office:value-type="float" office:value="10.51" table:style-name="ce102">
            <text:p><text:s text:c="3"/>10.51</text:p>
          </table:table-cell>
          <table:table-cell office:value-type="float" office:value="823" table:style-name="ce100">
            <text:p><text:s text:c="3"/>823</text:p>
          </table:table-cell>
          <table:table-cell office:value-type="float" office:value="509" table:style-name="ce101">
            <text:p>509</text:p>
          </table:table-cell>
          <table:table-cell office:value-type="float" office:value="314" table:style-name="ce101">
            <text:p>314</text:p>
          </table:table-cell>
          <table:table-cell office:value-type="float" office:value="7.75" table:style-name="ce102">
            <text:p><text:s text:c="3"/>7.75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2.76" table:style-name="ce104">
            <text:p><text:s text:c="4"/>2.76</text:p>
          </table:table-cell>
          <table:table-cell office:value-type="float" office:value="652" table:style-name="ce100">
            <text:p><text:s text:c="3"/>652</text:p>
          </table:table-cell>
          <table:table-cell office:value-type="float" office:value="6.14" table:style-name="ce102">
            <text:p><text:s text:c="3"/>6.14</text:p>
          </table:table-cell>
          <table:table-cell office:value-type="float" office:value="198" table:style-name="ce100">
            <text:p><text:s text:c="3"/>198</text:p>
          </table:table-cell>
          <table:table-cell office:value-type="float" office:value="1.86" table:style-name="ce102">
            <text:p><text:s text:c="3"/>1.86</text:p>
          </table:table-cell>
          <table:table-cell office:value-type="float" office:value="2643" table:style-name="ce101">
            <text:p>2,643</text:p>
          </table:table-cell>
          <table:table-cell office:value-type="float" office:value="3409" table:style-name="ce101">
            <text:p>3,409</text:p>
          </table:table-cell>
          <table:table-cell office:value-type="float" office:value="5238" table:style-name="ce105">
            <text:p><text:s text:c="3"/>5,238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南 投 縣</text:p>
          </table:table-cell>
          <table:table-cell office:value-type="float" office:value="176188" table:style-name="ce100">
            <text:p><text:s text:c="3"/>176,188</text:p>
          </table:table-cell>
          <table:table-cell office:value-type="float" office:value="515081" table:style-name="ce100">
            <text:p><text:s text:c="3"/>515,081</text:p>
          </table:table-cell>
          <table:table-cell office:value-type="float" office:value="264298" table:style-name="ce100">
            <text:p><text:s text:c="3"/>264,298</text:p>
          </table:table-cell>
          <table:table-cell office:value-type="float" office:value="250783" table:style-name="ce100">
            <text:p><text:s text:c="3"/>250,783</text:p>
          </table:table-cell>
          <table:table-cell office:value-type="float" office:value="309" table:style-name="ce100">
            <text:p><text:s text:c="3"/>309</text:p>
          </table:table-cell>
          <table:table-cell office:value-type="float" office:value="162" table:style-name="ce101">
            <text:p>162</text:p>
          </table:table-cell>
          <table:table-cell office:value-type="float" office:value="147" table:style-name="ce101">
            <text:p>147</text:p>
          </table:table-cell>
          <table:table-cell office:value-type="float" office:value="7.3" table:style-name="ce102">
            <text:p><text:s text:c="3"/>7.30</text:p>
          </table:table-cell>
          <table:table-cell office:value-type="float" office:value="375" table:style-name="ce100">
            <text:p><text:s text:c="3"/>375</text:p>
          </table:table-cell>
          <table:table-cell office:value-type="float" office:value="216" table:style-name="ce101">
            <text:p>216</text:p>
          </table:table-cell>
          <table:table-cell office:value-type="float" office:value="159" table:style-name="ce101">
            <text:p>159</text:p>
          </table:table-cell>
          <table:table-cell office:value-type="float" office:value="8.86" table:style-name="ce102">
            <text:p><text:s text:c="3"/>8.86</text:p>
          </table:table-cell>
          <table:table-cell office:value-type="float" office:value="-66" table:style-name="ce103">
            <text:p>－ <text:s text:c="3"/>66</text:p>
          </table:table-cell>
          <table:table-cell office:value-type="float" office:value="-1.56" table:style-name="ce104">
            <text:p>－ <text:s text:c="2"/>1.56</text:p>
          </table:table-cell>
          <table:table-cell office:value-type="float" office:value="242" table:style-name="ce100">
            <text:p><text:s text:c="3"/>242</text:p>
          </table:table-cell>
          <table:table-cell office:value-type="float" office:value="5.71" table:style-name="ce102">
            <text:p><text:s text:c="3"/>5.71</text:p>
          </table:table-cell>
          <table:table-cell office:value-type="float" office:value="97" table:style-name="ce100">
            <text:p><text:s text:c="3"/>97</text:p>
          </table:table-cell>
          <table:table-cell office:value-type="float" office:value="2.29" table:style-name="ce102">
            <text:p><text:s text:c="3"/>2.29</text:p>
          </table:table-cell>
          <table:table-cell office:value-type="float" office:value="1280" table:style-name="ce101">
            <text:p>1,280</text:p>
          </table:table-cell>
          <table:table-cell office:value-type="float" office:value="1478" table:style-name="ce101">
            <text:p>1,478</text:p>
          </table:table-cell>
          <table:table-cell office:value-type="float" office:value="28706" table:style-name="ce105">
            <text:p><text:s text:c="3"/>28,706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雲 林 縣</text:p>
          </table:table-cell>
          <table:table-cell office:value-type="float" office:value="237726" table:style-name="ce100">
            <text:p><text:s text:c="3"/>237,726</text:p>
          </table:table-cell>
          <table:table-cell office:value-type="float" office:value="706688" table:style-name="ce100">
            <text:p><text:s text:c="3"/>706,688</text:p>
          </table:table-cell>
          <table:table-cell office:value-type="float" office:value="367643" table:style-name="ce100">
            <text:p><text:s text:c="3"/>367,643</text:p>
          </table:table-cell>
          <table:table-cell office:value-type="float" office:value="339045" table:style-name="ce100">
            <text:p><text:s text:c="3"/>339,045</text:p>
          </table:table-cell>
          <table:table-cell office:value-type="float" office:value="496" table:style-name="ce100">
            <text:p><text:s text:c="3"/>496</text:p>
          </table:table-cell>
          <table:table-cell office:value-type="float" office:value="271" table:style-name="ce101">
            <text:p>271</text:p>
          </table:table-cell>
          <table:table-cell office:value-type="float" office:value="225" table:style-name="ce101">
            <text:p>225</text:p>
          </table:table-cell>
          <table:table-cell office:value-type="float" office:value="8.5399999999999991" table:style-name="ce102">
            <text:p><text:s text:c="3"/>8.54</text:p>
          </table:table-cell>
          <table:table-cell office:value-type="float" office:value="560" table:style-name="ce100">
            <text:p><text:s text:c="3"/>560</text:p>
          </table:table-cell>
          <table:table-cell office:value-type="float" office:value="325" table:style-name="ce101">
            <text:p>325</text:p>
          </table:table-cell>
          <table:table-cell office:value-type="float" office:value="235" table:style-name="ce101">
            <text:p>235</text:p>
          </table:table-cell>
          <table:table-cell office:value-type="float" office:value="9.64" table:style-name="ce102">
            <text:p><text:s text:c="3"/>9.64</text:p>
          </table:table-cell>
          <table:table-cell office:value-type="float" office:value="-64" table:style-name="ce103">
            <text:p>－ <text:s text:c="3"/>64</text:p>
          </table:table-cell>
          <table:table-cell office:value-type="float" office:value="-1.1000000000000001" table:style-name="ce104">
            <text:p>－ <text:s text:c="2"/>1.10</text:p>
          </table:table-cell>
          <table:table-cell office:value-type="float" office:value="310" table:style-name="ce100">
            <text:p><text:s text:c="3"/>310</text:p>
          </table:table-cell>
          <table:table-cell office:value-type="float" office:value="5.34" table:style-name="ce102">
            <text:p><text:s text:c="3"/>5.34</text:p>
          </table:table-cell>
          <table:table-cell office:value-type="float" office:value="139" table:style-name="ce100">
            <text:p><text:s text:c="3"/>139</text:p>
          </table:table-cell>
          <table:table-cell office:value-type="float" office:value="2.39" table:style-name="ce102">
            <text:p><text:s text:c="3"/>2.39</text:p>
          </table:table-cell>
          <table:table-cell office:value-type="float" office:value="1672" table:style-name="ce101">
            <text:p>1,672</text:p>
          </table:table-cell>
          <table:table-cell office:value-type="float" office:value="1861" table:style-name="ce101">
            <text:p>1,861</text:p>
          </table:table-cell>
          <table:table-cell office:value-type="float" office:value="2182" table:style-name="ce105">
            <text:p><text:s text:c="3"/>2,182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嘉 義 縣</text:p>
          </table:table-cell>
          <table:table-cell office:value-type="float" office:value="181256" table:style-name="ce100">
            <text:p><text:s text:c="3"/>181,256</text:p>
          </table:table-cell>
          <table:table-cell office:value-type="float" office:value="526028" table:style-name="ce100">
            <text:p><text:s text:c="3"/>526,028</text:p>
          </table:table-cell>
          <table:table-cell office:value-type="float" office:value="273958" table:style-name="ce100">
            <text:p><text:s text:c="3"/>273,958</text:p>
          </table:table-cell>
          <table:table-cell office:value-type="float" office:value="252070" table:style-name="ce100">
            <text:p><text:s text:c="3"/>252,070</text:p>
          </table:table-cell>
          <table:table-cell office:value-type="float" office:value="250" table:style-name="ce100">
            <text:p><text:s text:c="3"/>250</text:p>
          </table:table-cell>
          <table:table-cell office:value-type="float" office:value="129" table:style-name="ce101">
            <text:p>129</text:p>
          </table:table-cell>
          <table:table-cell office:value-type="float" office:value="121" table:style-name="ce101">
            <text:p>121</text:p>
          </table:table-cell>
          <table:table-cell office:value-type="float" office:value="5.78" table:style-name="ce102">
            <text:p><text:s text:c="3"/>5.78</text:p>
          </table:table-cell>
          <table:table-cell office:value-type="float" office:value="442" table:style-name="ce100">
            <text:p><text:s text:c="3"/>442</text:p>
          </table:table-cell>
          <table:table-cell office:value-type="float" office:value="272" table:style-name="ce101">
            <text:p>272</text:p>
          </table:table-cell>
          <table:table-cell office:value-type="float" office:value="170" table:style-name="ce101">
            <text:p>170</text:p>
          </table:table-cell>
          <table:table-cell office:value-type="float" office:value="10.220000000000001" table:style-name="ce102">
            <text:p><text:s text:c="3"/>10.22</text:p>
          </table:table-cell>
          <table:table-cell office:value-type="float" office:value="-192" table:style-name="ce108">
            <text:p>－ <text:s/>192</text:p>
          </table:table-cell>
          <table:table-cell office:value-type="float" office:value="-4.4400000000000004" table:style-name="ce104">
            <text:p>－ <text:s text:c="2"/>4.44</text:p>
          </table:table-cell>
          <table:table-cell office:value-type="float" office:value="233" table:style-name="ce100">
            <text:p><text:s text:c="3"/>233</text:p>
          </table:table-cell>
          <table:table-cell office:value-type="float" office:value="5.39" table:style-name="ce102">
            <text:p><text:s text:c="3"/>5.39</text:p>
          </table:table-cell>
          <table:table-cell office:value-type="float" office:value="80" table:style-name="ce100">
            <text:p><text:s text:c="3"/>80</text:p>
          </table:table-cell>
          <table:table-cell office:value-type="float" office:value="1.85" table:style-name="ce102">
            <text:p><text:s text:c="3"/>1.85</text:p>
          </table:table-cell>
          <table:table-cell office:value-type="float" office:value="1205" table:style-name="ce101">
            <text:p>1,205</text:p>
          </table:table-cell>
          <table:table-cell office:value-type="float" office:value="1454" table:style-name="ce101">
            <text:p>1,454</text:p>
          </table:table-cell>
          <table:table-cell office:value-type="float" office:value="5770" table:style-name="ce105">
            <text:p><text:s text:c="3"/>5,77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9">
            <text:p>屏 東 縣</text:p>
          </table:table-cell>
          <table:table-cell office:value-type="float" office:value="283097" table:style-name="ce100">
            <text:p><text:s text:c="3"/>283,097</text:p>
          </table:table-cell>
          <table:table-cell office:value-type="float" office:value="849326" table:style-name="ce100">
            <text:p><text:s text:c="3"/>849,326</text:p>
          </table:table-cell>
          <table:table-cell office:value-type="float" office:value="435288" table:style-name="ce100">
            <text:p><text:s text:c="3"/>435,288</text:p>
          </table:table-cell>
          <table:table-cell office:value-type="float" office:value="414038" table:style-name="ce100">
            <text:p><text:s text:c="3"/>414,038</text:p>
          </table:table-cell>
          <table:table-cell office:value-type="float" office:value="493" table:style-name="ce100">
            <text:p><text:s text:c="3"/>493</text:p>
          </table:table-cell>
          <table:table-cell office:value-type="float" office:value="258" table:style-name="ce101">
            <text:p>258</text:p>
          </table:table-cell>
          <table:table-cell office:value-type="float" office:value="235" table:style-name="ce101">
            <text:p>235</text:p>
          </table:table-cell>
          <table:table-cell office:value-type="float" office:value="7.06" table:style-name="ce102">
            <text:p><text:s text:c="3"/>7.06</text:p>
          </table:table-cell>
          <table:table-cell office:value-type="float" office:value="654" table:style-name="ce100">
            <text:p><text:s text:c="3"/>654</text:p>
          </table:table-cell>
          <table:table-cell office:value-type="float" office:value="401" table:style-name="ce101">
            <text:p>401</text:p>
          </table:table-cell>
          <table:table-cell office:value-type="float" office:value="253" table:style-name="ce101">
            <text:p>253</text:p>
          </table:table-cell>
          <table:table-cell office:value-type="float" office:value="9.3699999999999992" table:style-name="ce102">
            <text:p><text:s text:c="3"/>9.37</text:p>
          </table:table-cell>
          <table:table-cell office:value-type="float" office:value="-161" table:style-name="ce108">
            <text:p>－ <text:s/>161</text:p>
          </table:table-cell>
          <table:table-cell office:value-type="float" office:value="-2.31" table:style-name="ce104">
            <text:p>－ <text:s text:c="2"/>2.31</text:p>
          </table:table-cell>
          <table:table-cell office:value-type="float" office:value="364" table:style-name="ce100">
            <text:p><text:s text:c="3"/>364</text:p>
          </table:table-cell>
          <table:table-cell office:value-type="float" office:value="5.21" table:style-name="ce102">
            <text:p><text:s text:c="3"/>5.21</text:p>
          </table:table-cell>
          <table:table-cell office:value-type="float" office:value="158" table:style-name="ce100">
            <text:p><text:s text:c="3"/>158</text:p>
          </table:table-cell>
          <table:table-cell office:value-type="float" office:value="2.2599999999999998" table:style-name="ce102">
            <text:p><text:s text:c="3"/>2.26</text:p>
          </table:table-cell>
          <table:table-cell office:value-type="float" office:value="2187" table:style-name="ce101">
            <text:p>2,187</text:p>
          </table:table-cell>
          <table:table-cell office:value-type="float" office:value="2494" table:style-name="ce101">
            <text:p>2,494</text:p>
          </table:table-cell>
          <table:table-cell office:value-type="float" office:value="58337" table:style-name="ce105">
            <text:p><text:s text:c="3"/>58,337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8">
          <table:table-cell office:value-type="string" table:style-name="ce99">
            <text:p>臺 東 縣</text:p>
          </table:table-cell>
          <table:table-cell office:value-type="float" office:value="82090" table:style-name="ce100">
            <text:p><text:s text:c="3"/>82,090</text:p>
          </table:table-cell>
          <table:table-cell office:value-type="float" office:value="224931" table:style-name="ce100">
            <text:p><text:s text:c="3"/>224,931</text:p>
          </table:table-cell>
          <table:table-cell office:value-type="float" office:value="116730" table:style-name="ce100">
            <text:p><text:s text:c="3"/>116,730</text:p>
          </table:table-cell>
          <table:table-cell office:value-type="float" office:value="108201" table:style-name="ce100">
            <text:p><text:s text:c="3"/>108,201</text:p>
          </table:table-cell>
          <table:table-cell office:value-type="float" office:value="160" table:style-name="ce100">
            <text:p><text:s text:c="3"/>160</text:p>
          </table:table-cell>
          <table:table-cell office:value-type="float" office:value="75" table:style-name="ce101">
            <text:p>75</text:p>
          </table:table-cell>
          <table:table-cell office:value-type="float" office:value="85" table:style-name="ce101">
            <text:p>85</text:p>
          </table:table-cell>
          <table:table-cell office:value-type="float" office:value="8.65" table:style-name="ce102">
            <text:p><text:s text:c="3"/>8.65</text:p>
          </table:table-cell>
          <table:table-cell office:value-type="float" office:value="208" table:style-name="ce100">
            <text:p><text:s text:c="3"/>208</text:p>
          </table:table-cell>
          <table:table-cell office:value-type="float" office:value="120" table:style-name="ce101">
            <text:p>120</text:p>
          </table:table-cell>
          <table:table-cell office:value-type="float" office:value="88" table:style-name="ce101">
            <text:p>88</text:p>
          </table:table-cell>
          <table:table-cell office:value-type="float" office:value="11.25" table:style-name="ce102">
            <text:p><text:s text:c="3"/>11.25</text:p>
          </table:table-cell>
          <table:table-cell office:value-type="float" office:value="-48" table:style-name="ce103">
            <text:p>－ <text:s text:c="3"/>48</text:p>
          </table:table-cell>
          <table:table-cell office:value-type="float" office:value="-2.6" table:style-name="ce104">
            <text:p>－ <text:s text:c="2"/>2.60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5.35" table:style-name="ce102">
            <text:p><text:s text:c="3"/>5.35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3.14" table:style-name="ce102">
            <text:p><text:s text:c="3"/>3.14</text:p>
          </table:table-cell>
          <table:table-cell office:value-type="float" office:value="713" table:style-name="ce101">
            <text:p>713</text:p>
          </table:table-cell>
          <table:table-cell office:value-type="float" office:value="795" table:style-name="ce101">
            <text:p>795</text:p>
          </table:table-cell>
          <table:table-cell office:value-type="float" office:value="79664" table:style-name="ce105">
            <text:p><text:s text:c="3"/>79,664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花 蓮 縣</text:p>
          </table:table-cell>
          <table:table-cell office:value-type="float" office:value="124106" table:style-name="ce100">
            <text:p><text:s text:c="3"/>124,106</text:p>
          </table:table-cell>
          <table:table-cell office:value-type="float" office:value="333531" table:style-name="ce100">
            <text:p><text:s text:c="3"/>333,531</text:p>
          </table:table-cell>
          <table:table-cell office:value-type="float" office:value="170468" table:style-name="ce100">
            <text:p><text:s text:c="3"/>170,468</text:p>
          </table:table-cell>
          <table:table-cell office:value-type="float" office:value="163063" table:style-name="ce100">
            <text:p><text:s text:c="3"/>163,063</text:p>
          </table:table-cell>
          <table:table-cell office:value-type="float" office:value="225" table:style-name="ce100">
            <text:p><text:s text:c="3"/>225</text:p>
          </table:table-cell>
          <table:table-cell office:value-type="float" office:value="118" table:style-name="ce101">
            <text:p>118</text:p>
          </table:table-cell>
          <table:table-cell office:value-type="float" office:value="107" table:style-name="ce101">
            <text:p>107</text:p>
          </table:table-cell>
          <table:table-cell office:value-type="float" office:value="8.2100000000000009" table:style-name="ce102">
            <text:p><text:s text:c="3"/>8.21</text:p>
          </table:table-cell>
          <table:table-cell office:value-type="float" office:value="299" table:style-name="ce100">
            <text:p><text:s text:c="3"/>299</text:p>
          </table:table-cell>
          <table:table-cell office:value-type="float" office:value="193" table:style-name="ce101">
            <text:p>193</text:p>
          </table:table-cell>
          <table:table-cell office:value-type="float" office:value="106" table:style-name="ce101">
            <text:p>106</text:p>
          </table:table-cell>
          <table:table-cell office:value-type="float" office:value="10.9" table:style-name="ce102">
            <text:p><text:s text:c="3"/>10.90</text:p>
          </table:table-cell>
          <table:table-cell office:value-type="float" office:value="-74" table:style-name="ce103">
            <text:p>－ <text:s text:c="3"/>74</text:p>
          </table:table-cell>
          <table:table-cell office:value-type="float" office:value="-2.7" table:style-name="ce104">
            <text:p>－ <text:s text:c="2"/>2.70</text:p>
          </table:table-cell>
          <table:table-cell office:value-type="float" office:value="167" table:style-name="ce100">
            <text:p><text:s text:c="3"/>167</text:p>
          </table:table-cell>
          <table:table-cell office:value-type="float" office:value="6.09" table:style-name="ce102">
            <text:p><text:s text:c="3"/>6.09</text:p>
          </table:table-cell>
          <table:table-cell office:value-type="float" office:value="105" table:style-name="ce100">
            <text:p><text:s text:c="3"/>105</text:p>
          </table:table-cell>
          <table:table-cell office:value-type="float" office:value="3.83" table:style-name="ce102">
            <text:p><text:s text:c="3"/>3.83</text:p>
          </table:table-cell>
          <table:table-cell office:value-type="float" office:value="1527" table:style-name="ce101">
            <text:p>1,527</text:p>
          </table:table-cell>
          <table:table-cell office:value-type="float" office:value="1655" table:style-name="ce101">
            <text:p>1,655</text:p>
          </table:table-cell>
          <table:table-cell office:value-type="float" office:value="91570" table:style-name="ce105">
            <text:p><text:s text:c="3"/>91,570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澎 湖 縣</text:p>
          </table:table-cell>
          <table:table-cell office:value-type="float" office:value="37806" table:style-name="ce100">
            <text:p><text:s text:c="3"/>37,806</text:p>
          </table:table-cell>
          <table:table-cell office:value-type="float" office:value="101482" table:style-name="ce100">
            <text:p><text:s text:c="3"/>101,482</text:p>
          </table:table-cell>
          <table:table-cell office:value-type="float" office:value="52239" table:style-name="ce100">
            <text:p><text:s text:c="3"/>52,239</text:p>
          </table:table-cell>
          <table:table-cell office:value-type="float" office:value="49243" table:style-name="ce100">
            <text:p><text:s text:c="3"/>49,243</text:p>
          </table:table-cell>
          <table:table-cell office:value-type="float" office:value="80" table:style-name="ce100">
            <text:p><text:s text:c="3"/>80</text:p>
          </table:table-cell>
          <table:table-cell office:value-type="float" office:value="41" table:style-name="ce101">
            <text:p>41</text:p>
          </table:table-cell>
          <table:table-cell office:value-type="float" office:value="39" table:style-name="ce101">
            <text:p>39</text:p>
          </table:table-cell>
          <table:table-cell office:value-type="float" office:value="9.61" table:style-name="ce102">
            <text:p><text:s text:c="3"/>9.61</text:p>
          </table:table-cell>
          <table:table-cell office:value-type="float" office:value="84" table:style-name="ce100">
            <text:p><text:s text:c="3"/>84</text:p>
          </table:table-cell>
          <table:table-cell office:value-type="float" office:value="59" table:style-name="ce101">
            <text:p>59</text:p>
          </table:table-cell>
          <table:table-cell office:value-type="float" office:value="25" table:style-name="ce101">
            <text:p>25</text:p>
          </table:table-cell>
          <table:table-cell office:value-type="float" office:value="10.09" table:style-name="ce102">
            <text:p><text:s text:c="3"/>10.09</text:p>
          </table:table-cell>
          <table:table-cell office:value-type="float" office:value="-4" table:style-name="ce107">
            <text:p>－ <text:s text:c="5"/>4</text:p>
          </table:table-cell>
          <table:table-cell office:value-type="float" office:value="-0.48" table:style-name="ce104">
            <text:p>－ <text:s text:c="2"/>0.48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6.97" table:style-name="ce102">
            <text:p><text:s text:c="3"/>6.97</text:p>
          </table:table-cell>
          <table:table-cell office:value-type="float" office:value="20" table:style-name="ce100">
            <text:p><text:s text:c="3"/>20</text:p>
          </table:table-cell>
          <table:table-cell office:value-type="float" office:value="2.4" table:style-name="ce102">
            <text:p><text:s text:c="3"/>2.40</text:p>
          </table:table-cell>
          <table:table-cell office:value-type="float" office:value="744" table:style-name="ce101">
            <text:p>744</text:p>
          </table:table-cell>
          <table:table-cell office:value-type="float" office:value="368" table:style-name="ce101">
            <text:p>368</text:p>
          </table:table-cell>
          <table:table-cell office:value-type="float" office:value="418" table:style-name="ce105">
            <text:p><text:s text:c="3"/>418</text:p>
          </table:table-cell>
          <table:table-cell table:number-columns-repeated="16362" table:style-name="ce2"/>
        </table:table-row>
        <table:table-row table:style-name="ro18">
          <table:table-cell office:value-type="string" table:style-name="ce99">
            <text:p>基 隆 市</text:p>
          </table:table-cell>
          <table:table-cell office:value-type="float" office:value="150663" table:style-name="ce100">
            <text:p><text:s text:c="3"/>150,663</text:p>
          </table:table-cell>
          <table:table-cell office:value-type="float" office:value="373597" table:style-name="ce100">
            <text:p><text:s text:c="3"/>373,597</text:p>
          </table:table-cell>
          <table:table-cell office:value-type="float" office:value="187900" table:style-name="ce100">
            <text:p><text:s text:c="3"/>187,900</text:p>
          </table:table-cell>
          <table:table-cell office:value-type="float" office:value="185697" table:style-name="ce100">
            <text:p><text:s text:c="3"/>185,697</text:p>
          </table:table-cell>
          <table:table-cell office:value-type="float" office:value="177" table:style-name="ce100">
            <text:p><text:s text:c="3"/>177</text:p>
          </table:table-cell>
          <table:table-cell office:value-type="float" office:value="83" table:style-name="ce101">
            <text:p>83</text:p>
          </table:table-cell>
          <table:table-cell office:value-type="float" office:value="94" table:style-name="ce101">
            <text:p>94</text:p>
          </table:table-cell>
          <table:table-cell office:value-type="float" office:value="5.76" table:style-name="ce102">
            <text:p><text:s text:c="3"/>5.76</text:p>
          </table:table-cell>
          <table:table-cell office:value-type="float" office:value="246" table:style-name="ce100">
            <text:p><text:s text:c="3"/>246</text:p>
          </table:table-cell>
          <table:table-cell office:value-type="float" office:value="148" table:style-name="ce101">
            <text:p>148</text:p>
          </table:table-cell>
          <table:table-cell office:value-type="float" office:value="98" table:style-name="ce101">
            <text:p>98</text:p>
          </table:table-cell>
          <table:table-cell office:value-type="float" office:value="8.01" table:style-name="ce102">
            <text:p><text:s text:c="3"/>8.01</text:p>
          </table:table-cell>
          <table:table-cell office:value-type="float" office:value="-69" table:style-name="ce103">
            <text:p>－ <text:s text:c="3"/>69</text:p>
          </table:table-cell>
          <table:table-cell office:value-type="float" office:value="-2.25" table:style-name="ce104">
            <text:p>－ <text:s text:c="2"/>2.25</text:p>
          </table:table-cell>
          <table:table-cell office:value-type="float" office:value="207" table:style-name="ce100">
            <text:p><text:s text:c="3"/>207</text:p>
          </table:table-cell>
          <table:table-cell office:value-type="float" office:value="6.74" table:style-name="ce102">
            <text:p><text:s text:c="3"/>6.74</text:p>
          </table:table-cell>
          <table:table-cell office:value-type="float" office:value="96" table:style-name="ce100">
            <text:p><text:s text:c="3"/>96</text:p>
          </table:table-cell>
          <table:table-cell office:value-type="float" office:value="3.13" table:style-name="ce102">
            <text:p><text:s text:c="3"/>3.13</text:p>
          </table:table-cell>
          <table:table-cell office:value-type="float" office:value="1744" table:style-name="ce101">
            <text:p>1,744</text:p>
          </table:table-cell>
          <table:table-cell office:value-type="float" office:value="1799" table:style-name="ce101">
            <text:p>1,799</text:p>
          </table:table-cell>
          <table:table-cell office:value-type="float" office:value="8939" table:style-name="ce105">
            <text:p><text:s text:c="3"/>8,939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新 竹 市</text:p>
          </table:table-cell>
          <table:table-cell office:value-type="float" office:value="154857" table:style-name="ce100">
            <text:p><text:s text:c="3"/>154,857</text:p>
          </table:table-cell>
          <table:table-cell office:value-type="float" office:value="431029" table:style-name="ce100">
            <text:p><text:s text:c="3"/>431,029</text:p>
          </table:table-cell>
          <table:table-cell office:value-type="float" office:value="213443" table:style-name="ce100">
            <text:p><text:s text:c="3"/>213,443</text:p>
          </table:table-cell>
          <table:table-cell office:value-type="float" office:value="217586" table:style-name="ce100">
            <text:p><text:s text:c="3"/>217,586</text:p>
          </table:table-cell>
          <table:table-cell office:value-type="float" office:value="485" table:style-name="ce100">
            <text:p><text:s text:c="3"/>485</text:p>
          </table:table-cell>
          <table:table-cell office:value-type="float" office:value="257" table:style-name="ce101">
            <text:p>257</text:p>
          </table:table-cell>
          <table:table-cell office:value-type="float" office:value="228" table:style-name="ce101">
            <text:p>228</text:p>
          </table:table-cell>
          <table:table-cell office:value-type="float" office:value="13.7" table:style-name="ce102">
            <text:p><text:s text:c="3"/>13.70</text:p>
          </table:table-cell>
          <table:table-cell office:value-type="float" office:value="209" table:style-name="ce100">
            <text:p><text:s text:c="3"/>209</text:p>
          </table:table-cell>
          <table:table-cell office:value-type="float" office:value="128" table:style-name="ce101">
            <text:p>128</text:p>
          </table:table-cell>
          <table:table-cell office:value-type="float" office:value="81" table:style-name="ce101">
            <text:p>81</text:p>
          </table:table-cell>
          <table:table-cell office:value-type="float" office:value="5.9" table:style-name="ce102">
            <text:p><text:s text:c="3"/>5.90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7.79" table:style-name="ce104">
            <text:p><text:s text:c="4"/>7.79</text:p>
          </table:table-cell>
          <table:table-cell office:value-type="float" office:value="256" table:style-name="ce100">
            <text:p><text:s text:c="3"/>256</text:p>
          </table:table-cell>
          <table:table-cell office:value-type="float" office:value="7.23" table:style-name="ce102">
            <text:p><text:s text:c="3"/>7.23</text:p>
          </table:table-cell>
          <table:table-cell office:value-type="float" office:value="82" table:style-name="ce100">
            <text:p><text:s text:c="3"/>82</text:p>
          </table:table-cell>
          <table:table-cell office:value-type="float" office:value="2.3199999999999998" table:style-name="ce102">
            <text:p><text:s text:c="3"/>2.32</text:p>
          </table:table-cell>
          <table:table-cell office:value-type="float" office:value="2177" table:style-name="ce101">
            <text:p>2,177</text:p>
          </table:table-cell>
          <table:table-cell office:value-type="float" office:value="2068" table:style-name="ce101">
            <text:p>2,068</text:p>
          </table:table-cell>
          <table:table-cell office:value-type="float" office:value="3657" table:style-name="ce105">
            <text:p><text:s text:c="3"/>3,657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嘉 義 市</text:p>
          </table:table-cell>
          <table:table-cell office:value-type="float" office:value="98213" table:style-name="ce100">
            <text:p><text:s text:c="3"/>98,213</text:p>
          </table:table-cell>
          <table:table-cell office:value-type="float" office:value="270826" table:style-name="ce100">
            <text:p><text:s text:c="3"/>270,826</text:p>
          </table:table-cell>
          <table:table-cell office:value-type="float" office:value="132414" table:style-name="ce100">
            <text:p><text:s text:c="3"/>132,414</text:p>
          </table:table-cell>
          <table:table-cell office:value-type="float" office:value="138412" table:style-name="ce100">
            <text:p><text:s text:c="3"/>138,412</text:p>
          </table:table-cell>
          <table:table-cell office:value-type="float" office:value="182" table:style-name="ce100">
            <text:p><text:s text:c="3"/>182</text:p>
          </table:table-cell>
          <table:table-cell office:value-type="float" office:value="91" table:style-name="ce101">
            <text:p>91</text:p>
          </table:table-cell>
          <table:table-cell office:value-type="float" office:value="91" table:style-name="ce101">
            <text:p>91</text:p>
          </table:table-cell>
          <table:table-cell office:value-type="float" office:value="8.18" table:style-name="ce102">
            <text:p><text:s text:c="3"/>8.18</text:p>
          </table:table-cell>
          <table:table-cell office:value-type="float" office:value="149" table:style-name="ce100">
            <text:p><text:s text:c="3"/>149</text:p>
          </table:table-cell>
          <table:table-cell office:value-type="float" office:value="81" table:style-name="ce101">
            <text:p>81</text:p>
          </table:table-cell>
          <table:table-cell office:value-type="float" office:value="68" table:style-name="ce101">
            <text:p>68</text:p>
          </table:table-cell>
          <table:table-cell office:value-type="float" office:value="6.69" table:style-name="ce102">
            <text:p><text:s text:c="3"/>6.69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1.48" table:style-name="ce104">
            <text:p><text:s text:c="4"/>1.48</text:p>
          </table:table-cell>
          <table:table-cell office:value-type="float" office:value="139" table:style-name="ce100">
            <text:p><text:s text:c="3"/>139</text:p>
          </table:table-cell>
          <table:table-cell office:value-type="float" office:value="6.24" table:style-name="ce102">
            <text:p><text:s text:c="3"/>6.24</text:p>
          </table:table-cell>
          <table:table-cell office:value-type="float" office:value="54" table:style-name="ce100">
            <text:p><text:s text:c="3"/>54</text:p>
          </table:table-cell>
          <table:table-cell office:value-type="float" office:value="2.4300000000000002" table:style-name="ce102">
            <text:p><text:s text:c="3"/>2.43</text:p>
          </table:table-cell>
          <table:table-cell office:value-type="float" office:value="1006" table:style-name="ce101">
            <text:p>1,006</text:p>
          </table:table-cell>
          <table:table-cell office:value-type="float" office:value="1098" table:style-name="ce101">
            <text:p>1,098</text:p>
          </table:table-cell>
          <table:table-cell office:value-type="float" office:value="929" table:style-name="ce105">
            <text:p><text:s text:c="3"/>929</text:p>
          </table:table-cell>
          <table:table-cell table:number-columns-repeated="16362" table:style-name="ce2"/>
        </table:table-row>
        <table:table-row table:style-name="ro30">
          <table:table-cell office:value-type="string" table:style-name="ce87">
            <text:p>福 <text:s/>建 <text:s/>省</text:p>
          </table:table-cell>
          <table:table-cell office:value-type="float" office:value="39899" table:style-name="ce109">
            <text:p><text:s text:c="3"/>39,899</text:p>
          </table:table-cell>
          <table:table-cell office:value-type="float" office:value="138637" table:style-name="ce109">
            <text:p><text:s text:c="3"/>138,637</text:p>
          </table:table-cell>
          <table:table-cell office:value-type="float" office:value="70432" table:style-name="ce109">
            <text:p><text:s text:c="3"/>70,432</text:p>
          </table:table-cell>
          <table:table-cell office:value-type="float" office:value="68205" table:style-name="ce109">
            <text:p><text:s text:c="3"/>68,205</text:p>
          </table:table-cell>
          <table:table-cell office:value-type="float" office:value="146" table:style-name="ce109">
            <text:p><text:s text:c="3"/>146</text:p>
          </table:table-cell>
          <table:table-cell office:value-type="float" office:value="80" table:style-name="ce20">
            <text:p>80</text:p>
          </table:table-cell>
          <table:table-cell office:value-type="float" office:value="66" table:style-name="ce20">
            <text:p>66</text:p>
          </table:table-cell>
          <table:table-cell office:value-type="float" office:value="12.86" table:style-name="ce88">
            <text:p><text:s text:c="3"/>12.86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28" table:style-name="ce20">
            <text:p>28</text:p>
          </table:table-cell>
          <table:table-cell office:value-type="float" office:value="19" table:style-name="ce20">
            <text:p>19</text:p>
          </table:table-cell>
          <table:table-cell office:value-type="float" office:value="4.1399999999999997" table:style-name="ce88">
            <text:p><text:s text:c="3"/>4.14</text:p>
          </table:table-cell>
          <table:table-cell office:value-type="float" office:value="99" table:style-name="ce110">
            <text:p><text:s text:c="3"/>99</text:p>
          </table:table-cell>
          <table:table-cell office:value-type="float" office:value="8.7200000000000006" table:style-name="ce111">
            <text:p><text:s text:c="4"/>8.72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7.93" table:style-name="ce88">
            <text:p><text:s text:c="3"/>7.93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1.67" table:style-name="ce88">
            <text:p><text:s text:c="3"/>1.67</text:p>
          </table:table-cell>
          <table:table-cell office:value-type="float" office:value="1532" table:style-name="ce20">
            <text:p>1,532</text:p>
          </table:table-cell>
          <table:table-cell office:value-type="float" office:value="521" table:style-name="ce20">
            <text:p>521</text:p>
          </table:table-cell>
          <table:table-cell office:value-type="float" office:value="1041" table:style-name="ce112">
            <text:p><text:s text:c="3"/>1,041</text:p>
          </table:table-cell>
          <table:table-cell table:number-columns-repeated="16362" table:style-name="ce113"/>
        </table:table-row>
        <table:table-row table:style-name="ro24">
          <table:table-cell office:value-type="string" table:style-name="ce99">
            <text:p>金 門 縣</text:p>
          </table:table-cell>
          <table:table-cell office:value-type="float" office:value="37428" table:style-name="ce114">
            <text:p><text:s text:c="3"/>37,428</text:p>
          </table:table-cell>
          <table:table-cell office:value-type="float" office:value="126156" table:style-name="ce100">
            <text:p><text:s text:c="3"/>126,156</text:p>
          </table:table-cell>
          <table:table-cell office:value-type="float" office:value="63297" table:style-name="ce100">
            <text:p><text:s text:c="3"/>63,297</text:p>
          </table:table-cell>
          <table:table-cell office:value-type="float" office:value="62859" table:style-name="ce100">
            <text:p><text:s text:c="3"/>62,859</text:p>
          </table:table-cell>
          <table:table-cell office:value-type="float" office:value="129" table:style-name="ce100">
            <text:p><text:s text:c="3"/>129</text:p>
          </table:table-cell>
          <table:table-cell office:value-type="float" office:value="72" table:style-name="ce101">
            <text:p>72</text:p>
          </table:table-cell>
          <table:table-cell office:value-type="float" office:value="57" table:style-name="ce101">
            <text:p>57</text:p>
          </table:table-cell>
          <table:table-cell office:value-type="float" office:value="12.49" table:style-name="ce102">
            <text:p><text:s text:c="3"/>12.49</text:p>
          </table:table-cell>
          <table:table-cell office:value-type="float" office:value="45" table:style-name="ce100">
            <text:p><text:s text:c="3"/>45</text:p>
          </table:table-cell>
          <table:table-cell office:value-type="float" office:value="26" table:style-name="ce101">
            <text:p>26</text:p>
          </table:table-cell>
          <table:table-cell office:value-type="float" office:value="19" table:style-name="ce101">
            <text:p>19</text:p>
          </table:table-cell>
          <table:table-cell office:value-type="float" office:value="4.3600000000000003" table:style-name="ce102">
            <text:p><text:s text:c="3"/>4.36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8.14" table:style-name="ce104">
            <text:p><text:s text:c="4"/>8.14</text:p>
          </table:table-cell>
          <table:table-cell office:value-type="float" office:value="78" table:style-name="ce100">
            <text:p><text:s text:c="3"/>78</text:p>
          </table:table-cell>
          <table:table-cell office:value-type="float" office:value="7.55" table:style-name="ce102">
            <text:p><text:s text:c="3"/>7.55</text:p>
          </table:table-cell>
          <table:table-cell office:value-type="float" office:value="19" table:style-name="ce100">
            <text:p><text:s text:c="3"/>19</text:p>
          </table:table-cell>
          <table:table-cell office:value-type="float" office:value="1.84" table:style-name="ce102">
            <text:p><text:s text:c="3"/>1.84</text:p>
          </table:table-cell>
          <table:table-cell office:value-type="float" office:value="1448" table:style-name="ce101">
            <text:p>1,448</text:p>
          </table:table-cell>
          <table:table-cell office:value-type="float" office:value="465" table:style-name="ce101">
            <text:p>465</text:p>
          </table:table-cell>
          <table:table-cell office:value-type="float" office:value="867" table:style-name="ce105">
            <text:p><text:s text:c="3"/>867</text:p>
          </table:table-cell>
          <table:table-cell table:number-columns-repeated="16362" table:style-name="ce2"/>
        </table:table-row>
        <table:table-row table:style-name="ro31">
          <table:table-cell office:value-type="string" table:style-name="ce99">
            <text:p>連 江 縣</text:p>
          </table:table-cell>
          <table:table-cell office:value-type="float" office:value="2471" table:style-name="ce100">
            <text:p><text:s text:c="3"/>2,471</text:p>
          </table:table-cell>
          <table:table-cell office:value-type="float" office:value="12481" table:style-name="ce100">
            <text:p><text:s text:c="3"/>12,481</text:p>
          </table:table-cell>
          <table:table-cell office:value-type="float" office:value="7135" table:style-name="ce100">
            <text:p><text:s text:c="3"/>7,135</text:p>
          </table:table-cell>
          <table:table-cell office:value-type="float" office:value="5346" table:style-name="ce100">
            <text:p><text:s text:c="3"/>5,346</text:p>
          </table:table-cell>
          <table:table-cell office:value-type="float" office:value="17" table:style-name="ce100">
            <text:p><text:s text:c="3"/>17</text:p>
          </table:table-cell>
          <table:table-cell office:value-type="float" office:value="8" table:style-name="ce101">
            <text:p>8</text:p>
          </table:table-cell>
          <table:table-cell office:value-type="float" office:value="9" table:style-name="ce101">
            <text:p>9</text:p>
          </table:table-cell>
          <table:table-cell office:value-type="float" office:value="16.600000000000001" table:style-name="ce102">
            <text:p><text:s text:c="3"/>16.60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2" table:style-name="ce101">
            <text:p>2</text:p>
          </table:table-cell>
          <table:table-cell office:value-type="float" office:value="0" table:style-name="ce101">
            <text:p>—</text:p>
          </table:table-cell>
          <table:table-cell office:value-type="float" office:value="1.95" table:style-name="ce102">
            <text:p><text:s text:c="3"/>1.95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14.65" table:style-name="ce115">
            <text:p>14.65</text:p>
          </table:table-cell>
          <table:table-cell office:value-type="float" office:value="12" table:style-name="ce100">
            <text:p><text:s text:c="3"/>12</text:p>
          </table:table-cell>
          <table:table-cell office:value-type="float" office:value="11.72" table:style-name="ce102">
            <text:p><text:s text:c="3"/>11.72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84" table:style-name="ce101">
            <text:p>84</text:p>
          </table:table-cell>
          <table:table-cell office:value-type="float" office:value="56" table:style-name="ce101">
            <text:p>56</text:p>
          </table:table-cell>
          <table:table-cell office:value-type="float" office:value="174" table:style-name="ce105">
            <text:p><text:s text:c="3"/>174</text:p>
          </table:table-cell>
          <table:table-cell table:number-columns-repeated="16362" table:style-name="ce2"/>
        </table:table-row>
        <table:table-row table:style-name="ro32">
          <table:table-cell table:style-name="ce116"/>
          <table:table-cell table:number-columns-repeated="7" table:style-name="ce117"/>
          <table:table-cell table:style-name="ce118"/>
          <table:table-cell table:number-columns-repeated="3" table:style-name="ce117"/>
          <table:table-cell table:style-name="ce118"/>
          <table:table-cell table:style-name="ce117"/>
          <table:table-cell table:style-name="ce118"/>
          <table:table-cell table:style-name="ce117"/>
          <table:table-cell table:style-name="ce118"/>
          <table:table-cell table:style-name="ce119"/>
          <table:table-cell table:number-columns-repeated="3" table:style-name="ce120"/>
          <table:table-cell table:style-name="ce121"/>
          <table:table-cell table:number-columns-repeated="16362" table:style-name="ce2"/>
        </table:table-row>
        <table:table-row table:style-name="ro3">
          <table:table-cell office:value-type="string" table:style-name="ce12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3"/>
          <table:table-cell table:number-columns-repeated="3" table:style-name="ce2"/>
          <table:table-cell table:style-name="ce64"/>
          <table:table-cell table:style-name="ce65"/>
          <table:table-cell table:style-name="ce2"/>
          <table:table-cell table:style-name="ce65"/>
          <table:table-cell table:number-columns-repeated="2" table:style-name="ce64"/>
          <table:table-cell table:number-columns-repeated="3" table:style-name="ce2"/>
          <table:table-cell office:value-type="string" table:style-name="ce123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10<text:s/><text:span text:style-name="T4">月</text:span><text:s/>6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3">
          <table:table-cell table:style-name="ce124"/>
          <table:table-cell table:number-columns-repeated="17" table:style-name="ce2"/>
          <table:table-cell table:number-columns-repeated="3" table:style-name="ce125"/>
          <table:table-cell table:number-columns-repeated="16363" table:style-name="ce2"/>
        </table:table-row>
        <table:table-row table:style-name="ro33">
          <table:table-cell table:style-name="ce126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27"/>
        <table:table-column table:style-name="co25" table:default-cell-style-name="ce127"/>
        <table:table-column table:style-name="co1" table:default-cell-style-name="ce127"/>
        <table:table-column table:style-name="co26" table:default-cell-style-name="ce127"/>
        <table:table-column table:style-name="co27" table:default-cell-style-name="ce127"/>
        <table:table-column table:style-name="co6" table:default-cell-style-name="ce127"/>
        <table:table-column table:style-name="co8" table:number-columns-repeated="2" table:default-cell-style-name="ce127"/>
        <table:table-column table:style-name="co28" table:default-cell-style-name="ce127"/>
        <table:table-column table:style-name="co25" table:default-cell-style-name="ce127"/>
        <table:table-column table:style-name="co22" table:default-cell-style-name="ce127"/>
        <table:table-column table:style-name="co6" table:default-cell-style-name="ce127"/>
        <table:table-column table:style-name="co29" table:default-cell-style-name="ce127"/>
        <table:table-column table:style-name="co22" table:default-cell-style-name="ce127"/>
        <table:table-column table:style-name="co3" table:default-cell-style-name="ce127"/>
        <table:table-column table:style-name="co8" table:default-cell-style-name="ce127"/>
        <table:table-column table:style-name="co30" table:default-cell-style-name="ce127"/>
        <table:table-column table:style-name="co25" table:default-cell-style-name="ce127"/>
        <table:table-column table:style-name="co6" table:default-cell-style-name="ce127"/>
        <table:table-column table:style-name="co8" table:default-cell-style-name="ce127"/>
        <table:table-column table:style-name="co31" table:default-cell-style-name="ce127"/>
        <table:table-column table:style-name="co26" table:default-cell-style-name="ce127"/>
        <table:table-column table:style-name="co11" table:default-cell-style-name="ce127"/>
        <table:table-column table:style-name="co3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number-columns-repeated="16358" table:default-cell-style-name="ce127"/>
        <table:table-row table:style-name="ro34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27"/>
        </table:table-row>
        <table:table-row table:style-name="ro35">
          <table:table-cell table:style-name="ce128"/>
          <table:table-cell table:number-columns-repeated="8" table:style-name="ce129"/>
          <table:table-cell table:style-name="ce127"/>
          <table:table-cell office:value-type="string" table:style-name="ce130">
            <text:p>中 華 民 國 103 年 9 月 底</text:p>
          </table:table-cell>
          <table:table-cell table:style-name="ce131"/>
          <table:table-cell table:number-columns-repeated="9" table:style-name="ce129"/>
          <table:table-cell table:number-columns-repeated="3" table:style-name="ce127"/>
          <table:table-cell office:value-type="string" table:style-name="ce132">
            <text:p>單位：人；％</text:p>
          </table:table-cell>
          <table:table-cell table:number-columns-repeated="16359" table:style-name="ce127"/>
        </table:table-row>
        <table:table-row table:style-name="ro6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33"/>
        </table:table-row>
        <table:table-row table:style-name="ro3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3"/>
        </table:table-row>
        <table:table-row table:style-name="ro37">
          <table:covered-table-cell/>
          <table:table-cell office:value-type="string" table:style-name="ce134">
            <text:p>計</text:p>
          </table:table-cell>
          <table:table-cell office:value-type="string" table:style-name="ce134">
            <text:p>男</text:p>
          </table:table-cell>
          <table:table-cell office:value-type="string" table:style-name="ce134">
            <text:p>女</text:p>
          </table:table-cell>
          <table:table-cell office:value-type="string" table:style-name="ce134">
            <text:p>％</text:p>
          </table:table-cell>
          <table:table-cell office:value-type="string" table:style-name="ce135">
            <text:p>計</text:p>
          </table:table-cell>
          <table:table-cell office:value-type="string" table:style-name="ce135">
            <text:p>男</text:p>
          </table:table-cell>
          <table:table-cell office:value-type="string" table:style-name="ce135">
            <text:p>女</text:p>
          </table:table-cell>
          <table:table-cell office:value-type="string" table:style-name="ce135">
            <text:p>％</text:p>
          </table:table-cell>
          <table:table-cell office:value-type="string" table:style-name="ce135">
            <text:p>計</text:p>
          </table:table-cell>
          <table:table-cell office:value-type="string" table:style-name="ce135">
            <text:p>男</text:p>
          </table:table-cell>
          <table:table-cell office:value-type="string" table:style-name="ce135">
            <text:p>女</text:p>
          </table:table-cell>
          <table:table-cell office:value-type="string" table:style-name="ce135">
            <text:p>％</text:p>
          </table:table-cell>
          <table:table-cell office:value-type="string" table:style-name="ce135">
            <text:p>計</text:p>
          </table:table-cell>
          <table:table-cell office:value-type="string" table:style-name="ce135">
            <text:p>男</text:p>
          </table:table-cell>
          <table:table-cell office:value-type="string" table:style-name="ce135">
            <text:p>女</text:p>
          </table:table-cell>
          <table:table-cell office:value-type="string" table:style-name="ce135">
            <text:p>％</text:p>
          </table:table-cell>
          <table:table-cell office:value-type="string" table:style-name="ce135">
            <text:p>計</text:p>
          </table:table-cell>
          <table:table-cell office:value-type="string" table:style-name="ce135">
            <text:p>男</text:p>
          </table:table-cell>
          <table:table-cell office:value-type="string" table:style-name="ce135">
            <text:p>女</text:p>
          </table:table-cell>
          <table:table-cell office:value-type="string" table:style-name="ce135">
            <text:p>％</text:p>
          </table:table-cell>
          <table:table-cell office:value-type="string" table:style-name="ce135">
            <text:p>計</text:p>
          </table:table-cell>
          <table:table-cell office:value-type="string" table:style-name="ce135">
            <text:p>男</text:p>
          </table:table-cell>
          <table:table-cell office:value-type="string" table:style-name="ce135">
            <text:p>女</text:p>
          </table:table-cell>
          <table:table-cell office:value-type="string" table:style-name="ce136">
            <text:p>％</text:p>
          </table:table-cell>
          <table:table-cell table:number-columns-repeated="16359" table:style-name="ce133"/>
        </table:table-row>
        <table:table-row table:style-name="ro23">
          <table:table-cell office:value-type="string" table:style-name="ce137">
            <text:p>總 <text:s text:c="5"/>計</text:p>
          </table:table-cell>
          <table:table-cell office:value-type="float" office:value="23410280" table:style-name="ce138">
            <text:p>23,410,280</text:p>
          </table:table-cell>
          <table:table-cell office:value-type="float" office:value="11690317" table:style-name="ce139">
            <text:p>11,690,317</text:p>
          </table:table-cell>
          <table:table-cell office:value-type="float" office:value="11719963" table:style-name="ce139">
            <text:p>11,719,963</text:p>
          </table:table-cell>
          <table:table-cell office:value-type="float" office:value="100" table:style-name="ce140">
            <text:p>100.00</text:p>
          </table:table-cell>
          <table:table-cell office:value-type="float" office:value="3290349" table:style-name="ce139">
            <text:p>3,290,349</text:p>
          </table:table-cell>
          <table:table-cell office:value-type="float" office:value="1715119" table:style-name="ce139">
            <text:p>1,715,119</text:p>
          </table:table-cell>
          <table:table-cell office:value-type="float" office:value="1575230" table:style-name="ce139">
            <text:p>1,575,230</text:p>
          </table:table-cell>
          <table:table-cell office:value-type="float" office:value="14.06" table:style-name="ce140">
            <text:p>14.06</text:p>
          </table:table-cell>
          <table:table-cell office:value-type="float" office:value="17344892" table:style-name="ce139">
            <text:p>17,344,892</text:p>
          </table:table-cell>
          <table:table-cell office:value-type="float" office:value="8681936" table:style-name="ce139">
            <text:p>8,681,936</text:p>
          </table:table-cell>
          <table:table-cell office:value-type="float" office:value="8662956" table:style-name="ce139">
            <text:p>8,662,956</text:p>
          </table:table-cell>
          <table:table-cell office:value-type="float" office:value="74.09" table:style-name="ce140">
            <text:p>74.09</text:p>
          </table:table-cell>
          <table:table-cell office:value-type="float" office:value="2775039" table:style-name="ce139">
            <text:p>2,775,039</text:p>
          </table:table-cell>
          <table:table-cell office:value-type="float" office:value="1293262" table:style-name="ce139">
            <text:p>1,293,262</text:p>
          </table:table-cell>
          <table:table-cell office:value-type="float" office:value="1481777" table:style-name="ce139">
            <text:p>1,481,777</text:p>
          </table:table-cell>
          <table:table-cell office:value-type="float" office:value="11.85" table:style-name="ce140">
            <text:p>11.85</text:p>
          </table:table-cell>
          <table:table-cell office:value-type="float" office:value="10814772" table:style-name="ce139">
            <text:p>10,814,772</text:p>
          </table:table-cell>
          <table:table-cell office:value-type="float" office:value="5432118" table:style-name="ce139">
            <text:p>5,432,118</text:p>
          </table:table-cell>
          <table:table-cell office:value-type="float" office:value="5382654" table:style-name="ce139">
            <text:p>5,382,654</text:p>
          </table:table-cell>
          <table:table-cell office:value-type="float" office:value="46.2" table:style-name="ce140">
            <text:p>46.20</text:p>
          </table:table-cell>
          <table:table-cell office:value-type="float" office:value="18587723" table:style-name="ce139">
            <text:p>18,587,723</text:p>
          </table:table-cell>
          <table:table-cell office:value-type="float" office:value="9178947" table:style-name="ce139">
            <text:p>9,178,947</text:p>
          </table:table-cell>
          <table:table-cell office:value-type="float" office:value="9408776" table:style-name="ce139">
            <text:p>9,408,776</text:p>
          </table:table-cell>
          <table:table-cell office:value-type="float" office:value="79.400000000000006" table:style-name="ce141">
            <text:p>79.40</text:p>
          </table:table-cell>
          <table:table-cell table:style-name="ce142"/>
          <table:table-cell table:number-columns-repeated="16358" table:style-name="ce143"/>
        </table:table-row>
        <table:table-row table:style-name="ro18">
          <table:table-cell office:value-type="string" table:style-name="ce144">
            <text:p>新 北 市</text:p>
          </table:table-cell>
          <table:table-cell office:value-type="float" office:value="3961374" table:style-name="ce145">
            <text:p>3,961,374</text:p>
          </table:table-cell>
          <table:table-cell office:value-type="float" office:value="1950031" table:style-name="ce146">
            <text:p>1,950,031</text:p>
          </table:table-cell>
          <table:table-cell office:value-type="float" office:value="2011343" table:style-name="ce146">
            <text:p>2,011,343</text:p>
          </table:table-cell>
          <table:table-cell office:value-type="float" office:value="100" table:style-name="ce147">
            <text:p>100.00</text:p>
          </table:table-cell>
          <table:table-cell office:value-type="float" office:value="537019" table:style-name="ce146">
            <text:p>537,019</text:p>
          </table:table-cell>
          <table:table-cell office:value-type="float" office:value="279878" table:style-name="ce146">
            <text:p>279,878</text:p>
          </table:table-cell>
          <table:table-cell office:value-type="float" office:value="257141" table:style-name="ce146">
            <text:p>257,141</text:p>
          </table:table-cell>
          <table:table-cell office:value-type="float" office:value="13.56" table:style-name="ce147">
            <text:p>13.56</text:p>
          </table:table-cell>
          <table:table-cell office:value-type="float" office:value="3030963" table:style-name="ce146">
            <text:p>3,030,963</text:p>
          </table:table-cell>
          <table:table-cell office:value-type="float" office:value="1485946" table:style-name="ce146">
            <text:p>1,485,946</text:p>
          </table:table-cell>
          <table:table-cell office:value-type="float" office:value="1545017" table:style-name="ce146">
            <text:p>1,545,017</text:p>
          </table:table-cell>
          <table:table-cell office:value-type="float" office:value="76.510000000000005" table:style-name="ce147">
            <text:p>76.51</text:p>
          </table:table-cell>
          <table:table-cell office:value-type="float" office:value="393392" table:style-name="ce146">
            <text:p>393,392</text:p>
          </table:table-cell>
          <table:table-cell office:value-type="float" office:value="184207" table:style-name="ce146">
            <text:p>184,207</text:p>
          </table:table-cell>
          <table:table-cell office:value-type="float" office:value="209185" table:style-name="ce146">
            <text:p>209,185</text:p>
          </table:table-cell>
          <table:table-cell office:value-type="float" office:value="9.93" table:style-name="ce147">
            <text:p>9.93</text:p>
          </table:table-cell>
          <table:table-cell office:value-type="float" office:value="1894552" table:style-name="ce146">
            <text:p>1,894,552</text:p>
          </table:table-cell>
          <table:table-cell office:value-type="float" office:value="939841" table:style-name="ce146">
            <text:p>939,841</text:p>
          </table:table-cell>
          <table:table-cell office:value-type="float" office:value="954711" table:style-name="ce146">
            <text:p>954,711</text:p>
          </table:table-cell>
          <table:table-cell office:value-type="float" office:value="47.83" table:style-name="ce147">
            <text:p>47.83</text:p>
          </table:table-cell>
          <table:table-cell office:value-type="float" office:value="3173136" table:style-name="ce146">
            <text:p>3,173,136</text:p>
          </table:table-cell>
          <table:table-cell office:value-type="float" office:value="1540259" table:style-name="ce146">
            <text:p>1,540,259</text:p>
          </table:table-cell>
          <table:table-cell office:value-type="float" office:value="1632877" table:style-name="ce146">
            <text:p>1,632,877</text:p>
          </table:table-cell>
          <table:table-cell office:value-type="float" office:value="80.099999999999994" table:style-name="ce148">
            <text:p>80.10</text:p>
          </table:table-cell>
          <table:table-cell table:number-columns-repeated="16359" table:style-name="ce133"/>
        </table:table-row>
        <table:table-row table:style-name="ro18">
          <table:table-cell office:value-type="string" table:style-name="ce144">
            <text:p>臺 北 市</text:p>
          </table:table-cell>
          <table:table-cell office:value-type="float" office:value="2695649" table:style-name="ce145">
            <text:p>2,695,649</text:p>
          </table:table-cell>
          <table:table-cell office:value-type="float" office:value="1293032" table:style-name="ce146">
            <text:p>1,293,032</text:p>
          </table:table-cell>
          <table:table-cell office:value-type="float" office:value="1402617" table:style-name="ce146">
            <text:p>1,402,617</text:p>
          </table:table-cell>
          <table:table-cell office:value-type="float" office:value="100" table:style-name="ce147">
            <text:p>100.00</text:p>
          </table:table-cell>
          <table:table-cell office:value-type="float" office:value="381977" table:style-name="ce146">
            <text:p>381,977</text:p>
          </table:table-cell>
          <table:table-cell office:value-type="float" office:value="198493" table:style-name="ce146">
            <text:p>198,493</text:p>
          </table:table-cell>
          <table:table-cell office:value-type="float" office:value="183484" table:style-name="ce146">
            <text:p>183,484</text:p>
          </table:table-cell>
          <table:table-cell office:value-type="float" office:value="14.17" table:style-name="ce147">
            <text:p>14.17</text:p>
          </table:table-cell>
          <table:table-cell office:value-type="float" office:value="1938662" table:style-name="ce146">
            <text:p>1,938,662</text:p>
          </table:table-cell>
          <table:table-cell office:value-type="float" office:value="922868" table:style-name="ce146">
            <text:p>922,868</text:p>
          </table:table-cell>
          <table:table-cell office:value-type="float" office:value="1015794" table:style-name="ce146">
            <text:p>1,015,794</text:p>
          </table:table-cell>
          <table:table-cell office:value-type="float" office:value="71.92" table:style-name="ce147">
            <text:p>71.92</text:p>
          </table:table-cell>
          <table:table-cell office:value-type="float" office:value="375010" table:style-name="ce146">
            <text:p>375,010</text:p>
          </table:table-cell>
          <table:table-cell office:value-type="float" office:value="171671" table:style-name="ce146">
            <text:p>171,671</text:p>
          </table:table-cell>
          <table:table-cell office:value-type="float" office:value="203339" table:style-name="ce146">
            <text:p>203,339</text:p>
          </table:table-cell>
          <table:table-cell office:value-type="float" office:value="13.91" table:style-name="ce147">
            <text:p>13.91</text:p>
          </table:table-cell>
          <table:table-cell office:value-type="float" office:value="1183995" table:style-name="ce146">
            <text:p>1,183,995</text:p>
          </table:table-cell>
          <table:table-cell office:value-type="float" office:value="562999" table:style-name="ce146">
            <text:p>562,999</text:p>
          </table:table-cell>
          <table:table-cell office:value-type="float" office:value="620996" table:style-name="ce146">
            <text:p>620,996</text:p>
          </table:table-cell>
          <table:table-cell office:value-type="float" office:value="43.92" table:style-name="ce147">
            <text:p>43.92</text:p>
          </table:table-cell>
          <table:table-cell office:value-type="float" office:value="2162080" table:style-name="ce146">
            <text:p>2,162,080</text:p>
          </table:table-cell>
          <table:table-cell office:value-type="float" office:value="1015793" table:style-name="ce146">
            <text:p>1,015,793</text:p>
          </table:table-cell>
          <table:table-cell office:value-type="float" office:value="1146287" table:style-name="ce146">
            <text:p>1,146,287</text:p>
          </table:table-cell>
          <table:table-cell office:value-type="float" office:value="80.209999999999994" table:style-name="ce148">
            <text:p>80.21</text:p>
          </table:table-cell>
          <table:table-cell table:number-columns-repeated="16359" table:style-name="ce133"/>
        </table:table-row>
        <table:table-row table:style-name="ro18">
          <table:table-cell office:value-type="string" table:style-name="ce144">
            <text:p>臺 中 市</text:p>
          </table:table-cell>
          <table:table-cell office:value-type="float" office:value="2712948" table:style-name="ce145">
            <text:p>2,712,948</text:p>
          </table:table-cell>
          <table:table-cell office:value-type="float" office:value="1344077" table:style-name="ce146">
            <text:p>1,344,077</text:p>
          </table:table-cell>
          <table:table-cell office:value-type="float" office:value="1368871" table:style-name="ce146">
            <text:p>1,368,871</text:p>
          </table:table-cell>
          <table:table-cell office:value-type="float" office:value="100" table:style-name="ce147">
            <text:p>100.00</text:p>
          </table:table-cell>
          <table:table-cell office:value-type="float" office:value="418218" table:style-name="ce146">
            <text:p>418,218</text:p>
          </table:table-cell>
          <table:table-cell office:value-type="float" office:value="217360" table:style-name="ce146">
            <text:p>217,360</text:p>
          </table:table-cell>
          <table:table-cell office:value-type="float" office:value="200858" table:style-name="ce146">
            <text:p>200,858</text:p>
          </table:table-cell>
          <table:table-cell office:value-type="float" office:value="15.42" table:style-name="ce147">
            <text:p>15.42</text:p>
          </table:table-cell>
          <table:table-cell office:value-type="float" office:value="2032348" table:style-name="ce146">
            <text:p>2,032,348</text:p>
          </table:table-cell>
          <table:table-cell office:value-type="float" office:value="1003835" table:style-name="ce146">
            <text:p>1,003,835</text:p>
          </table:table-cell>
          <table:table-cell office:value-type="float" office:value="1028513" table:style-name="ce146">
            <text:p>1,028,513</text:p>
          </table:table-cell>
          <table:table-cell office:value-type="float" office:value="74.91" table:style-name="ce147">
            <text:p>74.91</text:p>
          </table:table-cell>
          <table:table-cell office:value-type="float" office:value="262382" table:style-name="ce146">
            <text:p>262,382</text:p>
          </table:table-cell>
          <table:table-cell office:value-type="float" office:value="122882" table:style-name="ce146">
            <text:p>122,882</text:p>
          </table:table-cell>
          <table:table-cell office:value-type="float" office:value="139500" table:style-name="ce146">
            <text:p>139,500</text:p>
          </table:table-cell>
          <table:table-cell office:value-type="float" office:value="9.67" table:style-name="ce147">
            <text:p>9.67</text:p>
          </table:table-cell>
          <table:table-cell office:value-type="float" office:value="1292225" table:style-name="ce146">
            <text:p>1,292,225</text:p>
          </table:table-cell>
          <table:table-cell office:value-type="float" office:value="639457" table:style-name="ce146">
            <text:p>639,457</text:p>
          </table:table-cell>
          <table:table-cell office:value-type="float" office:value="652768" table:style-name="ce146">
            <text:p>652,768</text:p>
          </table:table-cell>
          <table:table-cell office:value-type="float" office:value="47.63" table:style-name="ce147">
            <text:p>47.63</text:p>
          </table:table-cell>
          <table:table-cell office:value-type="float" office:value="2099294" table:style-name="ce146">
            <text:p>2,099,294</text:p>
          </table:table-cell>
          <table:table-cell office:value-type="float" office:value="1025237" table:style-name="ce146">
            <text:p>1,025,237</text:p>
          </table:table-cell>
          <table:table-cell office:value-type="float" office:value="1074057" table:style-name="ce146">
            <text:p>1,074,057</text:p>
          </table:table-cell>
          <table:table-cell office:value-type="float" office:value="77.38" table:style-name="ce148">
            <text:p>77.38</text:p>
          </table:table-cell>
          <table:table-cell table:number-columns-repeated="16359" table:style-name="ce133"/>
        </table:table-row>
        <table:table-row table:style-name="ro18">
          <table:table-cell office:value-type="string" table:style-name="ce144">
            <text:p>臺 南 市</text:p>
          </table:table-cell>
          <table:table-cell office:value-type="float" office:value="1883493" table:style-name="ce145">
            <text:p>1,883,493</text:p>
          </table:table-cell>
          <table:table-cell office:value-type="float" office:value="943896" table:style-name="ce146">
            <text:p>943,896</text:p>
          </table:table-cell>
          <table:table-cell office:value-type="float" office:value="939597" table:style-name="ce146">
            <text:p>939,597</text:p>
          </table:table-cell>
          <table:table-cell office:value-type="float" office:value="100" table:style-name="ce147">
            <text:p>100.00</text:p>
          </table:table-cell>
          <table:table-cell office:value-type="float" office:value="248914" table:style-name="ce146">
            <text:p>248,914</text:p>
          </table:table-cell>
          <table:table-cell office:value-type="float" office:value="129619" table:style-name="ce146">
            <text:p>129,619</text:p>
          </table:table-cell>
          <table:table-cell office:value-type="float" office:value="119295" table:style-name="ce146">
            <text:p>119,295</text:p>
          </table:table-cell>
          <table:table-cell office:value-type="float" office:value="13.22" table:style-name="ce147">
            <text:p>13.22</text:p>
          </table:table-cell>
          <table:table-cell office:value-type="float" office:value="1398846" table:style-name="ce146">
            <text:p>1,398,846</text:p>
          </table:table-cell>
          <table:table-cell office:value-type="float" office:value="706138" table:style-name="ce146">
            <text:p>706,138</text:p>
          </table:table-cell>
          <table:table-cell office:value-type="float" office:value="692708" table:style-name="ce146">
            <text:p>692,708</text:p>
          </table:table-cell>
          <table:table-cell office:value-type="float" office:value="74.27" table:style-name="ce147">
            <text:p>74.27</text:p>
          </table:table-cell>
          <table:table-cell office:value-type="float" office:value="235733" table:style-name="ce146">
            <text:p>235,733</text:p>
          </table:table-cell>
          <table:table-cell office:value-type="float" office:value="108139" table:style-name="ce146">
            <text:p>108,139</text:p>
          </table:table-cell>
          <table:table-cell office:value-type="float" office:value="127594" table:style-name="ce146">
            <text:p>127,594</text:p>
          </table:table-cell>
          <table:table-cell office:value-type="float" office:value="12.52" table:style-name="ce147">
            <text:p>12.52</text:p>
          </table:table-cell>
          <table:table-cell office:value-type="float" office:value="866897" table:style-name="ce146">
            <text:p>866,897</text:p>
          </table:table-cell>
          <table:table-cell office:value-type="float" office:value="436726" table:style-name="ce146">
            <text:p>436,726</text:p>
          </table:table-cell>
          <table:table-cell office:value-type="float" office:value="430171" table:style-name="ce146">
            <text:p>430,171</text:p>
          </table:table-cell>
          <table:table-cell office:value-type="float" office:value="46.03" table:style-name="ce147">
            <text:p>46.03</text:p>
          </table:table-cell>
          <table:table-cell office:value-type="float" office:value="1516489" table:style-name="ce146">
            <text:p>1,516,489</text:p>
          </table:table-cell>
          <table:table-cell office:value-type="float" office:value="752722" table:style-name="ce146">
            <text:p>752,722</text:p>
          </table:table-cell>
          <table:table-cell office:value-type="float" office:value="763767" table:style-name="ce146">
            <text:p>763,767</text:p>
          </table:table-cell>
          <table:table-cell office:value-type="float" office:value="80.510000000000005" table:style-name="ce148">
            <text:p>80.51</text:p>
          </table:table-cell>
          <table:table-cell table:number-columns-repeated="16359" table:style-name="ce133"/>
        </table:table-row>
        <table:table-row table:style-name="ro18">
          <table:table-cell office:value-type="string" table:style-name="ce144">
            <text:p>高 雄 市</text:p>
          </table:table-cell>
          <table:table-cell office:value-type="float" office:value="2777461" table:style-name="ce145">
            <text:p>2,777,461</text:p>
          </table:table-cell>
          <table:table-cell office:value-type="float" office:value="1382862" table:style-name="ce146">
            <text:p>1,382,862</text:p>
          </table:table-cell>
          <table:table-cell office:value-type="float" office:value="1394599" table:style-name="ce146">
            <text:p>1,394,599</text:p>
          </table:table-cell>
          <table:table-cell office:value-type="float" office:value="100" table:style-name="ce147">
            <text:p>100.00</text:p>
          </table:table-cell>
          <table:table-cell office:value-type="float" office:value="364729" table:style-name="ce146">
            <text:p>364,729</text:p>
          </table:table-cell>
          <table:table-cell office:value-type="float" office:value="189404" table:style-name="ce146">
            <text:p>189,404</text:p>
          </table:table-cell>
          <table:table-cell office:value-type="float" office:value="175325" table:style-name="ce146">
            <text:p>175,325</text:p>
          </table:table-cell>
          <table:table-cell office:value-type="float" office:value="13.13" table:style-name="ce147">
            <text:p>13.13</text:p>
          </table:table-cell>
          <table:table-cell office:value-type="float" office:value="2085201" table:style-name="ce146">
            <text:p>2,085,201</text:p>
          </table:table-cell>
          <table:table-cell office:value-type="float" office:value="1039376" table:style-name="ce146">
            <text:p>1,039,376</text:p>
          </table:table-cell>
          <table:table-cell office:value-type="float" office:value="1045825" table:style-name="ce146">
            <text:p>1,045,825</text:p>
          </table:table-cell>
          <table:table-cell office:value-type="float" office:value="75.08" table:style-name="ce147">
            <text:p>75.08</text:p>
          </table:table-cell>
          <table:table-cell office:value-type="float" office:value="327531" table:style-name="ce146">
            <text:p>327,531</text:p>
          </table:table-cell>
          <table:table-cell office:value-type="float" office:value="154082" table:style-name="ce146">
            <text:p>154,082</text:p>
          </table:table-cell>
          <table:table-cell office:value-type="float" office:value="173449" table:style-name="ce146">
            <text:p>173,449</text:p>
          </table:table-cell>
          <table:table-cell office:value-type="float" office:value="11.79" table:style-name="ce147">
            <text:p>11.79</text:p>
          </table:table-cell>
          <table:table-cell office:value-type="float" office:value="1293583" table:style-name="ce146">
            <text:p>1,293,583</text:p>
          </table:table-cell>
          <table:table-cell office:value-type="float" office:value="650693" table:style-name="ce146">
            <text:p>650,693</text:p>
          </table:table-cell>
          <table:table-cell office:value-type="float" office:value="642890" table:style-name="ce146">
            <text:p>642,890</text:p>
          </table:table-cell>
          <table:table-cell office:value-type="float" office:value="46.57" table:style-name="ce147">
            <text:p>46.57</text:p>
          </table:table-cell>
          <table:table-cell office:value-type="float" office:value="2236348" table:style-name="ce146">
            <text:p>2,236,348</text:p>
          </table:table-cell>
          <table:table-cell office:value-type="float" office:value="1102163" table:style-name="ce146">
            <text:p>1,102,163</text:p>
          </table:table-cell>
          <table:table-cell office:value-type="float" office:value="1134185" table:style-name="ce146">
            <text:p>1,134,185</text:p>
          </table:table-cell>
          <table:table-cell office:value-type="float" office:value="80.52" table:style-name="ce148">
            <text:p>80.52</text:p>
          </table:table-cell>
          <table:table-cell table:number-columns-repeated="16359" table:style-name="ce133"/>
        </table:table-row>
        <table:table-row table:style-name="ro38">
          <table:table-cell office:value-type="string" table:style-name="ce144">
            <text:p><text:s/>臺 灣 省<text:s/></text:p>
          </table:table-cell>
          <table:table-cell office:value-type="float" office:value="9240718" table:style-name="ce145">
            <text:p>9,240,718</text:p>
          </table:table-cell>
          <table:table-cell office:value-type="float" office:value="4705987" table:style-name="ce146">
            <text:p>4,705,987</text:p>
          </table:table-cell>
          <table:table-cell office:value-type="float" office:value="4534731" table:style-name="ce146">
            <text:p>4,534,731</text:p>
          </table:table-cell>
          <table:table-cell office:value-type="float" office:value="100" table:style-name="ce147">
            <text:p>100.00</text:p>
          </table:table-cell>
          <table:table-cell office:value-type="float" office:value="1324169" table:style-name="ce146">
            <text:p>1,324,169</text:p>
          </table:table-cell>
          <table:table-cell office:value-type="float" office:value="692399" table:style-name="ce146">
            <text:p>692,399</text:p>
          </table:table-cell>
          <table:table-cell office:value-type="float" office:value="631770" table:style-name="ce146">
            <text:p>631,770</text:p>
          </table:table-cell>
          <table:table-cell office:value-type="float" office:value="14.33" table:style-name="ce147">
            <text:p>14.33</text:p>
          </table:table-cell>
          <table:table-cell office:value-type="float" office:value="6750858" table:style-name="ce146">
            <text:p>6,750,858</text:p>
          </table:table-cell>
          <table:table-cell office:value-type="float" office:value="3468697" table:style-name="ce146">
            <text:p>3,468,697</text:p>
          </table:table-cell>
          <table:table-cell office:value-type="float" office:value="3282161" table:style-name="ce146">
            <text:p>3,282,161</text:p>
          </table:table-cell>
          <table:table-cell office:value-type="float" office:value="73.06" table:style-name="ce147">
            <text:p>73.06</text:p>
          </table:table-cell>
          <table:table-cell office:value-type="float" office:value="1165691" table:style-name="ce146">
            <text:p>1,165,691</text:p>
          </table:table-cell>
          <table:table-cell office:value-type="float" office:value="544891" table:style-name="ce146">
            <text:p>544,891</text:p>
          </table:table-cell>
          <table:table-cell office:value-type="float" office:value="620800" table:style-name="ce146">
            <text:p>620,800</text:p>
          </table:table-cell>
          <table:table-cell office:value-type="float" office:value="12.61" table:style-name="ce147">
            <text:p>12.61</text:p>
          </table:table-cell>
          <table:table-cell office:value-type="float" office:value="4216150" table:style-name="ce146">
            <text:p>4,216,150</text:p>
          </table:table-cell>
          <table:table-cell office:value-type="float" office:value="2168366" table:style-name="ce146">
            <text:p>2,168,366</text:p>
          </table:table-cell>
          <table:table-cell office:value-type="float" office:value="2047784" table:style-name="ce146">
            <text:p>2,047,784</text:p>
          </table:table-cell>
          <table:table-cell office:value-type="float" office:value="45.63" table:style-name="ce147">
            <text:p>45.63</text:p>
          </table:table-cell>
          <table:table-cell office:value-type="float" office:value="7285691" table:style-name="ce146">
            <text:p>7,285,691</text:p>
          </table:table-cell>
          <table:table-cell office:value-type="float" office:value="3684627" table:style-name="ce146">
            <text:p>3,684,627</text:p>
          </table:table-cell>
          <table:table-cell office:value-type="float" office:value="3601064" table:style-name="ce146">
            <text:p>3,601,064</text:p>
          </table:table-cell>
          <table:table-cell office:value-type="float" office:value="78.84" table:style-name="ce148">
            <text:p>78.84</text:p>
          </table:table-cell>
          <table:table-cell table:number-columns-repeated="16359" table:style-name="ce133"/>
        </table:table-row>
        <table:table-row table:style-name="ro39">
          <table:table-cell office:value-type="string" table:style-name="ce149">
            <text:p>宜 蘭 縣</text:p>
          </table:table-cell>
          <table:table-cell office:value-type="float" office:value="458784" table:style-name="ce150">
            <text:p>458,784</text:p>
          </table:table-cell>
          <table:table-cell office:value-type="float" office:value="232801" table:style-name="ce151">
            <text:p>232,801</text:p>
          </table:table-cell>
          <table:table-cell office:value-type="float" office:value="225983" table:style-name="ce151">
            <text:p>225,983</text:p>
          </table:table-cell>
          <table:table-cell office:value-type="float" office:value="100" table:style-name="ce152">
            <text:p>100.00</text:p>
          </table:table-cell>
          <table:table-cell office:value-type="float" office:value="60876" table:style-name="ce153">
            <text:p>60,876</text:p>
          </table:table-cell>
          <table:table-cell office:value-type="float" office:value="31708" table:style-name="ce153">
            <text:p>31,708</text:p>
          </table:table-cell>
          <table:table-cell office:value-type="float" office:value="29168" table:style-name="ce153">
            <text:p>29,168</text:p>
          </table:table-cell>
          <table:table-cell office:value-type="float" office:value="13.27" table:style-name="ce154">
            <text:p>13.27</text:p>
          </table:table-cell>
          <table:table-cell office:value-type="float" office:value="334859" table:style-name="ce153">
            <text:p>334,859</text:p>
          </table:table-cell>
          <table:table-cell office:value-type="float" office:value="171583" table:style-name="ce153">
            <text:p>171,583</text:p>
          </table:table-cell>
          <table:table-cell office:value-type="float" office:value="163276" table:style-name="ce153">
            <text:p>163,276</text:p>
          </table:table-cell>
          <table:table-cell office:value-type="float" office:value="72.989999999999995" table:style-name="ce154">
            <text:p>72.99</text:p>
          </table:table-cell>
          <table:table-cell office:value-type="float" office:value="63049" table:style-name="ce153">
            <text:p>63,049</text:p>
          </table:table-cell>
          <table:table-cell office:value-type="float" office:value="29510" table:style-name="ce153">
            <text:p>29,510</text:p>
          </table:table-cell>
          <table:table-cell office:value-type="float" office:value="33539" table:style-name="ce153">
            <text:p>33,539</text:p>
          </table:table-cell>
          <table:table-cell office:value-type="float" office:value="13.74" table:style-name="ce154">
            <text:p>13.74</text:p>
          </table:table-cell>
          <table:table-cell office:value-type="float" office:value="206213" table:style-name="ce153">
            <text:p>206,213</text:p>
          </table:table-cell>
          <table:table-cell office:value-type="float" office:value="106038" table:style-name="ce153">
            <text:p>106,038</text:p>
          </table:table-cell>
          <table:table-cell office:value-type="float" office:value="100175" table:style-name="ce153">
            <text:p>100,175</text:p>
          </table:table-cell>
          <table:table-cell office:value-type="float" office:value="44.95" table:style-name="ce154">
            <text:p>44.95</text:p>
          </table:table-cell>
          <table:table-cell office:value-type="float" office:value="366402" table:style-name="ce153">
            <text:p>366,402</text:p>
          </table:table-cell>
          <table:table-cell office:value-type="float" office:value="184630" table:style-name="ce153">
            <text:p>184,630</text:p>
          </table:table-cell>
          <table:table-cell office:value-type="float" office:value="181772" table:style-name="ce153">
            <text:p>181,772</text:p>
          </table:table-cell>
          <table:table-cell office:value-type="float" office:value="79.86" table:style-name="ce155">
            <text:p>79.86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桃 園 縣</text:p>
          </table:table-cell>
          <table:table-cell office:value-type="float" office:value="2054260" table:style-name="ce150">
            <text:p>2,054,260</text:p>
          </table:table-cell>
          <table:table-cell office:value-type="float" office:value="1030878" table:style-name="ce151">
            <text:p>1,030,878</text:p>
          </table:table-cell>
          <table:table-cell office:value-type="float" office:value="1023382" table:style-name="ce151">
            <text:p>1,023,382</text:p>
          </table:table-cell>
          <table:table-cell office:value-type="float" office:value="100" table:style-name="ce152">
            <text:p>100.00</text:p>
          </table:table-cell>
          <table:table-cell office:value-type="float" office:value="327905" table:style-name="ce153">
            <text:p>327,905</text:p>
          </table:table-cell>
          <table:table-cell office:value-type="float" office:value="171374" table:style-name="ce153">
            <text:p>171,374</text:p>
          </table:table-cell>
          <table:table-cell office:value-type="float" office:value="156531" table:style-name="ce153">
            <text:p>156,531</text:p>
          </table:table-cell>
          <table:table-cell office:value-type="float" office:value="15.96" table:style-name="ce154">
            <text:p>15.96</text:p>
          </table:table-cell>
          <table:table-cell office:value-type="float" office:value="1537630" table:style-name="ce153">
            <text:p>1,537,630</text:p>
          </table:table-cell>
          <table:table-cell office:value-type="float" office:value="768256" table:style-name="ce153">
            <text:p>768,256</text:p>
          </table:table-cell>
          <table:table-cell office:value-type="float" office:value="769374" table:style-name="ce153">
            <text:p>769,374</text:p>
          </table:table-cell>
          <table:table-cell office:value-type="float" office:value="74.849999999999994" table:style-name="ce154">
            <text:p>74.85</text:p>
          </table:table-cell>
          <table:table-cell office:value-type="float" office:value="188725" table:style-name="ce153">
            <text:p>188,725</text:p>
          </table:table-cell>
          <table:table-cell office:value-type="float" office:value="91248" table:style-name="ce153">
            <text:p>91,248</text:p>
          </table:table-cell>
          <table:table-cell office:value-type="float" office:value="97477" table:style-name="ce153">
            <text:p>97,477</text:p>
          </table:table-cell>
          <table:table-cell office:value-type="float" office:value="9.19" table:style-name="ce154">
            <text:p>9.19</text:p>
          </table:table-cell>
          <table:table-cell office:value-type="float" office:value="984096" table:style-name="ce153">
            <text:p>984,096</text:p>
          </table:table-cell>
          <table:table-cell office:value-type="float" office:value="494206" table:style-name="ce153">
            <text:p>494,206</text:p>
          </table:table-cell>
          <table:table-cell office:value-type="float" office:value="489890" table:style-name="ce153">
            <text:p>489,890</text:p>
          </table:table-cell>
          <table:table-cell office:value-type="float" office:value="47.91" table:style-name="ce154">
            <text:p>47.91</text:p>
          </table:table-cell>
          <table:table-cell office:value-type="float" office:value="1575900" table:style-name="ce153">
            <text:p>1,575,900</text:p>
          </table:table-cell>
          <table:table-cell office:value-type="float" office:value="780983" table:style-name="ce153">
            <text:p>780,983</text:p>
          </table:table-cell>
          <table:table-cell office:value-type="float" office:value="794917" table:style-name="ce153">
            <text:p>794,917</text:p>
          </table:table-cell>
          <table:table-cell office:value-type="float" office:value="76.709999999999994" table:style-name="ce155">
            <text:p>76.71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新 竹 縣</text:p>
          </table:table-cell>
          <table:table-cell office:value-type="float" office:value="536111" table:style-name="ce150">
            <text:p>536,111</text:p>
          </table:table-cell>
          <table:table-cell office:value-type="float" office:value="274614" table:style-name="ce151">
            <text:p>274,614</text:p>
          </table:table-cell>
          <table:table-cell office:value-type="float" office:value="261497" table:style-name="ce151">
            <text:p>261,497</text:p>
          </table:table-cell>
          <table:table-cell office:value-type="float" office:value="100" table:style-name="ce152">
            <text:p>100.00</text:p>
          </table:table-cell>
          <table:table-cell office:value-type="float" office:value="93315" table:style-name="ce153">
            <text:p>93,315</text:p>
          </table:table-cell>
          <table:table-cell office:value-type="float" office:value="48681" table:style-name="ce153">
            <text:p>48,681</text:p>
          </table:table-cell>
          <table:table-cell office:value-type="float" office:value="44634" table:style-name="ce153">
            <text:p>44,634</text:p>
          </table:table-cell>
          <table:table-cell office:value-type="float" office:value="17.41" table:style-name="ce154">
            <text:p>17.41</text:p>
          </table:table-cell>
          <table:table-cell office:value-type="float" office:value="382943" table:style-name="ce153">
            <text:p>382,943</text:p>
          </table:table-cell>
          <table:table-cell office:value-type="float" office:value="196874" table:style-name="ce153">
            <text:p>196,874</text:p>
          </table:table-cell>
          <table:table-cell office:value-type="float" office:value="186069" table:style-name="ce153">
            <text:p>186,069</text:p>
          </table:table-cell>
          <table:table-cell office:value-type="float" office:value="71.430000000000007" table:style-name="ce154">
            <text:p>71.43</text:p>
          </table:table-cell>
          <table:table-cell office:value-type="float" office:value="59853" table:style-name="ce153">
            <text:p>59,853</text:p>
          </table:table-cell>
          <table:table-cell office:value-type="float" office:value="29059" table:style-name="ce153">
            <text:p>29,059</text:p>
          </table:table-cell>
          <table:table-cell office:value-type="float" office:value="30794" table:style-name="ce153">
            <text:p>30,794</text:p>
          </table:table-cell>
          <table:table-cell office:value-type="float" office:value="11.16" table:style-name="ce154">
            <text:p>11.16</text:p>
          </table:table-cell>
          <table:table-cell office:value-type="float" office:value="250424" table:style-name="ce153">
            <text:p>250,424</text:p>
          </table:table-cell>
          <table:table-cell office:value-type="float" office:value="127745" table:style-name="ce153">
            <text:p>127,745</text:p>
          </table:table-cell>
          <table:table-cell office:value-type="float" office:value="122679" table:style-name="ce153">
            <text:p>122,679</text:p>
          </table:table-cell>
          <table:table-cell office:value-type="float" office:value="46.71" table:style-name="ce154">
            <text:p>46.71</text:p>
          </table:table-cell>
          <table:table-cell office:value-type="float" office:value="405557" table:style-name="ce153">
            <text:p>405,557</text:p>
          </table:table-cell>
          <table:table-cell office:value-type="float" office:value="206473" table:style-name="ce153">
            <text:p>206,473</text:p>
          </table:table-cell>
          <table:table-cell office:value-type="float" office:value="199084" table:style-name="ce153">
            <text:p>199,084</text:p>
          </table:table-cell>
          <table:table-cell office:value-type="float" office:value="75.650000000000006" table:style-name="ce155">
            <text:p>75.65</text:p>
          </table:table-cell>
          <table:table-cell table:number-columns-repeated="16359" table:style-name="ce133"/>
        </table:table-row>
        <table:table-row table:style-name="ro40">
          <table:table-cell office:value-type="string" table:style-name="ce149">
            <text:p>苗 栗 縣</text:p>
          </table:table-cell>
          <table:table-cell office:value-type="float" office:value="566918" table:style-name="ce150">
            <text:p>566,918</text:p>
          </table:table-cell>
          <table:table-cell office:value-type="float" office:value="292239" table:style-name="ce151">
            <text:p>292,239</text:p>
          </table:table-cell>
          <table:table-cell office:value-type="float" office:value="274679" table:style-name="ce151">
            <text:p>274,679</text:p>
          </table:table-cell>
          <table:table-cell office:value-type="float" office:value="100" table:style-name="ce152">
            <text:p>100.00</text:p>
          </table:table-cell>
          <table:table-cell office:value-type="float" office:value="82299" table:style-name="ce153">
            <text:p>82,299</text:p>
          </table:table-cell>
          <table:table-cell office:value-type="float" office:value="43199" table:style-name="ce153">
            <text:p>43,199</text:p>
          </table:table-cell>
          <table:table-cell office:value-type="float" office:value="39100" table:style-name="ce153">
            <text:p>39,100</text:p>
          </table:table-cell>
          <table:table-cell office:value-type="float" office:value="14.52" table:style-name="ce154">
            <text:p>14.52</text:p>
          </table:table-cell>
          <table:table-cell office:value-type="float" office:value="406300" table:style-name="ce153">
            <text:p>406,300</text:p>
          </table:table-cell>
          <table:table-cell office:value-type="float" office:value="211663" table:style-name="ce153">
            <text:p>211,663</text:p>
          </table:table-cell>
          <table:table-cell office:value-type="float" office:value="194637" table:style-name="ce153">
            <text:p>194,637</text:p>
          </table:table-cell>
          <table:table-cell office:value-type="float" office:value="71.67" table:style-name="ce154">
            <text:p>71.67</text:p>
          </table:table-cell>
          <table:table-cell office:value-type="float" office:value="78319" table:style-name="ce153">
            <text:p>78,319</text:p>
          </table:table-cell>
          <table:table-cell office:value-type="float" office:value="37377" table:style-name="ce153">
            <text:p>37,377</text:p>
          </table:table-cell>
          <table:table-cell office:value-type="float" office:value="40942" table:style-name="ce153">
            <text:p>40,942</text:p>
          </table:table-cell>
          <table:table-cell office:value-type="float" office:value="13.81" table:style-name="ce154">
            <text:p>13.81</text:p>
          </table:table-cell>
          <table:table-cell office:value-type="float" office:value="254496" table:style-name="ce153">
            <text:p>254,496</text:p>
          </table:table-cell>
          <table:table-cell office:value-type="float" office:value="132220" table:style-name="ce153">
            <text:p>132,220</text:p>
          </table:table-cell>
          <table:table-cell office:value-type="float" office:value="122276" table:style-name="ce153">
            <text:p>122,276</text:p>
          </table:table-cell>
          <table:table-cell office:value-type="float" office:value="44.89" table:style-name="ce154">
            <text:p>44.89</text:p>
          </table:table-cell>
          <table:table-cell office:value-type="float" office:value="447721" table:style-name="ce153">
            <text:p>447,721</text:p>
          </table:table-cell>
          <table:table-cell office:value-type="float" office:value="229856" table:style-name="ce153">
            <text:p>229,856</text:p>
          </table:table-cell>
          <table:table-cell office:value-type="float" office:value="217865" table:style-name="ce153">
            <text:p>217,865</text:p>
          </table:table-cell>
          <table:table-cell office:value-type="float" office:value="78.97" table:style-name="ce155">
            <text:p>78.97</text:p>
          </table:table-cell>
          <table:table-cell table:number-columns-repeated="16359" table:style-name="ce133"/>
        </table:table-row>
        <table:table-row table:style-name="ro39">
          <table:table-cell office:value-type="string" table:style-name="ce149">
            <text:p>彰 化 縣</text:p>
          </table:table-cell>
          <table:table-cell office:value-type="float" office:value="1292126" table:style-name="ce150">
            <text:p>1,292,126</text:p>
          </table:table-cell>
          <table:table-cell office:value-type="float" office:value="661074" table:style-name="ce151">
            <text:p>661,074</text:p>
          </table:table-cell>
          <table:table-cell office:value-type="float" office:value="631052" table:style-name="ce151">
            <text:p>631,052</text:p>
          </table:table-cell>
          <table:table-cell office:value-type="float" office:value="100" table:style-name="ce152">
            <text:p>100.00</text:p>
          </table:table-cell>
          <table:table-cell office:value-type="float" office:value="186576" table:style-name="ce153">
            <text:p>186,576</text:p>
          </table:table-cell>
          <table:table-cell office:value-type="float" office:value="97753" table:style-name="ce153">
            <text:p>97,753</text:p>
          </table:table-cell>
          <table:table-cell office:value-type="float" office:value="88823" table:style-name="ce153">
            <text:p>88,823</text:p>
          </table:table-cell>
          <table:table-cell office:value-type="float" office:value="14.44" table:style-name="ce154">
            <text:p>14.44</text:p>
          </table:table-cell>
          <table:table-cell office:value-type="float" office:value="936557" table:style-name="ce153">
            <text:p>936,557</text:p>
          </table:table-cell>
          <table:table-cell office:value-type="float" office:value="485700" table:style-name="ce153">
            <text:p>485,700</text:p>
          </table:table-cell>
          <table:table-cell office:value-type="float" office:value="450857" table:style-name="ce153">
            <text:p>450,857</text:p>
          </table:table-cell>
          <table:table-cell office:value-type="float" office:value="72.48" table:style-name="ce154">
            <text:p>72.48</text:p>
          </table:table-cell>
          <table:table-cell office:value-type="float" office:value="168993" table:style-name="ce153">
            <text:p>168,993</text:p>
          </table:table-cell>
          <table:table-cell office:value-type="float" office:value="77621" table:style-name="ce153">
            <text:p>77,621</text:p>
          </table:table-cell>
          <table:table-cell office:value-type="float" office:value="91372" table:style-name="ce153">
            <text:p>91,372</text:p>
          </table:table-cell>
          <table:table-cell office:value-type="float" office:value="13.08" table:style-name="ce154">
            <text:p>13.08</text:p>
          </table:table-cell>
          <table:table-cell office:value-type="float" office:value="588128" table:style-name="ce153">
            <text:p>588,128</text:p>
          </table:table-cell>
          <table:table-cell office:value-type="float" office:value="305439" table:style-name="ce153">
            <text:p>305,439</text:p>
          </table:table-cell>
          <table:table-cell office:value-type="float" office:value="282689" table:style-name="ce153">
            <text:p>282,689</text:p>
          </table:table-cell>
          <table:table-cell office:value-type="float" office:value="45.52" table:style-name="ce154">
            <text:p>45.52</text:p>
          </table:table-cell>
          <table:table-cell office:value-type="float" office:value="1017597" table:style-name="ce153">
            <text:p>1,017,597</text:p>
          </table:table-cell>
          <table:table-cell office:value-type="float" office:value="517311" table:style-name="ce153">
            <text:p>517,311</text:p>
          </table:table-cell>
          <table:table-cell office:value-type="float" office:value="500286" table:style-name="ce153">
            <text:p>500,286</text:p>
          </table:table-cell>
          <table:table-cell office:value-type="float" office:value="78.75" table:style-name="ce155">
            <text:p>78.75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南 投 縣</text:p>
          </table:table-cell>
          <table:table-cell office:value-type="float" office:value="515081" table:style-name="ce150">
            <text:p>515,081</text:p>
          </table:table-cell>
          <table:table-cell office:value-type="float" office:value="264298" table:style-name="ce151">
            <text:p>264,298</text:p>
          </table:table-cell>
          <table:table-cell office:value-type="float" office:value="250783" table:style-name="ce151">
            <text:p>250,783</text:p>
          </table:table-cell>
          <table:table-cell office:value-type="float" office:value="100" table:style-name="ce152">
            <text:p>100.00</text:p>
          </table:table-cell>
          <table:table-cell office:value-type="float" office:value="65249" table:style-name="ce153">
            <text:p>65,249</text:p>
          </table:table-cell>
          <table:table-cell office:value-type="float" office:value="33915" table:style-name="ce153">
            <text:p>33,915</text:p>
          </table:table-cell>
          <table:table-cell office:value-type="float" office:value="31334" table:style-name="ce153">
            <text:p>31,334</text:p>
          </table:table-cell>
          <table:table-cell office:value-type="float" office:value="12.67" table:style-name="ce154">
            <text:p>12.67</text:p>
          </table:table-cell>
          <table:table-cell office:value-type="float" office:value="374787" table:style-name="ce153">
            <text:p>374,787</text:p>
          </table:table-cell>
          <table:table-cell office:value-type="float" office:value="195254" table:style-name="ce153">
            <text:p>195,254</text:p>
          </table:table-cell>
          <table:table-cell office:value-type="float" office:value="179533" table:style-name="ce153">
            <text:p>179,533</text:p>
          </table:table-cell>
          <table:table-cell office:value-type="float" office:value="72.760000000000005" table:style-name="ce154">
            <text:p>72.76</text:p>
          </table:table-cell>
          <table:table-cell office:value-type="float" office:value="75045" table:style-name="ce153">
            <text:p>75,045</text:p>
          </table:table-cell>
          <table:table-cell office:value-type="float" office:value="35129" table:style-name="ce153">
            <text:p>35,129</text:p>
          </table:table-cell>
          <table:table-cell office:value-type="float" office:value="39916" table:style-name="ce153">
            <text:p>39,916</text:p>
          </table:table-cell>
          <table:table-cell office:value-type="float" office:value="14.57" table:style-name="ce154">
            <text:p>14.57</text:p>
          </table:table-cell>
          <table:table-cell office:value-type="float" office:value="226280" table:style-name="ce153">
            <text:p>226,280</text:p>
          </table:table-cell>
          <table:table-cell office:value-type="float" office:value="118178" table:style-name="ce153">
            <text:p>118,178</text:p>
          </table:table-cell>
          <table:table-cell office:value-type="float" office:value="108102" table:style-name="ce153">
            <text:p>108,102</text:p>
          </table:table-cell>
          <table:table-cell office:value-type="float" office:value="43.93" table:style-name="ce154">
            <text:p>43.93</text:p>
          </table:table-cell>
          <table:table-cell office:value-type="float" office:value="415478" table:style-name="ce153">
            <text:p>415,478</text:p>
          </table:table-cell>
          <table:table-cell office:value-type="float" office:value="212690" table:style-name="ce153">
            <text:p>212,690</text:p>
          </table:table-cell>
          <table:table-cell office:value-type="float" office:value="202788" table:style-name="ce153">
            <text:p>202,788</text:p>
          </table:table-cell>
          <table:table-cell office:value-type="float" office:value="80.66" table:style-name="ce155">
            <text:p>80.66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雲 林 縣</text:p>
          </table:table-cell>
          <table:table-cell office:value-type="float" office:value="706688" table:style-name="ce150">
            <text:p>706,688</text:p>
          </table:table-cell>
          <table:table-cell office:value-type="float" office:value="367643" table:style-name="ce151">
            <text:p>367,643</text:p>
          </table:table-cell>
          <table:table-cell office:value-type="float" office:value="339045" table:style-name="ce151">
            <text:p>339,045</text:p>
          </table:table-cell>
          <table:table-cell office:value-type="float" office:value="100" table:style-name="ce152">
            <text:p>100.00</text:p>
          </table:table-cell>
          <table:table-cell office:value-type="float" office:value="93837" table:style-name="ce153">
            <text:p>93,837</text:p>
          </table:table-cell>
          <table:table-cell office:value-type="float" office:value="49297" table:style-name="ce153">
            <text:p>49,297</text:p>
          </table:table-cell>
          <table:table-cell office:value-type="float" office:value="44540" table:style-name="ce153">
            <text:p>44,540</text:p>
          </table:table-cell>
          <table:table-cell office:value-type="float" office:value="13.28" table:style-name="ce154">
            <text:p>13.28</text:p>
          </table:table-cell>
          <table:table-cell office:value-type="float" office:value="499836" table:style-name="ce153">
            <text:p>499,836</text:p>
          </table:table-cell>
          <table:table-cell office:value-type="float" office:value="267384" table:style-name="ce153">
            <text:p>267,384</text:p>
          </table:table-cell>
          <table:table-cell office:value-type="float" office:value="232452" table:style-name="ce153">
            <text:p>232,452</text:p>
          </table:table-cell>
          <table:table-cell office:value-type="float" office:value="70.73" table:style-name="ce154">
            <text:p>70.73</text:p>
          </table:table-cell>
          <table:table-cell office:value-type="float" office:value="113015" table:style-name="ce153">
            <text:p>113,015</text:p>
          </table:table-cell>
          <table:table-cell office:value-type="float" office:value="50962" table:style-name="ce153">
            <text:p>50,962</text:p>
          </table:table-cell>
          <table:table-cell office:value-type="float" office:value="62053" table:style-name="ce153">
            <text:p>62,053</text:p>
          </table:table-cell>
          <table:table-cell office:value-type="float" office:value="15.99" table:style-name="ce154">
            <text:p>15.99</text:p>
          </table:table-cell>
          <table:table-cell office:value-type="float" office:value="308589" table:style-name="ce153">
            <text:p>308,589</text:p>
          </table:table-cell>
          <table:table-cell office:value-type="float" office:value="163869" table:style-name="ce153">
            <text:p>163,869</text:p>
          </table:table-cell>
          <table:table-cell office:value-type="float" office:value="144720" table:style-name="ce153">
            <text:p>144,720</text:p>
          </table:table-cell>
          <table:table-cell office:value-type="float" office:value="43.67" table:style-name="ce154">
            <text:p>43.67</text:p>
          </table:table-cell>
          <table:table-cell office:value-type="float" office:value="567465" table:style-name="ce153">
            <text:p>567,465</text:p>
          </table:table-cell>
          <table:table-cell office:value-type="float" office:value="294407" table:style-name="ce153">
            <text:p>294,407</text:p>
          </table:table-cell>
          <table:table-cell office:value-type="float" office:value="273058" table:style-name="ce153">
            <text:p>273,058</text:p>
          </table:table-cell>
          <table:table-cell office:value-type="float" office:value="80.3" table:style-name="ce155">
            <text:p>80.30</text:p>
          </table:table-cell>
          <table:table-cell table:number-columns-repeated="16359" table:style-name="ce133"/>
        </table:table-row>
        <table:table-row table:style-name="ro40">
          <table:table-cell office:value-type="string" table:style-name="ce149">
            <text:p>嘉 義 縣</text:p>
          </table:table-cell>
          <table:table-cell office:value-type="float" office:value="526028" table:style-name="ce150">
            <text:p>526,028</text:p>
          </table:table-cell>
          <table:table-cell office:value-type="float" office:value="273958" table:style-name="ce151">
            <text:p>273,958</text:p>
          </table:table-cell>
          <table:table-cell office:value-type="float" office:value="252070" table:style-name="ce151">
            <text:p>252,070</text:p>
          </table:table-cell>
          <table:table-cell office:value-type="float" office:value="100" table:style-name="ce152">
            <text:p>100.00</text:p>
          </table:table-cell>
          <table:table-cell office:value-type="float" office:value="60548" table:style-name="ce153">
            <text:p>60,548</text:p>
          </table:table-cell>
          <table:table-cell office:value-type="float" office:value="31746" table:style-name="ce153">
            <text:p>31,746</text:p>
          </table:table-cell>
          <table:table-cell office:value-type="float" office:value="28802" table:style-name="ce153">
            <text:p>28,802</text:p>
          </table:table-cell>
          <table:table-cell office:value-type="float" office:value="11.51" table:style-name="ce154">
            <text:p>11.51</text:p>
          </table:table-cell>
          <table:table-cell office:value-type="float" office:value="377490" table:style-name="ce153">
            <text:p>377,490</text:p>
          </table:table-cell>
          <table:table-cell office:value-type="float" office:value="202354" table:style-name="ce153">
            <text:p>202,354</text:p>
          </table:table-cell>
          <table:table-cell office:value-type="float" office:value="175136" table:style-name="ce153">
            <text:p>175,136</text:p>
          </table:table-cell>
          <table:table-cell office:value-type="float" office:value="71.760000000000005" table:style-name="ce154">
            <text:p>71.76</text:p>
          </table:table-cell>
          <table:table-cell office:value-type="float" office:value="87990" table:style-name="ce153">
            <text:p>87,990</text:p>
          </table:table-cell>
          <table:table-cell office:value-type="float" office:value="39858" table:style-name="ce153">
            <text:p>39,858</text:p>
          </table:table-cell>
          <table:table-cell office:value-type="float" office:value="48132" table:style-name="ce153">
            <text:p>48,132</text:p>
          </table:table-cell>
          <table:table-cell office:value-type="float" office:value="16.73" table:style-name="ce154">
            <text:p>16.73</text:p>
          </table:table-cell>
          <table:table-cell office:value-type="float" office:value="227623" table:style-name="ce153">
            <text:p>227,623</text:p>
          </table:table-cell>
          <table:table-cell office:value-type="float" office:value="121055" table:style-name="ce153">
            <text:p>121,055</text:p>
          </table:table-cell>
          <table:table-cell office:value-type="float" office:value="106568" table:style-name="ce153">
            <text:p>106,568</text:p>
          </table:table-cell>
          <table:table-cell office:value-type="float" office:value="43.27" table:style-name="ce154">
            <text:p>43.27</text:p>
          </table:table-cell>
          <table:table-cell office:value-type="float" office:value="432211" table:style-name="ce153">
            <text:p>432,211</text:p>
          </table:table-cell>
          <table:table-cell office:value-type="float" office:value="224864" table:style-name="ce153">
            <text:p>224,864</text:p>
          </table:table-cell>
          <table:table-cell office:value-type="float" office:value="207347" table:style-name="ce153">
            <text:p>207,347</text:p>
          </table:table-cell>
          <table:table-cell office:value-type="float" office:value="82.17" table:style-name="ce155">
            <text:p>82.17</text:p>
          </table:table-cell>
          <table:table-cell table:number-columns-repeated="16359" table:style-name="ce133"/>
        </table:table-row>
        <table:table-row table:style-name="ro41">
          <table:table-cell office:value-type="string" table:style-name="ce149">
            <text:p>屏 東 縣</text:p>
          </table:table-cell>
          <table:table-cell office:value-type="float" office:value="849326" table:style-name="ce150">
            <text:p>849,326</text:p>
          </table:table-cell>
          <table:table-cell office:value-type="float" office:value="435288" table:style-name="ce151">
            <text:p>435,288</text:p>
          </table:table-cell>
          <table:table-cell office:value-type="float" office:value="414038" table:style-name="ce151">
            <text:p>414,038</text:p>
          </table:table-cell>
          <table:table-cell office:value-type="float" office:value="100" table:style-name="ce152">
            <text:p>100.00</text:p>
          </table:table-cell>
          <table:table-cell office:value-type="float" office:value="103612" table:style-name="ce153">
            <text:p>103,612</text:p>
          </table:table-cell>
          <table:table-cell office:value-type="float" office:value="54069" table:style-name="ce153">
            <text:p>54,069</text:p>
          </table:table-cell>
          <table:table-cell office:value-type="float" office:value="49543" table:style-name="ce153">
            <text:p>49,543</text:p>
          </table:table-cell>
          <table:table-cell office:value-type="float" office:value="12.2" table:style-name="ce154">
            <text:p>12.20</text:p>
          </table:table-cell>
          <table:table-cell office:value-type="float" office:value="628233" table:style-name="ce153">
            <text:p>628,233</text:p>
          </table:table-cell>
          <table:table-cell office:value-type="float" office:value="325497" table:style-name="ce153">
            <text:p>325,497</text:p>
          </table:table-cell>
          <table:table-cell office:value-type="float" office:value="302736" table:style-name="ce153">
            <text:p>302,736</text:p>
          </table:table-cell>
          <table:table-cell office:value-type="float" office:value="73.97" table:style-name="ce154">
            <text:p>73.97</text:p>
          </table:table-cell>
          <table:table-cell office:value-type="float" office:value="117481" table:style-name="ce153">
            <text:p>117,481</text:p>
          </table:table-cell>
          <table:table-cell office:value-type="float" office:value="55722" table:style-name="ce153">
            <text:p>55,722</text:p>
          </table:table-cell>
          <table:table-cell office:value-type="float" office:value="61759" table:style-name="ce153">
            <text:p>61,759</text:p>
          </table:table-cell>
          <table:table-cell office:value-type="float" office:value="13.83" table:style-name="ce154">
            <text:p>13.83</text:p>
          </table:table-cell>
          <table:table-cell office:value-type="float" office:value="380974" table:style-name="ce153">
            <text:p>380,974</text:p>
          </table:table-cell>
          <table:table-cell office:value-type="float" office:value="198586" table:style-name="ce153">
            <text:p>198,586</text:p>
          </table:table-cell>
          <table:table-cell office:value-type="float" office:value="182388" table:style-name="ce153">
            <text:p>182,388</text:p>
          </table:table-cell>
          <table:table-cell office:value-type="float" office:value="44.86" table:style-name="ce154">
            <text:p>44.86</text:p>
          </table:table-cell>
          <table:table-cell office:value-type="float" office:value="688845" table:style-name="ce153">
            <text:p>688,845</text:p>
          </table:table-cell>
          <table:table-cell office:value-type="float" office:value="351462" table:style-name="ce153">
            <text:p>351,462</text:p>
          </table:table-cell>
          <table:table-cell office:value-type="float" office:value="337383" table:style-name="ce153">
            <text:p>337,383</text:p>
          </table:table-cell>
          <table:table-cell office:value-type="float" office:value="81.099999999999994" table:style-name="ce155">
            <text:p>81.10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臺 東 縣</text:p>
          </table:table-cell>
          <table:table-cell office:value-type="float" office:value="224931" table:style-name="ce150">
            <text:p>224,931</text:p>
          </table:table-cell>
          <table:table-cell office:value-type="float" office:value="116730" table:style-name="ce151">
            <text:p>116,730</text:p>
          </table:table-cell>
          <table:table-cell office:value-type="float" office:value="108201" table:style-name="ce151">
            <text:p>108,201</text:p>
          </table:table-cell>
          <table:table-cell office:value-type="float" office:value="100" table:style-name="ce152">
            <text:p>100.00</text:p>
          </table:table-cell>
          <table:table-cell office:value-type="float" office:value="30025" table:style-name="ce153">
            <text:p>30,025</text:p>
          </table:table-cell>
          <table:table-cell office:value-type="float" office:value="15716" table:style-name="ce153">
            <text:p>15,716</text:p>
          </table:table-cell>
          <table:table-cell office:value-type="float" office:value="14309" table:style-name="ce153">
            <text:p>14,309</text:p>
          </table:table-cell>
          <table:table-cell office:value-type="float" office:value="13.35" table:style-name="ce154">
            <text:p>13.35</text:p>
          </table:table-cell>
          <table:table-cell office:value-type="float" office:value="163575" table:style-name="ce153">
            <text:p>163,575</text:p>
          </table:table-cell>
          <table:table-cell office:value-type="float" office:value="86357" table:style-name="ce153">
            <text:p>86,357</text:p>
          </table:table-cell>
          <table:table-cell office:value-type="float" office:value="77218" table:style-name="ce153">
            <text:p>77,218</text:p>
          </table:table-cell>
          <table:table-cell office:value-type="float" office:value="72.72" table:style-name="ce154">
            <text:p>72.72</text:p>
          </table:table-cell>
          <table:table-cell office:value-type="float" office:value="31331" table:style-name="ce153">
            <text:p>31,331</text:p>
          </table:table-cell>
          <table:table-cell office:value-type="float" office:value="14657" table:style-name="ce153">
            <text:p>14,657</text:p>
          </table:table-cell>
          <table:table-cell office:value-type="float" office:value="16674" table:style-name="ce153">
            <text:p>16,674</text:p>
          </table:table-cell>
          <table:table-cell office:value-type="float" office:value="13.93" table:style-name="ce154">
            <text:p>13.93</text:p>
          </table:table-cell>
          <table:table-cell office:value-type="float" office:value="99674" table:style-name="ce153">
            <text:p>99,674</text:p>
          </table:table-cell>
          <table:table-cell office:value-type="float" office:value="53364" table:style-name="ce153">
            <text:p>53,364</text:p>
          </table:table-cell>
          <table:table-cell office:value-type="float" office:value="46310" table:style-name="ce153">
            <text:p>46,310</text:p>
          </table:table-cell>
          <table:table-cell office:value-type="float" office:value="44.31" table:style-name="ce154">
            <text:p>44.31</text:p>
          </table:table-cell>
          <table:table-cell office:value-type="float" office:value="180084" table:style-name="ce153">
            <text:p>180,084</text:p>
          </table:table-cell>
          <table:table-cell office:value-type="float" office:value="93361" table:style-name="ce153">
            <text:p>93,361</text:p>
          </table:table-cell>
          <table:table-cell office:value-type="float" office:value="86723" table:style-name="ce153">
            <text:p>86,723</text:p>
          </table:table-cell>
          <table:table-cell office:value-type="float" office:value="80.06" table:style-name="ce155">
            <text:p>80.06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花 蓮 縣</text:p>
          </table:table-cell>
          <table:table-cell office:value-type="float" office:value="333531" table:style-name="ce150">
            <text:p>333,531</text:p>
          </table:table-cell>
          <table:table-cell office:value-type="float" office:value="170468" table:style-name="ce151">
            <text:p>170,468</text:p>
          </table:table-cell>
          <table:table-cell office:value-type="float" office:value="163063" table:style-name="ce151">
            <text:p>163,063</text:p>
          </table:table-cell>
          <table:table-cell office:value-type="float" office:value="100" table:style-name="ce152">
            <text:p>100.00</text:p>
          </table:table-cell>
          <table:table-cell office:value-type="float" office:value="44122" table:style-name="ce153">
            <text:p>44,122</text:p>
          </table:table-cell>
          <table:table-cell office:value-type="float" office:value="23070" table:style-name="ce153">
            <text:p>23,070</text:p>
          </table:table-cell>
          <table:table-cell office:value-type="float" office:value="21052" table:style-name="ce153">
            <text:p>21,052</text:p>
          </table:table-cell>
          <table:table-cell office:value-type="float" office:value="13.23" table:style-name="ce154">
            <text:p>13.23</text:p>
          </table:table-cell>
          <table:table-cell office:value-type="float" office:value="244534" table:style-name="ce153">
            <text:p>244,534</text:p>
          </table:table-cell>
          <table:table-cell office:value-type="float" office:value="126168" table:style-name="ce153">
            <text:p>126,168</text:p>
          </table:table-cell>
          <table:table-cell office:value-type="float" office:value="118366" table:style-name="ce153">
            <text:p>118,366</text:p>
          </table:table-cell>
          <table:table-cell office:value-type="float" office:value="73.319999999999993" table:style-name="ce154">
            <text:p>73.32</text:p>
          </table:table-cell>
          <table:table-cell office:value-type="float" office:value="44875" table:style-name="ce153">
            <text:p>44,875</text:p>
          </table:table-cell>
          <table:table-cell office:value-type="float" office:value="21230" table:style-name="ce153">
            <text:p>21,230</text:p>
          </table:table-cell>
          <table:table-cell office:value-type="float" office:value="23645" table:style-name="ce153">
            <text:p>23,645</text:p>
          </table:table-cell>
          <table:table-cell office:value-type="float" office:value="13.45" table:style-name="ce154">
            <text:p>13.45</text:p>
          </table:table-cell>
          <table:table-cell office:value-type="float" office:value="148278" table:style-name="ce153">
            <text:p>148,278</text:p>
          </table:table-cell>
          <table:table-cell office:value-type="float" office:value="77159" table:style-name="ce153">
            <text:p>77,159</text:p>
          </table:table-cell>
          <table:table-cell office:value-type="float" office:value="71119" table:style-name="ce153">
            <text:p>71,119</text:p>
          </table:table-cell>
          <table:table-cell office:value-type="float" office:value="44.46" table:style-name="ce154">
            <text:p>44.46</text:p>
          </table:table-cell>
          <table:table-cell office:value-type="float" office:value="266975" table:style-name="ce153">
            <text:p>266,975</text:p>
          </table:table-cell>
          <table:table-cell office:value-type="float" office:value="135747" table:style-name="ce153">
            <text:p>135,747</text:p>
          </table:table-cell>
          <table:table-cell office:value-type="float" office:value="131228" table:style-name="ce153">
            <text:p>131,228</text:p>
          </table:table-cell>
          <table:table-cell office:value-type="float" office:value="80.05" table:style-name="ce155">
            <text:p>80.05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澎 湖 縣</text:p>
          </table:table-cell>
          <table:table-cell office:value-type="float" office:value="101482" table:style-name="ce150">
            <text:p>101,482</text:p>
          </table:table-cell>
          <table:table-cell office:value-type="float" office:value="52239" table:style-name="ce151">
            <text:p>52,239</text:p>
          </table:table-cell>
          <table:table-cell office:value-type="float" office:value="49243" table:style-name="ce151">
            <text:p>49,243</text:p>
          </table:table-cell>
          <table:table-cell office:value-type="float" office:value="100" table:style-name="ce152">
            <text:p>100.00</text:p>
          </table:table-cell>
          <table:table-cell office:value-type="float" office:value="12156" table:style-name="ce153">
            <text:p>12,156</text:p>
          </table:table-cell>
          <table:table-cell office:value-type="float" office:value="6353" table:style-name="ce153">
            <text:p>6,353</text:p>
          </table:table-cell>
          <table:table-cell office:value-type="float" office:value="5803" table:style-name="ce153">
            <text:p>5,803</text:p>
          </table:table-cell>
          <table:table-cell office:value-type="float" office:value="11.98" table:style-name="ce154">
            <text:p>11.98</text:p>
          </table:table-cell>
          <table:table-cell office:value-type="float" office:value="74740" table:style-name="ce153">
            <text:p>74,740</text:p>
          </table:table-cell>
          <table:table-cell office:value-type="float" office:value="39128" table:style-name="ce153">
            <text:p>39,128</text:p>
          </table:table-cell>
          <table:table-cell office:value-type="float" office:value="35612" table:style-name="ce153">
            <text:p>35,612</text:p>
          </table:table-cell>
          <table:table-cell office:value-type="float" office:value="73.650000000000006" table:style-name="ce154">
            <text:p>73.65</text:p>
          </table:table-cell>
          <table:table-cell office:value-type="float" office:value="14586" table:style-name="ce153">
            <text:p>14,586</text:p>
          </table:table-cell>
          <table:table-cell office:value-type="float" office:value="6758" table:style-name="ce153">
            <text:p>6,758</text:p>
          </table:table-cell>
          <table:table-cell office:value-type="float" office:value="7828" table:style-name="ce153">
            <text:p>7,828</text:p>
          </table:table-cell>
          <table:table-cell office:value-type="float" office:value="14.37" table:style-name="ce154">
            <text:p>14.37</text:p>
          </table:table-cell>
          <table:table-cell office:value-type="float" office:value="47407" table:style-name="ce153">
            <text:p>47,407</text:p>
          </table:table-cell>
          <table:table-cell office:value-type="float" office:value="24743" table:style-name="ce153">
            <text:p>24,743</text:p>
          </table:table-cell>
          <table:table-cell office:value-type="float" office:value="22664" table:style-name="ce153">
            <text:p>22,664</text:p>
          </table:table-cell>
          <table:table-cell office:value-type="float" office:value="46.71" table:style-name="ce154">
            <text:p>46.71</text:p>
          </table:table-cell>
          <table:table-cell office:value-type="float" office:value="82814" table:style-name="ce153">
            <text:p>82,814</text:p>
          </table:table-cell>
          <table:table-cell office:value-type="float" office:value="42492" table:style-name="ce153">
            <text:p>42,492</text:p>
          </table:table-cell>
          <table:table-cell office:value-type="float" office:value="40322" table:style-name="ce153">
            <text:p>40,322</text:p>
          </table:table-cell>
          <table:table-cell office:value-type="float" office:value="81.599999999999994" table:style-name="ce155">
            <text:p>81.60</text:p>
          </table:table-cell>
          <table:table-cell table:number-columns-repeated="16359" table:style-name="ce133"/>
        </table:table-row>
        <table:table-row table:style-name="ro26">
          <table:table-cell office:value-type="string" table:style-name="ce149">
            <text:p>基 隆 市</text:p>
          </table:table-cell>
          <table:table-cell office:value-type="float" office:value="373597" table:style-name="ce150">
            <text:p>373,597</text:p>
          </table:table-cell>
          <table:table-cell office:value-type="float" office:value="187900" table:style-name="ce151">
            <text:p>187,900</text:p>
          </table:table-cell>
          <table:table-cell office:value-type="float" office:value="185697" table:style-name="ce151">
            <text:p>185,697</text:p>
          </table:table-cell>
          <table:table-cell office:value-type="float" office:value="100" table:style-name="ce152">
            <text:p>100.00</text:p>
          </table:table-cell>
          <table:table-cell office:value-type="float" office:value="43934" table:style-name="ce153">
            <text:p>43,934</text:p>
          </table:table-cell>
          <table:table-cell office:value-type="float" office:value="22851" table:style-name="ce153">
            <text:p>22,851</text:p>
          </table:table-cell>
          <table:table-cell office:value-type="float" office:value="21083" table:style-name="ce153">
            <text:p>21,083</text:p>
          </table:table-cell>
          <table:table-cell office:value-type="float" office:value="11.76" table:style-name="ce154">
            <text:p>11.76</text:p>
          </table:table-cell>
          <table:table-cell office:value-type="float" office:value="283388" table:style-name="ce153">
            <text:p>283,388</text:p>
          </table:table-cell>
          <table:table-cell office:value-type="float" office:value="143778" table:style-name="ce153">
            <text:p>143,778</text:p>
          </table:table-cell>
          <table:table-cell office:value-type="float" office:value="139610" table:style-name="ce153">
            <text:p>139,610</text:p>
          </table:table-cell>
          <table:table-cell office:value-type="float" office:value="75.849999999999994" table:style-name="ce154">
            <text:p>75.85</text:p>
          </table:table-cell>
          <table:table-cell office:value-type="float" office:value="46275" table:style-name="ce153">
            <text:p>46,275</text:p>
          </table:table-cell>
          <table:table-cell office:value-type="float" office:value="21271" table:style-name="ce153">
            <text:p>21,271</text:p>
          </table:table-cell>
          <table:table-cell office:value-type="float" office:value="25004" table:style-name="ce153">
            <text:p>25,004</text:p>
          </table:table-cell>
          <table:table-cell office:value-type="float" office:value="12.39" table:style-name="ce154">
            <text:p>12.39</text:p>
          </table:table-cell>
          <table:table-cell office:value-type="float" office:value="169690" table:style-name="ce153">
            <text:p>169,690</text:p>
          </table:table-cell>
          <table:table-cell office:value-type="float" office:value="86829" table:style-name="ce153">
            <text:p>86,829</text:p>
          </table:table-cell>
          <table:table-cell office:value-type="float" office:value="82861" table:style-name="ce153">
            <text:p>82,861</text:p>
          </table:table-cell>
          <table:table-cell office:value-type="float" office:value="45.42" table:style-name="ce154">
            <text:p>45.42</text:p>
          </table:table-cell>
          <table:table-cell office:value-type="float" office:value="304786" table:style-name="ce153">
            <text:p>304,786</text:p>
          </table:table-cell>
          <table:table-cell office:value-type="float" office:value="152084" table:style-name="ce153">
            <text:p>152,084</text:p>
          </table:table-cell>
          <table:table-cell office:value-type="float" office:value="152702" table:style-name="ce153">
            <text:p>152,702</text:p>
          </table:table-cell>
          <table:table-cell office:value-type="float" office:value="81.58" table:style-name="ce155">
            <text:p>81.58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新 竹 市</text:p>
          </table:table-cell>
          <table:table-cell office:value-type="float" office:value="431029" table:style-name="ce150">
            <text:p>431,029</text:p>
          </table:table-cell>
          <table:table-cell office:value-type="float" office:value="213443" table:style-name="ce151">
            <text:p>213,443</text:p>
          </table:table-cell>
          <table:table-cell office:value-type="float" office:value="217586" table:style-name="ce151">
            <text:p>217,586</text:p>
          </table:table-cell>
          <table:table-cell office:value-type="float" office:value="100" table:style-name="ce152">
            <text:p>100.00</text:p>
          </table:table-cell>
          <table:table-cell office:value-type="float" office:value="78043" table:style-name="ce153">
            <text:p>78,043</text:p>
          </table:table-cell>
          <table:table-cell office:value-type="float" office:value="40785" table:style-name="ce153">
            <text:p>40,785</text:p>
          </table:table-cell>
          <table:table-cell office:value-type="float" office:value="37258" table:style-name="ce153">
            <text:p>37,258</text:p>
          </table:table-cell>
          <table:table-cell office:value-type="float" office:value="18.11" table:style-name="ce154">
            <text:p>18.11</text:p>
          </table:table-cell>
          <table:table-cell office:value-type="float" office:value="309809" table:style-name="ce153">
            <text:p>309,809</text:p>
          </table:table-cell>
          <table:table-cell office:value-type="float" office:value="153001" table:style-name="ce153">
            <text:p>153,001</text:p>
          </table:table-cell>
          <table:table-cell office:value-type="float" office:value="156808" table:style-name="ce153">
            <text:p>156,808</text:p>
          </table:table-cell>
          <table:table-cell office:value-type="float" office:value="71.88" table:style-name="ce154">
            <text:p>71.88</text:p>
          </table:table-cell>
          <table:table-cell office:value-type="float" office:value="43177" table:style-name="ce153">
            <text:p>43,177</text:p>
          </table:table-cell>
          <table:table-cell office:value-type="float" office:value="19657" table:style-name="ce153">
            <text:p>19,657</text:p>
          </table:table-cell>
          <table:table-cell office:value-type="float" office:value="23520" table:style-name="ce153">
            <text:p>23,520</text:p>
          </table:table-cell>
          <table:table-cell office:value-type="float" office:value="10.02" table:style-name="ce154">
            <text:p>10.02</text:p>
          </table:table-cell>
          <table:table-cell office:value-type="float" office:value="203068" table:style-name="ce153">
            <text:p>203,068</text:p>
          </table:table-cell>
          <table:table-cell office:value-type="float" office:value="100068" table:style-name="ce153">
            <text:p>100,068</text:p>
          </table:table-cell>
          <table:table-cell office:value-type="float" office:value="103000" table:style-name="ce153">
            <text:p>103,000</text:p>
          </table:table-cell>
          <table:table-cell office:value-type="float" office:value="47.11" table:style-name="ce154">
            <text:p>47.11</text:p>
          </table:table-cell>
          <table:table-cell office:value-type="float" office:value="324570" table:style-name="ce153">
            <text:p>324,570</text:p>
          </table:table-cell>
          <table:table-cell office:value-type="float" office:value="157937" table:style-name="ce153">
            <text:p>157,937</text:p>
          </table:table-cell>
          <table:table-cell office:value-type="float" office:value="166633" table:style-name="ce153">
            <text:p>166,633</text:p>
          </table:table-cell>
          <table:table-cell office:value-type="float" office:value="75.3" table:style-name="ce155">
            <text:p>75.30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嘉 義 市</text:p>
          </table:table-cell>
          <table:table-cell office:value-type="float" office:value="270826" table:style-name="ce150">
            <text:p>270,826</text:p>
          </table:table-cell>
          <table:table-cell office:value-type="float" office:value="132414" table:style-name="ce151">
            <text:p>132,414</text:p>
          </table:table-cell>
          <table:table-cell office:value-type="float" office:value="138412" table:style-name="ce151">
            <text:p>138,412</text:p>
          </table:table-cell>
          <table:table-cell office:value-type="float" office:value="100" table:style-name="ce152">
            <text:p>100.00</text:p>
          </table:table-cell>
          <table:table-cell office:value-type="float" office:value="41672" table:style-name="ce153">
            <text:p>41,672</text:p>
          </table:table-cell>
          <table:table-cell office:value-type="float" office:value="21882" table:style-name="ce153">
            <text:p>21,882</text:p>
          </table:table-cell>
          <table:table-cell office:value-type="float" office:value="19790" table:style-name="ce153">
            <text:p>19,790</text:p>
          </table:table-cell>
          <table:table-cell office:value-type="float" office:value="15.39" table:style-name="ce154">
            <text:p>15.39</text:p>
          </table:table-cell>
          <table:table-cell office:value-type="float" office:value="196177" table:style-name="ce153">
            <text:p>196,177</text:p>
          </table:table-cell>
          <table:table-cell office:value-type="float" office:value="95700" table:style-name="ce153">
            <text:p>95,700</text:p>
          </table:table-cell>
          <table:table-cell office:value-type="float" office:value="100477" table:style-name="ce153">
            <text:p>100,477</text:p>
          </table:table-cell>
          <table:table-cell office:value-type="float" office:value="72.44" table:style-name="ce154">
            <text:p>72.44</text:p>
          </table:table-cell>
          <table:table-cell office:value-type="float" office:value="32977" table:style-name="ce153">
            <text:p>32,977</text:p>
          </table:table-cell>
          <table:table-cell office:value-type="float" office:value="14832" table:style-name="ce153">
            <text:p>14,832</text:p>
          </table:table-cell>
          <table:table-cell office:value-type="float" office:value="18145" table:style-name="ce153">
            <text:p>18,145</text:p>
          </table:table-cell>
          <table:table-cell office:value-type="float" office:value="12.18" table:style-name="ce154">
            <text:p>12.18</text:p>
          </table:table-cell>
          <table:table-cell office:value-type="float" office:value="121210" table:style-name="ce153">
            <text:p>121,210</text:p>
          </table:table-cell>
          <table:table-cell office:value-type="float" office:value="58867" table:style-name="ce153">
            <text:p>58,867</text:p>
          </table:table-cell>
          <table:table-cell office:value-type="float" office:value="62343" table:style-name="ce153">
            <text:p>62,343</text:p>
          </table:table-cell>
          <table:table-cell office:value-type="float" office:value="44.76" table:style-name="ce154">
            <text:p>44.76</text:p>
          </table:table-cell>
          <table:table-cell office:value-type="float" office:value="209286" table:style-name="ce153">
            <text:p>209,286</text:p>
          </table:table-cell>
          <table:table-cell office:value-type="float" office:value="100330" table:style-name="ce153">
            <text:p>100,330</text:p>
          </table:table-cell>
          <table:table-cell office:value-type="float" office:value="108956" table:style-name="ce153">
            <text:p>108,956</text:p>
          </table:table-cell>
          <table:table-cell office:value-type="float" office:value="77.28" table:style-name="ce155">
            <text:p>77.28</text:p>
          </table:table-cell>
          <table:table-cell table:number-columns-repeated="16359" table:style-name="ce133"/>
        </table:table-row>
        <table:table-row table:style-name="ro41">
          <table:table-cell office:value-type="string" table:style-name="ce144">
            <text:p>福 建 省</text:p>
          </table:table-cell>
          <table:table-cell office:value-type="float" office:value="138637" table:style-name="ce156">
            <text:p>138,637</text:p>
          </table:table-cell>
          <table:table-cell office:value-type="float" office:value="70432" table:style-name="ce157">
            <text:p>70,432</text:p>
          </table:table-cell>
          <table:table-cell office:value-type="float" office:value="68205" table:style-name="ce157">
            <text:p>68,205</text:p>
          </table:table-cell>
          <table:table-cell office:value-type="float" office:value="100" table:style-name="ce158">
            <text:p>100.00</text:p>
          </table:table-cell>
          <table:table-cell office:value-type="float" office:value="15323" table:style-name="ce146">
            <text:p>15,323</text:p>
          </table:table-cell>
          <table:table-cell office:value-type="float" office:value="7966" table:style-name="ce146">
            <text:p>7,966</text:p>
          </table:table-cell>
          <table:table-cell office:value-type="float" office:value="7357" table:style-name="ce146">
            <text:p>7,357</text:p>
          </table:table-cell>
          <table:table-cell office:value-type="float" office:value="11.05" table:style-name="ce147">
            <text:p>11.05</text:p>
          </table:table-cell>
          <table:table-cell office:value-type="float" office:value="108014" table:style-name="ce146">
            <text:p>108,014</text:p>
          </table:table-cell>
          <table:table-cell office:value-type="float" office:value="55076" table:style-name="ce146">
            <text:p>55,076</text:p>
          </table:table-cell>
          <table:table-cell office:value-type="float" office:value="52938" table:style-name="ce146">
            <text:p>52,938</text:p>
          </table:table-cell>
          <table:table-cell office:value-type="float" office:value="77.91" table:style-name="ce147">
            <text:p>77.91</text:p>
          </table:table-cell>
          <table:table-cell office:value-type="float" office:value="15300" table:style-name="ce146">
            <text:p>15,300</text:p>
          </table:table-cell>
          <table:table-cell office:value-type="float" office:value="7390" table:style-name="ce146">
            <text:p>7,390</text:p>
          </table:table-cell>
          <table:table-cell office:value-type="float" office:value="7910" table:style-name="ce146">
            <text:p>7,910</text:p>
          </table:table-cell>
          <table:table-cell office:value-type="float" office:value="11.04" table:style-name="ce147">
            <text:p>11.04</text:p>
          </table:table-cell>
          <table:table-cell office:value-type="float" office:value="67370" table:style-name="ce146">
            <text:p>67,370</text:p>
          </table:table-cell>
          <table:table-cell office:value-type="float" office:value="34036" table:style-name="ce146">
            <text:p>34,036</text:p>
          </table:table-cell>
          <table:table-cell office:value-type="float" office:value="33334" table:style-name="ce146">
            <text:p>33,334</text:p>
          </table:table-cell>
          <table:table-cell office:value-type="float" office:value="48.59" table:style-name="ce147">
            <text:p>48.59</text:p>
          </table:table-cell>
          <table:table-cell office:value-type="float" office:value="114685" table:style-name="ce146">
            <text:p>114,685</text:p>
          </table:table-cell>
          <table:table-cell office:value-type="float" office:value="58146" table:style-name="ce146">
            <text:p>58,146</text:p>
          </table:table-cell>
          <table:table-cell office:value-type="float" office:value="56539" table:style-name="ce146">
            <text:p>56,539</text:p>
          </table:table-cell>
          <table:table-cell office:value-type="float" office:value="82.72" table:style-name="ce148">
            <text:p>82.72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金 門 縣</text:p>
          </table:table-cell>
          <table:table-cell office:value-type="float" office:value="126156" table:style-name="ce150">
            <text:p>126,156</text:p>
          </table:table-cell>
          <table:table-cell office:value-type="float" office:value="63297" table:style-name="ce151">
            <text:p>63,297</text:p>
          </table:table-cell>
          <table:table-cell office:value-type="float" office:value="62859" table:style-name="ce151">
            <text:p>62,859</text:p>
          </table:table-cell>
          <table:table-cell office:value-type="float" office:value="100" table:style-name="ce152">
            <text:p>100.00</text:p>
          </table:table-cell>
          <table:table-cell office:value-type="float" office:value="13728" table:style-name="ce153">
            <text:p>13,728</text:p>
          </table:table-cell>
          <table:table-cell office:value-type="float" office:value="7114" table:style-name="ce153">
            <text:p>7,114</text:p>
          </table:table-cell>
          <table:table-cell office:value-type="float" office:value="6614" table:style-name="ce153">
            <text:p>6,614</text:p>
          </table:table-cell>
          <table:table-cell office:value-type="float" office:value="10.88" table:style-name="ce154">
            <text:p>10.88</text:p>
          </table:table-cell>
          <table:table-cell office:value-type="float" office:value="98300" table:style-name="ce153">
            <text:p>98,300</text:p>
          </table:table-cell>
          <table:table-cell office:value-type="float" office:value="49394" table:style-name="ce153">
            <text:p>49,394</text:p>
          </table:table-cell>
          <table:table-cell office:value-type="float" office:value="48906" table:style-name="ce153">
            <text:p>48,906</text:p>
          </table:table-cell>
          <table:table-cell office:value-type="float" office:value="77.92" table:style-name="ce154">
            <text:p>77.92</text:p>
          </table:table-cell>
          <table:table-cell office:value-type="float" office:value="14128" table:style-name="ce153">
            <text:p>14,128</text:p>
          </table:table-cell>
          <table:table-cell office:value-type="float" office:value="6789" table:style-name="ce153">
            <text:p>6,789</text:p>
          </table:table-cell>
          <table:table-cell office:value-type="float" office:value="7339" table:style-name="ce153">
            <text:p>7,339</text:p>
          </table:table-cell>
          <table:table-cell office:value-type="float" office:value="11.2" table:style-name="ce154">
            <text:p>11.20</text:p>
          </table:table-cell>
          <table:table-cell office:value-type="float" office:value="61273" table:style-name="ce153">
            <text:p>61,273</text:p>
          </table:table-cell>
          <table:table-cell office:value-type="float" office:value="30500" table:style-name="ce153">
            <text:p>30,500</text:p>
          </table:table-cell>
          <table:table-cell office:value-type="float" office:value="30773" table:style-name="ce153">
            <text:p>30,773</text:p>
          </table:table-cell>
          <table:table-cell office:value-type="float" office:value="48.57" table:style-name="ce154">
            <text:p>48.57</text:p>
          </table:table-cell>
          <table:table-cell office:value-type="float" office:value="104516" table:style-name="ce153">
            <text:p>104,516</text:p>
          </table:table-cell>
          <table:table-cell office:value-type="float" office:value="52259" table:style-name="ce153">
            <text:p>52,259</text:p>
          </table:table-cell>
          <table:table-cell office:value-type="float" office:value="52257" table:style-name="ce153">
            <text:p>52,257</text:p>
          </table:table-cell>
          <table:table-cell office:value-type="float" office:value="82.85" table:style-name="ce155">
            <text:p>82.85</text:p>
          </table:table-cell>
          <table:table-cell table:number-columns-repeated="16359" table:style-name="ce133"/>
        </table:table-row>
        <table:table-row table:style-name="ro25">
          <table:table-cell office:value-type="string" table:style-name="ce149">
            <text:p>連 江 縣</text:p>
          </table:table-cell>
          <table:table-cell office:value-type="float" office:value="12481" table:style-name="ce150">
            <text:p>12,481</text:p>
          </table:table-cell>
          <table:table-cell office:value-type="float" office:value="7135" table:style-name="ce151">
            <text:p>7,135</text:p>
          </table:table-cell>
          <table:table-cell office:value-type="float" office:value="5346" table:style-name="ce151">
            <text:p>5,346</text:p>
          </table:table-cell>
          <table:table-cell office:value-type="float" office:value="100" table:style-name="ce152">
            <text:p>100.00</text:p>
          </table:table-cell>
          <table:table-cell office:value-type="float" office:value="1595" table:style-name="ce153">
            <text:p>1,595</text:p>
          </table:table-cell>
          <table:table-cell office:value-type="float" office:value="852" table:style-name="ce153">
            <text:p>852</text:p>
          </table:table-cell>
          <table:table-cell office:value-type="float" office:value="743" table:style-name="ce153">
            <text:p>743</text:p>
          </table:table-cell>
          <table:table-cell office:value-type="float" office:value="12.78" table:style-name="ce154">
            <text:p>12.78</text:p>
          </table:table-cell>
          <table:table-cell office:value-type="float" office:value="9714" table:style-name="ce153">
            <text:p>9,714</text:p>
          </table:table-cell>
          <table:table-cell office:value-type="float" office:value="5682" table:style-name="ce153">
            <text:p>5,682</text:p>
          </table:table-cell>
          <table:table-cell office:value-type="float" office:value="4032" table:style-name="ce153">
            <text:p>4,032</text:p>
          </table:table-cell>
          <table:table-cell office:value-type="float" office:value="77.83" table:style-name="ce154">
            <text:p>77.83</text:p>
          </table:table-cell>
          <table:table-cell office:value-type="float" office:value="1172" table:style-name="ce153">
            <text:p>1,172</text:p>
          </table:table-cell>
          <table:table-cell office:value-type="float" office:value="601" table:style-name="ce153">
            <text:p>601</text:p>
          </table:table-cell>
          <table:table-cell office:value-type="float" office:value="571" table:style-name="ce153">
            <text:p>571</text:p>
          </table:table-cell>
          <table:table-cell office:value-type="float" office:value="9.39" table:style-name="ce154">
            <text:p>9.39</text:p>
          </table:table-cell>
          <table:table-cell office:value-type="float" office:value="6097" table:style-name="ce153">
            <text:p>6,097</text:p>
          </table:table-cell>
          <table:table-cell office:value-type="float" office:value="3536" table:style-name="ce153">
            <text:p>3,536</text:p>
          </table:table-cell>
          <table:table-cell office:value-type="float" office:value="2561" table:style-name="ce153">
            <text:p>2,561</text:p>
          </table:table-cell>
          <table:table-cell office:value-type="float" office:value="48.85" table:style-name="ce154">
            <text:p>48.85</text:p>
          </table:table-cell>
          <table:table-cell office:value-type="float" office:value="10169" table:style-name="ce153">
            <text:p>10,169</text:p>
          </table:table-cell>
          <table:table-cell office:value-type="float" office:value="5887" table:style-name="ce153">
            <text:p>5,887</text:p>
          </table:table-cell>
          <table:table-cell office:value-type="float" office:value="4282" table:style-name="ce153">
            <text:p>4,282</text:p>
          </table:table-cell>
          <table:table-cell office:value-type="float" office:value="81.48" table:style-name="ce155">
            <text:p>81.48</text:p>
          </table:table-cell>
          <table:table-cell table:number-columns-repeated="16359" table:style-name="ce133"/>
        </table:table-row>
        <table:table-row table:style-name="ro42">
          <table:table-cell table:style-name="ce159"/>
          <table:table-cell table:style-name="ce160"/>
          <table:table-cell table:number-columns-repeated="6" table:style-name="ce161"/>
          <table:table-cell table:style-name="ce162"/>
          <table:table-cell table:number-columns-repeated="3" table:style-name="ce161"/>
          <table:table-cell table:style-name="ce162"/>
          <table:table-cell table:number-columns-repeated="3" table:style-name="ce161"/>
          <table:table-cell table:number-columns-repeated="3" table:style-name="ce162"/>
          <table:table-cell table:style-name="ce163"/>
          <table:table-cell table:style-name="ce162"/>
          <table:table-cell table:number-columns-repeated="3" table:style-name="ce164"/>
          <table:table-cell table:style-name="ce165"/>
          <table:table-cell table:number-columns-repeated="16359" table:style-name="ce166"/>
        </table:table-row>
        <table:table-row table:style-name="ro5">
          <table:table-cell table:style-name="ce167"/>
          <table:table-cell table:number-columns-repeated="23" table:style-name="ce166"/>
          <table:table-cell office:value-type="string" table:style-name="ce168">
            <text:p>內政部戶政司<text:span text:style-name="T7"><text:s/></text:span>民國<text:span text:style-name="T7">10</text:span><text:span text:style-name="T7">3</text:span>年<text:span text:style-name="T7">10</text:span>月<text:span text:style-name="T7">6</text:span>日編製</text:p>
          </table:table-cell>
          <table:table-cell table:number-columns-repeated="16359" table:style-name="ce166"/>
        </table:table-row>
        <table:table-row table:style-name="ro43">
          <table:table-cell table:style-name="ce169"/>
          <table:table-cell table:number-columns-repeated="16383" table:style-name="ce170"/>
        </table:table-row>
        <table:table-row table:number-rows-repeated="1048543" table:style-name="ro43">
          <table:table-cell table:number-columns-repeated="16384"/>
        </table:table-row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10.06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4">
          <table:table-cell table:style-name="ce1">
            <draw:frame draw:z-index="2" draw:id="id1" draw:style-name="a1" draw:name="Object 5" svg:x="0in" svg:y="0in" svg:width="6.675in" svg:height="9.75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5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5P0">
      <number:text>   </number:text>
      <number:number number:decimal-places="0" number:min-integer-digits="1" number:grouping="true"/>
    </number:number-style>
    <number:number-style style:name="N85P1">
      <number:text>－ 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95P0">
      <number:number number:decimal-places="2" number:min-integer-digits="1" number:grouping="true"/>
    </number:number-style>
    <number:number-style style:name="N95P1">
      <number:text>–</number:text>
      <number:number number:decimal-places="2" number:min-integer-digits="1" number:grouping="true"/>
    </number:number-style>
    <number:text-style style:name="N95">
      <number:text>—</number:text>
      <style:map style:condition="value()&gt;0" style:apply-style-name="N95P0"/>
      <style:map style:condition="value()&lt;0" style:apply-style-name="N95P1"/>
    </number:text-style>
    <number:number-style style:name="N104P0">
      <number:number number:decimal-places="0" number:min-integer-digits="1" number:grouping="true"/>
    </number:number-style>
    <number:number-style style:name="N104P1">
      <number:text>-</number:text>
      <number:number number:decimal-places="0" number:min-integer-digits="1" number:grouping="true"/>
    </number:number-style>
    <number:text-style style:name="N104">
      <number:text>－</number:text>
      <style:map style:condition="value()&gt;0" style:apply-style-name="N104P0"/>
      <style:map style:condition="value()&lt;0" style:apply-style-name="N104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9" style:display-name="一般_新表號04,05,速報3階段年齡-連結(公式)檔103.0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.196850393700787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0-06T03:51:06Z</meta:creation-date>
    <dc:date>2016-08-24T10:29:45Z</dc:date>
    <meta:print-date>2014-10-06T10:13:44Z</meta:print-date>
  </office:meta>
</office:document-meta>
</file>